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89pt"/>
    </style:style>
    <style:style style:name="co2" style:family="table-column">
      <style:table-column-properties fo:break-before="auto" style:column-width="89.26pt"/>
    </style:style>
    <style:style style:name="co3" style:family="table-column">
      <style:table-column-properties fo:break-before="auto" style:column-width="55.5pt"/>
    </style:style>
    <style:style style:name="co4" style:family="table-column">
      <style:table-column-properties fo:break-before="auto" style:column-width="46.8pt"/>
    </style:style>
    <style:style style:name="co5" style:family="table-column">
      <style:table-column-properties fo:break-before="auto" style:column-width="48.95pt"/>
    </style:style>
    <style:style style:name="co6" style:family="table-column">
      <style:table-column-properties fo:break-before="auto" style:column-width="68.5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64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2">
      <style:table-cell-properties fo:background-color="#33ff99" fo:border="0.06pt solid #000000"/>
    </style:style>
    <style:style style:name="ce12" style:family="table-cell" style:parent-style-name="Default">
      <style:table-cell-properties fo:background-color="#ffff00" fo:border="0.06pt solid #000000"/>
    </style:style>
    <style:style style:name="ce16" style:family="table-cell" style:parent-style-name="Default">
      <style:table-cell-properties fo:background-color="#ffcc00" fo:border="0.06pt solid #000000"/>
    </style:style>
    <style:style style:name="ce17" style:family="table-cell" style:parent-style-name="Default">
      <style:table-cell-properties fo:background-color="#ff33ff" fo:border="0.06pt solid #000000"/>
    </style:style>
    <style:style style:name="ce18" style:family="table-cell" style:parent-style-name="Default" style:data-style-name="N1">
      <style:table-cell-properties fo:background-color="#33ff99" fo:border="0.06pt solid #000000"/>
    </style:style>
    <style:style style:name="ce1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 style:data-style-name="N2">
      <style:table-cell-properties fo:background-color="#66ffff" fo:border="0.06pt solid #000000"/>
    </style:style>
    <style:style style:name="ce22" style:family="table-cell" style:parent-style-name="Default" style:data-style-name="N2">
      <style:table-cell-properties fo:background-color="#ffcc00" fo:border="0.06pt solid #000000"/>
    </style:style>
    <style:style style:name="ce24" style:family="table-cell" style:parent-style-name="Default" style:data-style-name="N2">
      <style:table-cell-properties fo:background-color="#ff33ff" fo:border="0.06pt solid #000000"/>
    </style:style>
    <style:style style:name="ce25" style:family="table-cell" style:parent-style-name="Default">
      <style:text-properties style:font-name="DejaVu Sans" style:font-name-asian="DejaVu Sans1" style:font-name-complex="FreeSans"/>
    </style:style>
    <style:style style:name="ce27" style:family="table-cell" style:parent-style-name="Default">
      <style:table-cell-properties fo:background-color="#ff33ff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33" style:family="table-cell" style:parent-style-name="Default" style:data-style-name="N2">
      <style:table-cell-properties fo:background-color="#dcffdc" fo:border="0.06pt solid #000000"/>
    </style:style>
    <style:style style:name="ce34" style:family="table-cell" style:parent-style-name="Default">
      <style:table-cell-properties fo:border="none"/>
    </style:style>
    <style:style style:name="ce37" style:family="table-cell" style:parent-style-name="Default">
      <style:table-cell-properties fo:background-color="#ff33ff" style:text-align-source="fix" style:repeat-content="false"/>
      <style:paragraph-properties fo:text-align="center" fo:margin-left="0pt"/>
    </style:style>
    <style:style style:name="ce39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00" fo:border="0.06pt solid #000000"/>
    </style:style>
    <style:style style:name="ce6" style:family="table-cell" style:parent-style-name="Default">
      <style:table-cell-properties fo:background-color="#33ff99" fo:border="0.06pt solid #000000"/>
    </style:style>
    <style:style style:name="ce7" style:family="table-cell" style:parent-style-name="Default">
      <style:table-cell-properties fo:background-color="#66ffff" fo:border="0.06pt solid #000000"/>
    </style:style>
    <style:style style:name="ce8" style:family="table-cell" style:parent-style-name="Default" style:data-style-name="N2">
      <style:table-cell-properties fo:background-color="#ffff00" fo:border="0.06pt solid #000000"/>
    </style:style>
    <style:style style:name="ce9" style:family="table-cell" style:parent-style-name="Default" style:data-style-name="N2">
      <style:table-cell-properties fo:border="0.06pt solid #000000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49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fo:background-color="#ffff00" fo:border="0.06pt solid #000000"/>
    </style:style>
    <style:style style:name="ce51" style:family="table-cell" style:parent-style-name="Default">
      <style:table-cell-properties fo:background-color="#33ff99" fo:border="0.06pt solid #000000"/>
    </style:style>
    <style:style style:name="ce52" style:family="table-cell" style:parent-style-name="Default">
      <style:table-cell-properties fo:background-color="#66ffff" fo:border="0.06pt solid #000000"/>
    </style:style>
    <style:style style:name="ce53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</style:style>
    <style:style style:name="ce54" style:family="table-cell" style:parent-style-name="Default">
      <style:table-cell-properties fo:background-color="#ffcc00" fo:border="0.06pt solid #000000"/>
    </style:style>
    <style:style style:name="ce55" style:family="table-cell" style:parent-style-name="Default" style:data-style-name="N1">
      <style:table-cell-properties fo:background-color="#33ff99" fo:border="0.06pt solid #000000"/>
    </style:style>
    <style:style style:name="ce56" style:family="table-cell" style:parent-style-name="Default">
      <style:table-cell-properties fo:background-color="#ff33ff" style:text-align-source="fix" style:repeat-content="false" fo:border="0.06pt solid #000000"/>
      <style:paragraph-properties fo:text-align="center" fo:margin-left="0pt"/>
    </style:style>
    <style:style style:name="ce57" style:family="table-cell" style:parent-style-name="Default">
      <style:table-cell-properties fo:background-color="#ff33ff" fo:border="0.06pt solid #000000"/>
    </style:style>
    <style:style style:name="ce58" style:family="table-cell" style:parent-style-name="Default" style:data-style-name="N2">
      <style:table-cell-properties fo:border="0.06pt solid #000000"/>
    </style:style>
    <style:style style:name="ce59" style:family="table-cell" style:parent-style-name="Default" style:data-style-name="N2">
      <style:table-cell-properties fo:background-color="#ffff00" fo:border="0.06pt solid #000000"/>
    </style:style>
    <style:style style:name="ce60" style:family="table-cell" style:parent-style-name="Default" style:data-style-name="N2">
      <style:table-cell-properties fo:background-color="#33ff99" fo:border="0.06pt solid #000000"/>
    </style:style>
    <style:style style:name="ce61" style:family="table-cell" style:parent-style-name="Default" style:data-style-name="N2">
      <style:table-cell-properties fo:background-color="#66ffff" fo:border="0.06pt solid #000000"/>
    </style:style>
    <style:style style:name="ce62" style:family="table-cell" style:parent-style-name="Default" style:data-style-name="N2">
      <style:table-cell-properties fo:background-color="#ffcc00" fo:border="0.06pt solid #000000"/>
    </style:style>
    <style:style style:name="ce63" style:family="table-cell" style:parent-style-name="Default">
      <style:table-cell-properties fo:background-color="#ff33ff" style:text-align-source="fix" style:repeat-content="false"/>
      <style:paragraph-properties fo:text-align="center" fo:margin-left="0pt"/>
    </style:style>
    <style:style style:name="ce64" style:family="table-cell" style:parent-style-name="Default" style:data-style-name="N2">
      <style:table-cell-properties fo:background-color="#ff33ff" fo:border="0.06pt solid #000000"/>
    </style:style>
    <style:style style:name="ce65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pt"/>
    </style:style>
    <style:style style:name="ce66" style:family="table-cell" style:parent-style-name="Default" style:data-style-name="N2">
      <style:table-cell-properties fo:background-color="#dcffdc" fo:border="0.06pt solid #000000"/>
    </style:style>
    <style:style style:name="ce67" style:family="table-cell" style:parent-style-name="Default">
      <style:table-cell-properties fo:border="none"/>
    </style:style>
    <style:style style:name="ce68" style:family="table-cell" style:parent-style-name="Default">
      <style:text-properties style:font-name="DejaVu Sans" style:font-name-asian="DejaVu Sans1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8" table:default-cell-style-name="ce9"/>
        <table:table-column table:style-name="co7" table:visibility="collapse" table:default-cell-style-name="Default"/>
        <table:table-column table:style-name="co8" table:visibility="collapse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ROK N</text:p>
          </table:table-cell>
          <table:covered-table-cell table:number-columns-repeated="12" table:style-name="Default"/>
          <table:table-cell table:style-name="Default"/>
          <table:table-cell office:value-type="string" calcext:value-type="string" table:number-columns-spanned="2" table:number-rows-spanned="1">
            <text:p>Liczba przyrostu producentów rocznie</text:p>
          </table:table-cell>
          <table:covered-table-cell/>
        </table:table-row>
        <table:table-row table:style-name="ro1" table:visibility="collapse">
          <table:table-cell table:style-name="ce1" office:value-type="string" calcext:value-type="string" table:number-columns-spanned="13" table:number-rows-spanned="1">
            <text:p>Przychód z podziałem na kategorie</text:p>
          </table:table-cell>
          <table:covered-table-cell table:number-columns-repeated="12" table:style-name="Default"/>
          <table:table-cell table:style-name="Default"/>
          <table:table-cell office:value-type="float" office:value="20" calcext:value-type="float" table:number-columns-spanned="2" table:number-rows-spanned="1">
            <text:p>20</text:p>
          </table:table-cell>
          <table:covered-table-cell/>
        </table:table-row>
        <table:table-row table:style-name="ro1" table:visibility="collapse">
          <table:table-cell table:style-name="Default" table:number-columns-spanned="2" table:number-rows-spanned="2"/>
          <table:covered-table-cell table:style-name="Default"/>
          <table:table-cell table:style-name="ce2" office:value-type="string" calcext:value-type="string" table:number-columns-spanned="3" table:number-rows-spanned="1">
            <text:p>Ilość sztuk</text:p>
          </table:table-cell>
          <table:covered-table-cell table:number-columns-repeated="2"/>
          <table:table-cell/>
          <table:table-cell table:style-name="ce2" office:value-type="string" calcext:value-type="string" table:number-columns-spanned="2" table:number-rows-spanned="1">
            <text:p>Cena średnia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Średni przychód</text:p>
          </table:table-cell>
          <table:covered-table-cell table:style-name="ce4"/>
          <table:table-cell table:style-name="ce2" office:value-type="string" calcext:value-type="string" table:number-columns-spanned="3" table:number-rows-spanned="1">
            <text:p>Przychód </text:p>
          </table:table-cell>
          <table:covered-table-cell table:number-columns-repeated="2" table:style-name="Default"/>
          <table:table-cell table:style-name="Default"/>
          <table:table-cell table:style-name="ce1" office:value-type="string" calcext:value-type="string" table:number-columns-spanned="2" table:number-rows-spanned="1">
            <text:p>Inflacja</text:p>
          </table:table-cell>
          <table:covered-table-cell/>
        </table:table-row>
        <table:table-row table:style-name="ro1" table:visibility="collapse">
          <table:covered-table-cell table:style-name="ce2"/>
          <table:covered-table-cell/>
          <table:table-cell office:value-type="string" calcext:value-type="string">
            <text:p>Polska</text:p>
          </table:table-cell>
          <table:table-cell office:value-type="string" calcext:value-type="string">
            <text:p>Kanada</text:p>
          </table:table-cell>
          <table:table-cell office:value-type="string" calcext:value-type="string">
            <text:p>Razem</text:p>
          </table:table-cell>
          <table:table-cell/>
          <table:table-cell table:style-name="ce4" office:value-type="string" calcext:value-type="string">
            <text:p>Polska</text:p>
          </table:table-cell>
          <table:table-cell table:style-name="ce4" office:value-type="string" calcext:value-type="string">
            <text:p>Kanada</text:p>
          </table:table-cell>
          <table:table-cell table:style-name="ce4" office:value-type="string" calcext:value-type="string">
            <text:p>Polska</text:p>
          </table:table-cell>
          <table:table-cell table:style-name="ce4" office:value-type="string" calcext:value-type="string">
            <text:p>Kanada</text:p>
          </table:table-cell>
          <table:table-cell table:style-name="ce4" office:value-type="string" calcext:value-type="string">
            <text:p>Polska</text:p>
          </table:table-cell>
          <table:table-cell table:style-name="Default" office:value-type="string" calcext:value-type="string">
            <text:p>Kanada</text:p>
          </table:table-cell>
          <table:table-cell table:style-name="Default" office:value-type="string" calcext:value-type="string">
            <text:p>Razem</text:p>
          </table:table-cell>
          <table:table-cell table:style-name="Default"/>
          <table:table-cell/>
          <table:table-cell office:value-type="float" office:value="3.45" calcext:value-type="float">
            <text:p>3.45</text:p>
          </table:table-cell>
        </table:table-row>
        <table:table-row table:style-name="ro1" table:visibility="collapse">
          <table:table-cell table:style-name="ce3" office:value-type="string" calcext:value-type="string" table:number-columns-spanned="2" table:number-rows-spanned="1">
            <text:p>Meble do sypialni</text:p>
          </table:table-cell>
          <table:covered-table-cell table:style-name="ce12"/>
          <table:table-cell table:style-name="ce5" table:formula="of:=COM.MICROSOFT.CEILING.MATH(0.2*[.C26])" office:value-type="float" office:value="24" calcext:value-type="float">
            <text:p>24</text:p>
          </table:table-cell>
          <table:table-cell table:style-name="ce5" table:formula="of:=COM.MICROSOFT.CEILING.MATH(0.2*[.D26])" office:value-type="float" office:value="8" calcext:value-type="float">
            <text:p>8</text:p>
          </table:table-cell>
          <table:table-cell table:style-name="ce5" table:formula="of:=[.C5]+[.D5]" office:value-type="float" office:value="32" calcext:value-type="float">
            <text:p>32</text:p>
          </table:table-cell>
          <table:table-cell table:style-name="ce5"/>
          <table:table-cell table:style-name="ce5" table:formula="of:=AVERAGE([.G6];[.G7];[.G8];[.G9])" office:value-type="float" office:value="660" calcext:value-type="float">
            <text:p>660</text:p>
          </table:table-cell>
          <table:table-cell table:style-name="ce5" table:formula="of:=AVERAGE([.H6:.H9])" office:value-type="float" office:value="3604" calcext:value-type="float">
            <text:p>3604</text:p>
          </table:table-cell>
          <table:table-cell table:style-name="ce8" table:formula="of:=AVERAGE([.I6:.I9])" office:value-type="float" office:value="110" calcext:value-type="float">
            <text:p>110.00</text:p>
          </table:table-cell>
          <table:table-cell table:style-name="ce8" table:formula="of:=AVERAGE([.J6:.J9])" office:value-type="float" office:value="549.762711864407" calcext:value-type="float">
            <text:p>549.76</text:p>
          </table:table-cell>
          <table:table-cell table:style-name="ce8" table:formula="of:=SUM([.K6:.K9])" office:value-type="float" office:value="3520" calcext:value-type="float">
            <text:p>3520.00</text:p>
          </table:table-cell>
          <table:table-cell table:style-name="ce8" table:formula="of:=SUM([.L6:.L9])" office:value-type="float" office:value="6597.15254237288" calcext:value-type="float">
            <text:p>6597.15</text:p>
          </table:table-cell>
          <table:table-cell table:style-name="ce8" table:formula="of:=[.K5]+[.L5]" office:value-type="float" office:value="10117.1525423729" calcext:value-type="float">
            <text:p>10117.15</text:p>
          </table:table-cell>
          <table:table-cell table:style-name="ce8"/>
          <table:table-cell table:number-columns-repeated="2"/>
        </table:table-row>
        <table:table-row table:style-name="ro1" table:visibility="collapse">
          <table:table-cell/>
          <table:table-cell office:value-type="string" calcext:value-type="string">
            <text:p>Szafy</text:p>
          </table:table-cell>
          <table:table-cell table:formula="of:=COM.MICROSOFT.CEILING.MATH(1/3*[.C5])" office:value-type="float" office:value="8" calcext:value-type="float">
            <text:p>8</text:p>
          </table:table-cell>
          <table:table-cell table:formula="of:=COM.MICROSOFT.CEILING.MATH(1/3*[.D5])" office:value-type="float" office:value="3" calcext:value-type="float">
            <text:p>3</text:p>
          </table:table-cell>
          <table:table-cell table:number-columns-repeated="2"/>
          <table:table-cell table:style-name="ce4" office:value-type="float" office:value="672" calcext:value-type="float">
            <text:p>672</text:p>
          </table:table-cell>
          <table:table-cell table:style-name="ce4" office:value-type="float" office:value="3984" calcext:value-type="float">
            <text:p>3984</text:p>
          </table:table-cell>
          <table:table-cell table:formula="of:=[.G6]-[.G6]/1.2" office:value-type="float" office:value="112" calcext:value-type="float">
            <text:p>112.00</text:p>
          </table:table-cell>
          <table:table-cell table:formula="of:=[.H6]/1.18*0.18" office:value-type="float" office:value="607.728813559322" calcext:value-type="float">
            <text:p>607.73</text:p>
          </table:table-cell>
          <table:table-cell table:formula="of:=[.C6]*[.I6]" office:value-type="float" office:value="896" calcext:value-type="float">
            <text:p>896.00</text:p>
          </table:table-cell>
          <table:table-cell table:formula="of:=[.D6]*[.J6]" office:value-type="float" office:value="1823.18644067797" calcext:value-type="float">
            <text:p>1823.19</text:p>
          </table:table-cell>
          <table:table-cell table:formula="of:=[.K6]+[.L6]" office:value-type="float" office:value="2719.18644067797" calcext:value-type="float">
            <text:p>2719.19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Szafki nocne</text:p>
          </table:table-cell>
          <table:table-cell table:formula="of:=COM.MICROSOFT.CEILING.MATH(1/3*[.C5])" office:value-type="float" office:value="8" calcext:value-type="float">
            <text:p>8</text:p>
          </table:table-cell>
          <table:table-cell table:formula="of:=COM.MICROSOFT.CEILING.MATH(1/3*[.D5])" office:value-type="float" office:value="3" calcext:value-type="float">
            <text:p>3</text:p>
          </table:table-cell>
          <table:table-cell table:number-columns-repeated="2"/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1674" calcext:value-type="float">
            <text:p>1674</text:p>
          </table:table-cell>
          <table:table-cell table:formula="of:=[.G7]-[.G7]/1.2" office:value-type="float" office:value="38.1666666666667" calcext:value-type="float">
            <text:p>38.17</text:p>
          </table:table-cell>
          <table:table-cell table:formula="of:=[.H7]/1.18*0.18" office:value-type="float" office:value="255.35593220339" calcext:value-type="float">
            <text:p>255.36</text:p>
          </table:table-cell>
          <table:table-cell table:formula="of:=[.C7]*[.I7]" office:value-type="float" office:value="305.333333333333" calcext:value-type="float">
            <text:p>305.33</text:p>
          </table:table-cell>
          <table:table-cell table:formula="of:=[.D7]*[.J7]" office:value-type="float" office:value="766.06779661017" calcext:value-type="float">
            <text:p>766.07</text:p>
          </table:table-cell>
          <table:table-cell table:formula="of:=[.K7]+[.L7]" office:value-type="float" office:value="1071.4011299435" calcext:value-type="float">
            <text:p>1071.40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Komody</text:p>
          </table:table-cell>
          <table:table-cell table:formula="of:=COM.MICROSOFT.CEILING.MATH(1/3*[.C5])" office:value-type="float" office:value="8" calcext:value-type="float">
            <text:p>8</text:p>
          </table:table-cell>
          <table:table-cell table:formula="of:=COM.MICROSOFT.CEILING.MATH(1/3*[.D5])" office:value-type="float" office:value="3" calcext:value-type="float">
            <text:p>3</text:p>
          </table:table-cell>
          <table:table-cell table:number-columns-repeated="2"/>
          <table:table-cell table:style-name="ce4" office:value-type="float" office:value="384" calcext:value-type="float">
            <text:p>384</text:p>
          </table:table-cell>
          <table:table-cell table:style-name="ce4" office:value-type="float" office:value="2613" calcext:value-type="float">
            <text:p>2613</text:p>
          </table:table-cell>
          <table:table-cell table:formula="of:=[.G8]-[.G8]/1.2" office:value-type="float" office:value="64" calcext:value-type="float">
            <text:p>64.00</text:p>
          </table:table-cell>
          <table:table-cell table:formula="of:=[.H8]/1.18*0.18" office:value-type="float" office:value="398.593220338983" calcext:value-type="float">
            <text:p>398.59</text:p>
          </table:table-cell>
          <table:table-cell table:formula="of:=[.C8]*[.I8]" office:value-type="float" office:value="512" calcext:value-type="float">
            <text:p>512.00</text:p>
          </table:table-cell>
          <table:table-cell table:formula="of:=[.D8]*[.J8]" office:value-type="float" office:value="1195.77966101695" calcext:value-type="float">
            <text:p>1195.78</text:p>
          </table:table-cell>
          <table:table-cell table:formula="of:=[.K8]+[.L8]" office:value-type="float" office:value="1707.77966101695" calcext:value-type="float">
            <text:p>1707.78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Łóżka</text:p>
          </table:table-cell>
          <table:table-cell table:formula="of:=COM.MICROSOFT.CEILING.MATH(1/3*[.C5])" office:value-type="float" office:value="8" calcext:value-type="float">
            <text:p>8</text:p>
          </table:table-cell>
          <table:table-cell table:formula="of:=COM.MICROSOFT.CEILING.MATH(1/3*[.D5])" office:value-type="float" office:value="3" calcext:value-type="float">
            <text:p>3</text:p>
          </table:table-cell>
          <table:table-cell table:number-columns-repeated="2"/>
          <table:table-cell table:style-name="ce4" office:value-type="float" office:value="1355" calcext:value-type="float">
            <text:p>1355</text:p>
          </table:table-cell>
          <table:table-cell table:style-name="ce4" office:value-type="float" office:value="6145" calcext:value-type="float">
            <text:p>6145</text:p>
          </table:table-cell>
          <table:table-cell table:formula="of:=[.G9]-[.G9]/1.2" office:value-type="float" office:value="225.833333333333" calcext:value-type="float">
            <text:p>225.83</text:p>
          </table:table-cell>
          <table:table-cell table:formula="of:=[.H9]/1.18*0.18" office:value-type="float" office:value="937.372881355932" calcext:value-type="float">
            <text:p>937.37</text:p>
          </table:table-cell>
          <table:table-cell table:formula="of:=[.C9]*[.I9]" office:value-type="float" office:value="1806.66666666667" calcext:value-type="float">
            <text:p>1806.67</text:p>
          </table:table-cell>
          <table:table-cell table:formula="of:=[.D9]*[.J9]" office:value-type="float" office:value="2812.1186440678" calcext:value-type="float">
            <text:p>2812.12</text:p>
          </table:table-cell>
          <table:table-cell table:formula="of:=[.K9]+[.L9]" office:value-type="float" office:value="4618.78531073446" calcext:value-type="float">
            <text:p>4618.79</text:p>
          </table:table-cell>
          <table:table-cell table:number-columns-repeated="3"/>
        </table:table-row>
        <table:table-row table:style-name="ro1" table:visibility="collapse">
          <table:table-cell table:style-name="ce3" office:value-type="string" calcext:value-type="string" table:number-columns-spanned="2" table:number-rows-spanned="1">
            <text:p>Meble kuchenne</text:p>
          </table:table-cell>
          <table:covered-table-cell table:style-name="ce12"/>
          <table:table-cell table:style-name="ce5" table:formula="of:=COM.MICROSOFT.CEILING.MATH(0.05*[.C26])" office:value-type="float" office:value="6" calcext:value-type="float">
            <text:p>6</text:p>
          </table:table-cell>
          <table:table-cell table:style-name="ce5" table:formula="of:=COM.MICROSOFT.CEILING.MATH(0.05*[.D26])" office:value-type="float" office:value="2" calcext:value-type="float">
            <text:p>2</text:p>
          </table:table-cell>
          <table:table-cell table:style-name="ce5" table:formula="of:=[.C10]+[.D10]" office:value-type="float" office:value="8" calcext:value-type="float">
            <text:p>8</text:p>
          </table:table-cell>
          <table:table-cell table:style-name="ce5"/>
          <table:table-cell table:style-name="ce8" table:formula="of:=AVERAGE([.G11:.G13])" office:value-type="float" office:value="775.333333333333" calcext:value-type="float">
            <text:p>775.33</text:p>
          </table:table-cell>
          <table:table-cell table:style-name="ce8" table:formula="of:=AVERAGE([.H11:.H13])" office:value-type="float" office:value="3100.66666666667" calcext:value-type="float">
            <text:p>3100.67</text:p>
          </table:table-cell>
          <table:table-cell table:style-name="ce8" table:formula="of:=AVERAGE([.I11:.I13])" office:value-type="float" office:value="129.222222222222" calcext:value-type="float">
            <text:p>129.22</text:p>
          </table:table-cell>
          <table:table-cell table:style-name="ce8" table:formula="of:=AVERAGE([.J11:.J13])" office:value-type="float" office:value="472.983050847458" calcext:value-type="float">
            <text:p>472.98</text:p>
          </table:table-cell>
          <table:table-cell table:style-name="ce8" table:formula="of:=SUM([.K11:.K13])" office:value-type="float" office:value="775.333333333333" calcext:value-type="float">
            <text:p>775.33</text:p>
          </table:table-cell>
          <table:table-cell table:style-name="ce8" table:formula="of:=SUM([.L11:.L13])" office:value-type="float" office:value="1418.94915254237" calcext:value-type="float">
            <text:p>1418.95</text:p>
          </table:table-cell>
          <table:table-cell table:style-name="ce8" table:formula="of:=[.K10]+[.L10]" office:value-type="float" office:value="2194.28248587571" calcext:value-type="float">
            <text:p>2194.28</text:p>
          </table:table-cell>
          <table:table-cell table:style-name="ce8"/>
          <table:table-cell table:number-columns-repeated="2"/>
        </table:table-row>
        <table:table-row table:style-name="ro1" table:visibility="collapse">
          <table:table-cell/>
          <table:table-cell office:value-type="string" calcext:value-type="string">
            <text:p>Szafki</text:p>
          </table:table-cell>
          <table:table-cell table:formula="of:=1/3*[.C10]" office:value-type="float" office:value="2" calcext:value-type="float">
            <text:p>2</text:p>
          </table:table-cell>
          <table:table-cell table:formula="of:=COM.MICROSOFT.CEILING.MATH(1/3*[.D10])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850" calcext:value-type="float">
            <text:p>850</text:p>
          </table:table-cell>
          <table:table-cell table:style-name="ce4" office:value-type="float" office:value="4700" calcext:value-type="float">
            <text:p>4700</text:p>
          </table:table-cell>
          <table:table-cell table:formula="of:=[.G11]/1.2*0.2" office:value-type="float" office:value="141.666666666667" calcext:value-type="float">
            <text:p>141.67</text:p>
          </table:table-cell>
          <table:table-cell table:formula="of:=[.H11]/1.18*0.18" office:value-type="float" office:value="716.949152542373" calcext:value-type="float">
            <text:p>716.95</text:p>
          </table:table-cell>
          <table:table-cell table:formula="of:=[.C11]*[.I11]" office:value-type="float" office:value="283.333333333333" calcext:value-type="float">
            <text:p>283.33</text:p>
          </table:table-cell>
          <table:table-cell table:formula="of:=[.D11]*[.J11]" office:value-type="float" office:value="716.949152542373" calcext:value-type="float">
            <text:p>716.95</text:p>
          </table:table-cell>
          <table:table-cell table:formula="of:=[.K11]+[.L11]" office:value-type="float" office:value="1000.28248587571" calcext:value-type="float">
            <text:p>1000.28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Stoły</text:p>
          </table:table-cell>
          <table:table-cell table:formula="of:=1/3*[.C10]" office:value-type="float" office:value="2" calcext:value-type="float">
            <text:p>2</text:p>
          </table:table-cell>
          <table:table-cell table:formula="of:=COM.MICROSOFT.CEILING.MATH(1/3*[.D10])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185" calcext:value-type="float">
            <text:p>1185</text:p>
          </table:table-cell>
          <table:table-cell table:style-name="ce4" office:value-type="float" office:value="3366" calcext:value-type="float">
            <text:p>3366</text:p>
          </table:table-cell>
          <table:table-cell table:formula="of:=[.G12]/1.2*0.2" office:value-type="float" office:value="197.5" calcext:value-type="float">
            <text:p>197.50</text:p>
          </table:table-cell>
          <table:table-cell table:formula="of:=[.H12]/1.18*0.18" office:value-type="float" office:value="513.457627118644" calcext:value-type="float">
            <text:p>513.46</text:p>
          </table:table-cell>
          <table:table-cell table:formula="of:=[.C12]*[.I12]" office:value-type="float" office:value="395" calcext:value-type="float">
            <text:p>395.00</text:p>
          </table:table-cell>
          <table:table-cell table:formula="of:=[.D12]*[.J12]" office:value-type="float" office:value="513.457627118644" calcext:value-type="float">
            <text:p>513.46</text:p>
          </table:table-cell>
          <table:table-cell table:formula="of:=[.K12]+[.L12]" office:value-type="float" office:value="908.457627118644" calcext:value-type="float">
            <text:p>908.46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Krzesła</text:p>
          </table:table-cell>
          <table:table-cell table:formula="of:=1/3*[.C10]" office:value-type="float" office:value="2" calcext:value-type="float">
            <text:p>2</text:p>
          </table:table-cell>
          <table:table-cell table:formula="of:=COM.MICROSOFT.CEILING.MATH(1/3*[.D10])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1236" calcext:value-type="float">
            <text:p>1236</text:p>
          </table:table-cell>
          <table:table-cell table:formula="of:=[.G13]/1.2*0.2" office:value-type="float" office:value="48.5" calcext:value-type="float">
            <text:p>48.50</text:p>
          </table:table-cell>
          <table:table-cell table:formula="of:=[.H13]/1.18*0.18" office:value-type="float" office:value="188.542372881356" calcext:value-type="float">
            <text:p>188.54</text:p>
          </table:table-cell>
          <table:table-cell table:formula="of:=[.C13]*[.I13]" office:value-type="float" office:value="97" calcext:value-type="float">
            <text:p>97.00</text:p>
          </table:table-cell>
          <table:table-cell table:formula="of:=[.D13]*[.J13]" office:value-type="float" office:value="188.542372881356" calcext:value-type="float">
            <text:p>188.54</text:p>
          </table:table-cell>
          <table:table-cell table:formula="of:=[.K13]+[.L13]" office:value-type="float" office:value="285.542372881356" calcext:value-type="float">
            <text:p>285.54</text:p>
          </table:table-cell>
          <table:table-cell table:number-columns-repeated="3"/>
        </table:table-row>
        <table:table-row table:style-name="ro1" table:visibility="collapse">
          <table:table-cell table:style-name="ce3" office:value-type="string" calcext:value-type="string" table:number-columns-spanned="2" table:number-rows-spanned="1">
            <text:p>Meble do salonów I jadalnii</text:p>
          </table:table-cell>
          <table:covered-table-cell table:style-name="ce3"/>
          <table:table-cell table:style-name="ce5" table:formula="of:=COM.MICROSOFT.CEILING.MATH(0.75*[.C26])" office:value-type="float" office:value="90" calcext:value-type="float">
            <text:p>90</text:p>
          </table:table-cell>
          <table:table-cell table:style-name="ce5" table:formula="of:=COM.MICROSOFT.CEILING.MATH(0.75*[.D26])" office:value-type="float" office:value="30" calcext:value-type="float">
            <text:p>30</text:p>
          </table:table-cell>
          <table:table-cell table:style-name="ce5" table:formula="of:=[.C14]+[.D14]" office:value-type="float" office:value="120" calcext:value-type="float">
            <text:p>120</text:p>
          </table:table-cell>
          <table:table-cell table:style-name="ce5"/>
          <table:table-cell table:style-name="ce8" table:formula="of:=AVERAGE([.G15:.G25])" office:value-type="float" office:value="921.090909090909" calcext:value-type="float">
            <text:p>921.09</text:p>
          </table:table-cell>
          <table:table-cell table:style-name="ce8" table:formula="of:=AVERAGE([.H15:.H25])" office:value-type="float" office:value="3604.90909090909" calcext:value-type="float">
            <text:p>3604.91</text:p>
          </table:table-cell>
          <table:table-cell table:style-name="ce8" table:formula="of:=AVERAGE([.I15:.I25])" office:value-type="float" office:value="153.515151515152" calcext:value-type="float">
            <text:p>153.52</text:p>
          </table:table-cell>
          <table:table-cell table:style-name="ce8" table:formula="of:=AVERAGE([.J15:.J25])" office:value-type="float" office:value="549.901386748845" calcext:value-type="float">
            <text:p>549.90</text:p>
          </table:table-cell>
          <table:table-cell table:style-name="ce8" table:formula="of:=SUM([.K15:.K25])" office:value-type="float" office:value="15198" calcext:value-type="float">
            <text:p>15198.00</text:p>
          </table:table-cell>
          <table:table-cell table:style-name="ce8" table:formula="of:=SUM([.L15:.L25])" office:value-type="float" office:value="18146.7457627119" calcext:value-type="float">
            <text:p>18146.75</text:p>
          </table:table-cell>
          <table:table-cell table:style-name="ce8" table:formula="of:=[.K14]+[.L14]" office:value-type="float" office:value="33344.7457627119" calcext:value-type="float">
            <text:p>33344.75</text:p>
          </table:table-cell>
          <table:table-cell table:style-name="ce8"/>
          <table:table-cell table:number-columns-repeated="2"/>
        </table:table-row>
        <table:table-row table:style-name="ro1" table:visibility="collapse">
          <table:table-cell/>
          <table:table-cell office:value-type="string" calcext:value-type="string">
            <text:p>Szafy</text:p>
          </table:table-cell>
          <table:table-cell table:formula="of:=COM.MICROSOFT.CEILING.MATH(1/11*[.C14])" office:value-type="float" office:value="9" calcext:value-type="float">
            <text:p>9</text:p>
          </table:table-cell>
          <table:table-cell table:formula="of:=COM.MICROSOFT.CEILING.MATH(1/11*[.D14])" office:value-type="float" office:value="3" calcext:value-type="float">
            <text:p>3</text:p>
          </table:table-cell>
          <table:table-cell table:number-columns-repeated="2"/>
          <table:table-cell table:style-name="ce4" office:value-type="float" office:value="672" calcext:value-type="float">
            <text:p>672</text:p>
          </table:table-cell>
          <table:table-cell table:style-name="ce4" office:value-type="float" office:value="3984" calcext:value-type="float">
            <text:p>3984</text:p>
          </table:table-cell>
          <table:table-cell table:formula="of:=[.G15]/1.2*0.2" office:value-type="float" office:value="112" calcext:value-type="float">
            <text:p>112.00</text:p>
          </table:table-cell>
          <table:table-cell table:formula="of:=[.H15]/1.18*0.18" office:value-type="float" office:value="607.728813559322" calcext:value-type="float">
            <text:p>607.73</text:p>
          </table:table-cell>
          <table:table-cell table:formula="of:=[.C15]*[.I15]" office:value-type="float" office:value="1008" calcext:value-type="float">
            <text:p>1008.00</text:p>
          </table:table-cell>
          <table:table-cell table:formula="of:=[.D15]*[.J15]" office:value-type="float" office:value="1823.18644067797" calcext:value-type="float">
            <text:p>1823.19</text:p>
          </table:table-cell>
          <table:table-cell table:formula="of:=[.K15]+[.L15]" office:value-type="float" office:value="2831.18644067797" calcext:value-type="float">
            <text:p>2831.19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Szafki</text:p>
          </table:table-cell>
          <table:table-cell table:formula="of:=COM.MICROSOFT.CEILING.MATH(1/11*[.C14])" office:value-type="float" office:value="9" calcext:value-type="float">
            <text:p>9</text:p>
          </table:table-cell>
          <table:table-cell table:formula="of:=COM.MICROSOFT.CEILING.MATH(1/11*[.D14])" office:value-type="float" office:value="3" calcext:value-type="float">
            <text:p>3</text:p>
          </table:table-cell>
          <table:table-cell table:number-columns-repeated="2"/>
          <table:table-cell table:style-name="ce4" office:value-type="float" office:value="561" calcext:value-type="float">
            <text:p>561</text:p>
          </table:table-cell>
          <table:table-cell table:style-name="ce4" office:value-type="float" office:value="2896" calcext:value-type="float">
            <text:p>2896</text:p>
          </table:table-cell>
          <table:table-cell table:formula="of:=[.G16]/1.2*0.2" office:value-type="float" office:value="93.5" calcext:value-type="float">
            <text:p>93.50</text:p>
          </table:table-cell>
          <table:table-cell table:formula="of:=[.H16]/1.18*0.18" office:value-type="float" office:value="441.762711864407" calcext:value-type="float">
            <text:p>441.76</text:p>
          </table:table-cell>
          <table:table-cell table:formula="of:=[.C16]*[.I16]" office:value-type="float" office:value="841.5" calcext:value-type="float">
            <text:p>841.50</text:p>
          </table:table-cell>
          <table:table-cell table:formula="of:=[.D16]*[.J16]" office:value-type="float" office:value="1325.28813559322" calcext:value-type="float">
            <text:p>1325.29</text:p>
          </table:table-cell>
          <table:table-cell table:formula="of:=[.K16]+[.L16]" office:value-type="float" office:value="2166.78813559322" calcext:value-type="float">
            <text:p>2166.79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Komody</text:p>
          </table:table-cell>
          <table:table-cell table:formula="of:=COM.MICROSOFT.CEILING.MATH(1/11*[.C14])" office:value-type="float" office:value="9" calcext:value-type="float">
            <text:p>9</text:p>
          </table:table-cell>
          <table:table-cell table:formula="of:=COM.MICROSOFT.CEILING.MATH(1/11*[.D14])" office:value-type="float" office:value="3" calcext:value-type="float">
            <text:p>3</text:p>
          </table:table-cell>
          <table:table-cell table:number-columns-repeated="2"/>
          <table:table-cell table:style-name="ce4" office:value-type="float" office:value="384" calcext:value-type="float">
            <text:p>384</text:p>
          </table:table-cell>
          <table:table-cell table:style-name="ce4" office:value-type="float" office:value="2613" calcext:value-type="float">
            <text:p>2613</text:p>
          </table:table-cell>
          <table:table-cell table:formula="of:=[.G17]/1.2*0.2" office:value-type="float" office:value="64" calcext:value-type="float">
            <text:p>64.00</text:p>
          </table:table-cell>
          <table:table-cell table:formula="of:=[.H17]/1.18*0.18" office:value-type="float" office:value="398.593220338983" calcext:value-type="float">
            <text:p>398.59</text:p>
          </table:table-cell>
          <table:table-cell table:formula="of:=[.C17]*[.I17]" office:value-type="float" office:value="576" calcext:value-type="float">
            <text:p>576.00</text:p>
          </table:table-cell>
          <table:table-cell table:formula="of:=[.D17]*[.J17]" office:value-type="float" office:value="1195.77966101695" calcext:value-type="float">
            <text:p>1195.78</text:p>
          </table:table-cell>
          <table:table-cell table:formula="of:=[.K17]+[.L17]" office:value-type="float" office:value="1771.77966101695" calcext:value-type="float">
            <text:p>1771.78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Stoły</text:p>
          </table:table-cell>
          <table:table-cell table:formula="of:=COM.MICROSOFT.CEILING.MATH(1/11*[.C14])" office:value-type="float" office:value="9" calcext:value-type="float">
            <text:p>9</text:p>
          </table:table-cell>
          <table:table-cell table:formula="of:=COM.MICROSOFT.CEILING.MATH(1/11*[.D14])" office:value-type="float" office:value="3" calcext:value-type="float">
            <text:p>3</text:p>
          </table:table-cell>
          <table:table-cell table:number-columns-repeated="2"/>
          <table:table-cell table:style-name="ce4" office:value-type="float" office:value="1185" calcext:value-type="float">
            <text:p>1185</text:p>
          </table:table-cell>
          <table:table-cell table:style-name="ce4" office:value-type="float" office:value="3366" calcext:value-type="float">
            <text:p>3366</text:p>
          </table:table-cell>
          <table:table-cell table:formula="of:=[.G18]/1.2*0.2" office:value-type="float" office:value="197.5" calcext:value-type="float">
            <text:p>197.50</text:p>
          </table:table-cell>
          <table:table-cell table:formula="of:=[.H18]/1.18*0.18" office:value-type="float" office:value="513.457627118644" calcext:value-type="float">
            <text:p>513.46</text:p>
          </table:table-cell>
          <table:table-cell table:formula="of:=[.C18]*[.I18]" office:value-type="float" office:value="1777.5" calcext:value-type="float">
            <text:p>1777.50</text:p>
          </table:table-cell>
          <table:table-cell table:formula="of:=[.D18]*[.J18]" office:value-type="float" office:value="1540.37288135593" calcext:value-type="float">
            <text:p>1540.37</text:p>
          </table:table-cell>
          <table:table-cell table:formula="of:=[.K18]+[.L18]" office:value-type="float" office:value="3317.87288135593" calcext:value-type="float">
            <text:p>3317.87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Krzesła</text:p>
          </table:table-cell>
          <table:table-cell table:formula="of:=COM.MICROSOFT.CEILING.MATH(1/11*[.C14])" office:value-type="float" office:value="9" calcext:value-type="float">
            <text:p>9</text:p>
          </table:table-cell>
          <table:table-cell table:formula="of:=COM.MICROSOFT.CEILING.MATH(1/11*[.D14])" office:value-type="float" office:value="3" calcext:value-type="float">
            <text:p>3</text:p>
          </table:table-cell>
          <table:table-cell table:number-columns-repeated="2"/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1236" calcext:value-type="float">
            <text:p>1236</text:p>
          </table:table-cell>
          <table:table-cell table:formula="of:=[.G19]/1.2*0.2" office:value-type="float" office:value="48.5" calcext:value-type="float">
            <text:p>48.50</text:p>
          </table:table-cell>
          <table:table-cell table:formula="of:=[.H19]/1.18*0.18" office:value-type="float" office:value="188.542372881356" calcext:value-type="float">
            <text:p>188.54</text:p>
          </table:table-cell>
          <table:table-cell table:formula="of:=[.C19]*[.I19]" office:value-type="float" office:value="436.5" calcext:value-type="float">
            <text:p>436.50</text:p>
          </table:table-cell>
          <table:table-cell table:formula="of:=[.D19]*[.J19]" office:value-type="float" office:value="565.627118644068" calcext:value-type="float">
            <text:p>565.63</text:p>
          </table:table-cell>
          <table:table-cell table:formula="of:=[.K19]+[.L19]" office:value-type="float" office:value="1002.12711864407" calcext:value-type="float">
            <text:p>1002.13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Stoliki kawowe</text:p>
          </table:table-cell>
          <table:table-cell table:formula="of:=COM.MICROSOFT.CEILING.MATH(1/11*[.C14])" office:value-type="float" office:value="9" calcext:value-type="float">
            <text:p>9</text:p>
          </table:table-cell>
          <table:table-cell table:formula="of:=COM.MICROSOFT.CEILING.MATH(1/11*[.D14])" office:value-type="float" office:value="3" calcext:value-type="float">
            <text:p>3</text:p>
          </table:table-cell>
          <table:table-cell table:number-columns-repeated="2"/>
          <table:table-cell table:style-name="ce4" office:value-type="float" office:value="474" calcext:value-type="float">
            <text:p>474</text:p>
          </table:table-cell>
          <table:table-cell table:style-name="ce4" office:value-type="float" office:value="2534" calcext:value-type="float">
            <text:p>2534</text:p>
          </table:table-cell>
          <table:table-cell table:formula="of:=[.G20]/1.2*0.2" office:value-type="float" office:value="79" calcext:value-type="float">
            <text:p>79.00</text:p>
          </table:table-cell>
          <table:table-cell table:formula="of:=[.H20]/1.18*0.18" office:value-type="float" office:value="386.542372881356" calcext:value-type="float">
            <text:p>386.54</text:p>
          </table:table-cell>
          <table:table-cell table:formula="of:=[.C20]*[.I20]" office:value-type="float" office:value="711" calcext:value-type="float">
            <text:p>711.00</text:p>
          </table:table-cell>
          <table:table-cell table:formula="of:=[.D20]*[.J20]" office:value-type="float" office:value="1159.62711864407" calcext:value-type="float">
            <text:p>1159.63</text:p>
          </table:table-cell>
          <table:table-cell table:formula="of:=[.K20]+[.L20]" office:value-type="float" office:value="1870.62711864407" calcext:value-type="float">
            <text:p>1870.63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Sofy</text:p>
          </table:table-cell>
          <table:table-cell table:formula="of:=COM.MICROSOFT.CEILING.MATH(1/11*[.C14])" office:value-type="float" office:value="9" calcext:value-type="float">
            <text:p>9</text:p>
          </table:table-cell>
          <table:table-cell table:formula="of:=COM.MICROSOFT.CEILING.MATH(1/11*[.D14])" office:value-type="float" office:value="3" calcext:value-type="float">
            <text:p>3</text:p>
          </table:table-cell>
          <table:table-cell table:number-columns-repeated="2"/>
          <table:table-cell table:style-name="ce4" office:value-type="float" office:value="3729" calcext:value-type="float">
            <text:p>3729</text:p>
          </table:table-cell>
          <table:table-cell table:style-name="ce4" office:value-type="float" office:value="9611" calcext:value-type="float">
            <text:p>9611</text:p>
          </table:table-cell>
          <table:table-cell table:formula="of:=[.G21]/1.2*0.2" office:value-type="float" office:value="621.5" calcext:value-type="float">
            <text:p>621.50</text:p>
          </table:table-cell>
          <table:table-cell table:formula="of:=[.H21]/1.18*0.18" office:value-type="float" office:value="1466.08474576271" calcext:value-type="float">
            <text:p>1466.08</text:p>
          </table:table-cell>
          <table:table-cell table:formula="of:=[.C21]*[.I21]" office:value-type="float" office:value="5593.5" calcext:value-type="float">
            <text:p>5593.50</text:p>
          </table:table-cell>
          <table:table-cell table:formula="of:=[.D21]*[.J21]" office:value-type="float" office:value="4398.25423728814" calcext:value-type="float">
            <text:p>4398.25</text:p>
          </table:table-cell>
          <table:table-cell table:formula="of:=[.K21]+[.L21]" office:value-type="float" office:value="9991.75423728814" calcext:value-type="float">
            <text:p>9991.75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Fotele</text:p>
          </table:table-cell>
          <table:table-cell table:formula="of:=COM.MICROSOFT.CEILING.MATH(1/11*[.C14])" office:value-type="float" office:value="9" calcext:value-type="float">
            <text:p>9</text:p>
          </table:table-cell>
          <table:table-cell table:formula="of:=COM.MICROSOFT.CEILING.MATH(1/11*[.D14])" office:value-type="float" office:value="3" calcext:value-type="float">
            <text:p>3</text:p>
          </table:table-cell>
          <table:table-cell table:number-columns-repeated="2"/>
          <table:table-cell table:style-name="ce4" office:value-type="float" office:value="1058" calcext:value-type="float">
            <text:p>1058</text:p>
          </table:table-cell>
          <table:table-cell table:style-name="ce4" office:value-type="float" office:value="2943" calcext:value-type="float">
            <text:p>2943</text:p>
          </table:table-cell>
          <table:table-cell table:formula="of:=[.G22]/1.2*0.2" office:value-type="float" office:value="176.333333333333" calcext:value-type="float">
            <text:p>176.33</text:p>
          </table:table-cell>
          <table:table-cell table:formula="of:=[.H22]/1.18*0.18" office:value-type="float" office:value="448.932203389831" calcext:value-type="float">
            <text:p>448.93</text:p>
          </table:table-cell>
          <table:table-cell table:formula="of:=[.C22]*[.I22]" office:value-type="float" office:value="1587" calcext:value-type="float">
            <text:p>1587.00</text:p>
          </table:table-cell>
          <table:table-cell table:formula="of:=[.D22]*[.J22]" office:value-type="float" office:value="1346.79661016949" calcext:value-type="float">
            <text:p>1346.80</text:p>
          </table:table-cell>
          <table:table-cell table:formula="of:=[.K22]+[.L22]" office:value-type="float" office:value="2933.79661016949" calcext:value-type="float">
            <text:p>2933.80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Szafki RTV</text:p>
          </table:table-cell>
          <table:table-cell table:formula="of:=COM.MICROSOFT.CEILING.MATH(1/11*[.C14])" office:value-type="float" office:value="9" calcext:value-type="float">
            <text:p>9</text:p>
          </table:table-cell>
          <table:table-cell table:formula="of:=COM.MICROSOFT.CEILING.MATH(1/11*[.D14])" office:value-type="float" office:value="3" calcext:value-type="float">
            <text:p>3</text:p>
          </table:table-cell>
          <table:table-cell table:number-columns-repeated="2"/>
          <table:table-cell table:style-name="ce4" office:value-type="float" office:value="643" calcext:value-type="float">
            <text:p>643</text:p>
          </table:table-cell>
          <table:table-cell table:style-name="ce4" office:value-type="float" office:value="3802" calcext:value-type="float">
            <text:p>3802</text:p>
          </table:table-cell>
          <table:table-cell table:formula="of:=[.G23]/1.2*0.2" office:value-type="float" office:value="107.166666666667" calcext:value-type="float">
            <text:p>107.17</text:p>
          </table:table-cell>
          <table:table-cell table:formula="of:=[.H23]/1.18*0.18" office:value-type="float" office:value="579.966101694915" calcext:value-type="float">
            <text:p>579.97</text:p>
          </table:table-cell>
          <table:table-cell table:formula="of:=[.C23]*[.I23]" office:value-type="float" office:value="964.5" calcext:value-type="float">
            <text:p>964.50</text:p>
          </table:table-cell>
          <table:table-cell table:formula="of:=[.D23]*[.J23]" office:value-type="float" office:value="1739.89830508475" calcext:value-type="float">
            <text:p>1739.90</text:p>
          </table:table-cell>
          <table:table-cell table:formula="of:=[.K23]+[.L23]" office:value-type="float" office:value="2704.39830508475" calcext:value-type="float">
            <text:p>2704.40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Regały</text:p>
          </table:table-cell>
          <table:table-cell table:formula="of:=COM.MICROSOFT.CEILING.MATH(1/11*[.C14])" office:value-type="float" office:value="9" calcext:value-type="float">
            <text:p>9</text:p>
          </table:table-cell>
          <table:table-cell table:formula="of:=COM.MICROSOFT.CEILING.MATH(1/11*[.D14])" office:value-type="float" office:value="3" calcext:value-type="float">
            <text:p>3</text:p>
          </table:table-cell>
          <table:table-cell table:number-columns-repeated="2"/>
          <table:table-cell table:style-name="ce4" office:value-type="float" office:value="408" calcext:value-type="float">
            <text:p>408</text:p>
          </table:table-cell>
          <table:table-cell table:style-name="ce4" office:value-type="float" office:value="2351" calcext:value-type="float">
            <text:p>2351</text:p>
          </table:table-cell>
          <table:table-cell table:formula="of:=[.G24]/1.2*0.2" office:value-type="float" office:value="68" calcext:value-type="float">
            <text:p>68.00</text:p>
          </table:table-cell>
          <table:table-cell table:formula="of:=[.H24]/1.18*0.18" office:value-type="float" office:value="358.627118644068" calcext:value-type="float">
            <text:p>358.63</text:p>
          </table:table-cell>
          <table:table-cell table:formula="of:=[.C24]*[.I24]" office:value-type="float" office:value="612" calcext:value-type="float">
            <text:p>612.00</text:p>
          </table:table-cell>
          <table:table-cell table:formula="of:=[.D24]*[.J24]" office:value-type="float" office:value="1075.8813559322" calcext:value-type="float">
            <text:p>1075.88</text:p>
          </table:table-cell>
          <table:table-cell table:formula="of:=[.K24]+[.L24]" office:value-type="float" office:value="1687.8813559322" calcext:value-type="float">
            <text:p>1687.88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Biurka</text:p>
          </table:table-cell>
          <table:table-cell table:formula="of:=COM.MICROSOFT.CEILING.MATH(1/11*[.C14])" office:value-type="float" office:value="9" calcext:value-type="float">
            <text:p>9</text:p>
          </table:table-cell>
          <table:table-cell table:formula="of:=COM.MICROSOFT.CEILING.MATH(1/11*[.D14])" office:value-type="float" office:value="3" calcext:value-type="float">
            <text:p>3</text:p>
          </table:table-cell>
          <table:table-cell table:number-columns-repeated="2"/>
          <table:table-cell table:style-name="ce4" office:value-type="float" office:value="727" calcext:value-type="float">
            <text:p>727</text:p>
          </table:table-cell>
          <table:table-cell table:style-name="ce4" office:value-type="float" office:value="4318" calcext:value-type="float">
            <text:p>4318</text:p>
          </table:table-cell>
          <table:table-cell table:formula="of:=[.G25]/1.2*0.2" office:value-type="float" office:value="121.166666666667" calcext:value-type="float">
            <text:p>121.17</text:p>
          </table:table-cell>
          <table:table-cell table:formula="of:=[.H25]/1.18*0.18" office:value-type="float" office:value="658.677966101695" calcext:value-type="float">
            <text:p>658.68</text:p>
          </table:table-cell>
          <table:table-cell table:formula="of:=[.C25]*[.I25]" office:value-type="float" office:value="1090.5" calcext:value-type="float">
            <text:p>1090.50</text:p>
          </table:table-cell>
          <table:table-cell table:formula="of:=[.D25]*[.J25]" office:value-type="float" office:value="1976.03389830508" calcext:value-type="float">
            <text:p>1976.03</text:p>
          </table:table-cell>
          <table:table-cell table:formula="of:=[.K25]+[.L25]" office:value-type="float" office:value="3066.53389830509" calcext:value-type="float">
            <text:p>3066.53</text:p>
          </table:table-cell>
          <table:table-cell table:number-columns-repeated="3"/>
        </table:table-row>
        <table:table-row table:style-name="ro1" table:visibility="collapse">
          <table:table-cell table:style-name="Default"/>
          <table:table-cell table:style-name="ce6" office:value-type="string" calcext:value-type="string">
            <text:p>Razem</text:p>
          </table:table-cell>
          <table:table-cell table:style-name="ce6" table:formula="of:=[.E26]*0.75" office:value-type="float" office:value="119.25" calcext:value-type="float">
            <text:p>119.25</text:p>
          </table:table-cell>
          <table:table-cell table:style-name="ce6" table:formula="of:=[.E26]*0.25" office:value-type="float" office:value="39.75" calcext:value-type="float">
            <text:p>39.75</text:p>
          </table:table-cell>
          <table:table-cell table:style-name="ce6" table:formula="of:=7.95*[.O2]" office:value-type="float" office:value="159" calcext:value-type="float">
            <text:p>159</text:p>
          </table:table-cell>
          <table:table-cell table:style-name="ce6" table:number-columns-repeated="5"/>
          <table:table-cell table:style-name="ce10" table:formula="of:=SUM([.K10];[.K14];[.K5])" office:value-type="float" office:value="19493.3333333333" calcext:value-type="float">
            <text:p>19493.33</text:p>
          </table:table-cell>
          <table:table-cell table:style-name="ce10" table:formula="of:=SUM([.L10];[.L14];[.L5])" office:value-type="float" office:value="26162.8474576271" calcext:value-type="float">
            <text:p>26162.85</text:p>
          </table:table-cell>
          <table:table-cell table:style-name="ce10" table:formula="of:=[.K26]+[.L26]" office:value-type="float" office:value="45656.1807909605" calcext:value-type="float">
            <text:p>45656.18</text:p>
          </table:table-cell>
          <table:table-cell table:style-name="ce10"/>
          <table:table-cell table:number-columns-repeated="2"/>
        </table:table-row>
        <table:table-row table:style-name="ro1" table:visibility="collapse">
          <table:table-cell table:style-name="Default"/>
          <table:table-cell table:style-name="ce7" office:value-type="string" calcext:value-type="string">
            <text:p>Zaokraglone</text:p>
          </table:table-cell>
          <table:table-cell table:style-name="ce7" table:formula="of:=SUM([.C25];[.C24];[.C23];[.C22];[.C21];[.C20];[.C19];[.C18];[.C17];[.C16];[.C15];[.C13];[.C12];[.C11];[.C8];[.C9];[.C7];[.C6])" office:value-type="float" office:value="137" calcext:value-type="float">
            <text:p>137</text:p>
          </table:table-cell>
          <table:table-cell table:style-name="ce7" table:formula="of:=SUM([.D25];[.D24];[.D23];[.D22];[.D21];[.D20];[.D19];[.D18];[.D17];[.D16];[.D15];[.D13];[.D12];[.D11];[.D8];[.D9];[.D7];[.D6])" office:value-type="float" office:value="48" calcext:value-type="float">
            <text:p>48</text:p>
          </table:table-cell>
          <table:table-cell table:style-name="ce7" table:formula="of:=[.D27]+[.C27]" office:value-type="float" office:value="185" calcext:value-type="float">
            <text:p>185</text:p>
          </table:table-cell>
          <table:table-cell table:style-name="ce7" table:number-columns-repeated="9"/>
          <table:table-cell table:number-columns-repeated="2"/>
        </table:table-row>
        <table:table-row table:style-name="ro1">
          <table:table-cell table:style-name="Default" table:number-columns-spanned="13" table:number-rows-spanned="1"/>
          <table:covered-table-cell table:number-columns-repeated="12" table:style-name="Default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3" table:number-rows-spanned="1">
            <text:p>Przychód bez podziału na kategorie</text:p>
          </table:table-cell>
          <table:covered-table-cell table:number-columns-repeated="12" table:style-name="Default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2" office:value-type="string" calcext:value-type="string" table:number-columns-spanned="4" table:number-rows-spanned="1">
            <text:p>Ilość sztuk</text:p>
          </table:table-cell>
          <table:covered-table-cell table:number-columns-repeated="3"/>
          <table:table-cell table:style-name="ce2" office:value-type="string" calcext:value-type="string" table:number-columns-spanned="2" table:number-rows-spanned="1">
            <text:p>Cena średnia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Średni przychód</text:p>
          </table:table-cell>
          <table:covered-table-cell table:style-name="ce4"/>
          <table:table-cell table:style-name="ce2" office:value-type="string" calcext:value-type="string" table:number-columns-spanned="4" table:number-rows-spanned="1">
            <text:p>Przychód </text:p>
          </table:table-cell>
          <table:covered-table-cell table:number-columns-repeated="3" table:style-name="Default"/>
          <table:table-cell table:number-columns-repeated="2"/>
        </table:table-row>
        <table:table-row table:style-name="ro1">
          <table:table-cell table:style-name="ce2"/>
          <table:table-cell/>
          <table:table-cell table:style-name="ce19" office:value-type="string" calcext:value-type="string">
            <text:p>Polska</text:p>
          </table:table-cell>
          <table:table-cell table:style-name="ce27" office:value-type="string" calcext:value-type="string">
            <text:p>Kanada</text:p>
          </table:table-cell>
          <table:table-cell table:style-name="ce2" office:value-type="string" calcext:value-type="string">
            <text:p>Razem</text:p>
          </table:table-cell>
          <table:table-cell table:style-name="ce2" office:value-type="string" calcext:value-type="string">
            <text:p>PL / CA [szt.]</text:p>
          </table:table-cell>
          <table:table-cell table:style-name="ce2" office:value-type="string" calcext:value-type="string">
            <text:p>Polska</text:p>
          </table:table-cell>
          <table:table-cell table:style-name="ce2" office:value-type="string" calcext:value-type="string">
            <text:p>Kanada</text:p>
          </table:table-cell>
          <table:table-cell table:style-name="ce2" office:value-type="string" calcext:value-type="string">
            <text:p>Polska</text:p>
          </table:table-cell>
          <table:table-cell table:style-name="ce2" office:value-type="string" calcext:value-type="string">
            <text:p>Kanada</text:p>
          </table:table-cell>
          <table:table-cell table:style-name="ce19" office:value-type="string" calcext:value-type="string">
            <text:p>Polska</text:p>
          </table:table-cell>
          <table:table-cell table:style-name="ce37" office:value-type="string" calcext:value-type="string">
            <text:p>Kanada</text:p>
          </table:table-cell>
          <table:table-cell table:style-name="ce39" office:value-type="string" calcext:value-type="string">
            <text:p>Razem m-c</text:p>
          </table:table-cell>
          <table:table-cell table:style-name="ce2" office:value-type="string" calcext:value-type="string">
            <text:p>Razem</text:p>
          </table:table-cell>
          <table:table-cell table:style-name="ce34"/>
          <table:table-cell/>
        </table:table-row>
        <table:table-row table:style-name="ro1">
          <table:table-cell/>
          <table:table-cell office:value-type="string" calcext:value-type="string">
            <text:p>Szafy</text:p>
          </table:table-cell>
          <table:table-cell table:style-name="ce16" table:formula="of:=[.C6]+[.C15]" office:value-type="float" office:value="17" calcext:value-type="float">
            <text:p>17</text:p>
          </table:table-cell>
          <table:table-cell table:style-name="ce17" table:formula="of:=[.D6]+[.D15]" office:value-type="float" office:value="6" calcext:value-type="float">
            <text:p>6</text:p>
          </table:table-cell>
          <table:table-cell table:formula="of:=[.C32]+[.D32]" office:value-type="float" office:value="23" calcext:value-type="float">
            <text:p>23</text:p>
          </table:table-cell>
          <table:table-cell table:style-name="ce9" table:formula="of:=[.C32]/[.D32]" office:value-type="float" office:value="2.83333333333333" calcext:value-type="float">
            <text:p>2.83</text:p>
          </table:table-cell>
          <table:table-cell table:style-name="ce4" office:value-type="float" office:value="672" calcext:value-type="float">
            <text:p>672</text:p>
          </table:table-cell>
          <table:table-cell table:style-name="ce4" office:value-type="float" office:value="3984" calcext:value-type="float">
            <text:p>3984</text:p>
          </table:table-cell>
          <table:table-cell table:formula="of:=[.G32]-[.G32]/1.2" office:value-type="float" office:value="112" calcext:value-type="float">
            <text:p>112.00</text:p>
          </table:table-cell>
          <table:table-cell table:formula="of:=[.H32]/1.18*0.18" office:value-type="float" office:value="607.728813559322" calcext:value-type="float">
            <text:p>607.73</text:p>
          </table:table-cell>
          <table:table-cell table:style-name="ce22" table:formula="of:=[.C32]*[.I32]" office:value-type="float" office:value="1904" calcext:value-type="float">
            <text:p>1904.00</text:p>
          </table:table-cell>
          <table:table-cell table:style-name="ce24" table:formula="of:=[.D32]*[.J32]" office:value-type="float" office:value="3646.37288135593" calcext:value-type="float">
            <text:p>3646.37</text:p>
          </table:table-cell>
          <table:table-cell table:style-name="ce33" table:formula="of:=([.K32]+[.L32])/12" office:value-type="float" office:value="462.531073446328" calcext:value-type="float">
            <text:p>462.53</text:p>
          </table:table-cell>
          <table:table-cell table:formula="of:=[.K32]+[.L32]" office:value-type="float" office:value="5550.37288135593" calcext:value-type="float">
            <text:p>5550.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zafki nocne</text:p>
          </table:table-cell>
          <table:table-cell table:style-name="ce16" table:formula="of:=[.C7]" office:value-type="float" office:value="8" calcext:value-type="float">
            <text:p>8</text:p>
          </table:table-cell>
          <table:table-cell table:style-name="ce17" table:formula="of:=[.D7]" office:value-type="float" office:value="3" calcext:value-type="float">
            <text:p>3</text:p>
          </table:table-cell>
          <table:table-cell table:formula="of:=[.C33]+[.D33]" office:value-type="float" office:value="11" calcext:value-type="float">
            <text:p>11</text:p>
          </table:table-cell>
          <table:table-cell table:style-name="ce9" table:formula="of:=[.C33]/[.D33]" office:value-type="float" office:value="2.66666666666667" calcext:value-type="float">
            <text:p>2.67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1674" calcext:value-type="float">
            <text:p>1674</text:p>
          </table:table-cell>
          <table:table-cell table:formula="of:=[.G33]-[.G33]/1.2" office:value-type="float" office:value="38.1666666666667" calcext:value-type="float">
            <text:p>38.17</text:p>
          </table:table-cell>
          <table:table-cell table:formula="of:=[.H33]/1.18*0.18" office:value-type="float" office:value="255.35593220339" calcext:value-type="float">
            <text:p>255.36</text:p>
          </table:table-cell>
          <table:table-cell table:style-name="ce22" table:formula="of:=[.C33]*[.I33]" office:value-type="float" office:value="305.333333333333" calcext:value-type="float">
            <text:p>305.33</text:p>
          </table:table-cell>
          <table:table-cell table:style-name="ce24" table:formula="of:=[.D33]*[.J33]" office:value-type="float" office:value="766.06779661017" calcext:value-type="float">
            <text:p>766.07</text:p>
          </table:table-cell>
          <table:table-cell table:style-name="ce33" table:formula="of:=([.K33]+[.L33])/12" office:value-type="float" office:value="89.2834274952919" calcext:value-type="float">
            <text:p>89.28</text:p>
          </table:table-cell>
          <table:table-cell table:formula="of:=[.K33]+[.L33]" office:value-type="float" office:value="1071.4011299435" calcext:value-type="float">
            <text:p>1071.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omody</text:p>
          </table:table-cell>
          <table:table-cell table:style-name="ce16" table:formula="of:=[.C8]+[.C17]" office:value-type="float" office:value="17" calcext:value-type="float">
            <text:p>17</text:p>
          </table:table-cell>
          <table:table-cell table:style-name="ce17" table:formula="of:=[.D8]+[.D17]" office:value-type="float" office:value="6" calcext:value-type="float">
            <text:p>6</text:p>
          </table:table-cell>
          <table:table-cell table:formula="of:=[.C34]+[.D34]" office:value-type="float" office:value="23" calcext:value-type="float">
            <text:p>23</text:p>
          </table:table-cell>
          <table:table-cell table:style-name="ce9" table:formula="of:=[.C34]/[.D34]" office:value-type="float" office:value="2.83333333333333" calcext:value-type="float">
            <text:p>2.83</text:p>
          </table:table-cell>
          <table:table-cell table:style-name="ce4" office:value-type="float" office:value="384" calcext:value-type="float">
            <text:p>384</text:p>
          </table:table-cell>
          <table:table-cell table:style-name="ce4" office:value-type="float" office:value="2613" calcext:value-type="float">
            <text:p>2613</text:p>
          </table:table-cell>
          <table:table-cell table:formula="of:=[.G34]-[.G34]/1.2" office:value-type="float" office:value="64" calcext:value-type="float">
            <text:p>64.00</text:p>
          </table:table-cell>
          <table:table-cell table:formula="of:=[.H34]/1.18*0.18" office:value-type="float" office:value="398.593220338983" calcext:value-type="float">
            <text:p>398.59</text:p>
          </table:table-cell>
          <table:table-cell table:style-name="ce22" table:formula="of:=[.C34]*[.I34]" office:value-type="float" office:value="1088" calcext:value-type="float">
            <text:p>1088.00</text:p>
          </table:table-cell>
          <table:table-cell table:style-name="ce24" table:formula="of:=[.D34]*[.J34]" office:value-type="float" office:value="2391.5593220339" calcext:value-type="float">
            <text:p>2391.56</text:p>
          </table:table-cell>
          <table:table-cell table:style-name="ce33" table:formula="of:=([.K34]+[.L34])/12" office:value-type="float" office:value="289.963276836158" calcext:value-type="float">
            <text:p>289.96</text:p>
          </table:table-cell>
          <table:table-cell table:formula="of:=[.K34]+[.L34]" office:value-type="float" office:value="3479.5593220339" calcext:value-type="float">
            <text:p>3479.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Łóżka</text:p>
          </table:table-cell>
          <table:table-cell table:style-name="ce16" table:formula="of:=[.C9]" office:value-type="float" office:value="8" calcext:value-type="float">
            <text:p>8</text:p>
          </table:table-cell>
          <table:table-cell table:style-name="ce17" table:formula="of:=[.D9]" office:value-type="float" office:value="3" calcext:value-type="float">
            <text:p>3</text:p>
          </table:table-cell>
          <table:table-cell table:formula="of:=[.C35]+[.D35]" office:value-type="float" office:value="11" calcext:value-type="float">
            <text:p>11</text:p>
          </table:table-cell>
          <table:table-cell table:style-name="ce9" table:formula="of:=[.C35]/[.D35]" office:value-type="float" office:value="2.66666666666667" calcext:value-type="float">
            <text:p>2.67</text:p>
          </table:table-cell>
          <table:table-cell table:style-name="ce4" office:value-type="float" office:value="1355" calcext:value-type="float">
            <text:p>1355</text:p>
          </table:table-cell>
          <table:table-cell table:style-name="ce4" office:value-type="float" office:value="6145" calcext:value-type="float">
            <text:p>6145</text:p>
          </table:table-cell>
          <table:table-cell table:formula="of:=[.G35]-[.G35]/1.2" office:value-type="float" office:value="225.833333333333" calcext:value-type="float">
            <text:p>225.83</text:p>
          </table:table-cell>
          <table:table-cell table:formula="of:=[.H35]/1.18*0.18" office:value-type="float" office:value="937.372881355932" calcext:value-type="float">
            <text:p>937.37</text:p>
          </table:table-cell>
          <table:table-cell table:style-name="ce22" table:formula="of:=[.C35]*[.I35]" office:value-type="float" office:value="1806.66666666667" calcext:value-type="float">
            <text:p>1806.67</text:p>
          </table:table-cell>
          <table:table-cell table:style-name="ce24" table:formula="of:=[.D35]*[.J35]" office:value-type="float" office:value="2812.1186440678" calcext:value-type="float">
            <text:p>2812.12</text:p>
          </table:table-cell>
          <table:table-cell table:style-name="ce33" table:formula="of:=([.K35]+[.L35])/12" office:value-type="float" office:value="384.898775894539" calcext:value-type="float">
            <text:p>384.90</text:p>
          </table:table-cell>
          <table:table-cell table:formula="of:=[.K35]+[.L35]" office:value-type="float" office:value="4618.78531073447" calcext:value-type="float">
            <text:p>4618.7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zafki</text:p>
          </table:table-cell>
          <table:table-cell table:style-name="ce16" table:formula="of:=[.C11]+[.C16]" office:value-type="float" office:value="11" calcext:value-type="float">
            <text:p>11</text:p>
          </table:table-cell>
          <table:table-cell table:style-name="ce17" table:formula="of:=[.D11]+[.D16]" office:value-type="float" office:value="4" calcext:value-type="float">
            <text:p>4</text:p>
          </table:table-cell>
          <table:table-cell table:formula="of:=[.C36]+[.D36]" office:value-type="float" office:value="15" calcext:value-type="float">
            <text:p>15</text:p>
          </table:table-cell>
          <table:table-cell table:style-name="ce9" table:formula="of:=[.C36]/[.D36]" office:value-type="float" office:value="2.75" calcext:value-type="float">
            <text:p>2.75</text:p>
          </table:table-cell>
          <table:table-cell table:style-name="ce4" office:value-type="float" office:value="850" calcext:value-type="float">
            <text:p>850</text:p>
          </table:table-cell>
          <table:table-cell table:style-name="ce4" office:value-type="float" office:value="4700" calcext:value-type="float">
            <text:p>4700</text:p>
          </table:table-cell>
          <table:table-cell table:formula="of:=[.G36]/1.2*0.2" office:value-type="float" office:value="141.666666666667" calcext:value-type="float">
            <text:p>141.67</text:p>
          </table:table-cell>
          <table:table-cell table:formula="of:=[.H36]/1.18*0.18" office:value-type="float" office:value="716.949152542373" calcext:value-type="float">
            <text:p>716.95</text:p>
          </table:table-cell>
          <table:table-cell table:style-name="ce22" table:formula="of:=[.C36]*[.I36]" office:value-type="float" office:value="1558.33333333333" calcext:value-type="float">
            <text:p>1558.33</text:p>
          </table:table-cell>
          <table:table-cell table:style-name="ce24" table:formula="of:=[.D36]*[.J36]" office:value-type="float" office:value="2867.79661016949" calcext:value-type="float">
            <text:p>2867.80</text:p>
          </table:table-cell>
          <table:table-cell table:style-name="ce33" table:formula="of:=([.K36]+[.L36])/12" office:value-type="float" office:value="368.844161958568" calcext:value-type="float">
            <text:p>368.84</text:p>
          </table:table-cell>
          <table:table-cell table:formula="of:=[.K36]+[.L36]" office:value-type="float" office:value="4426.12994350282" calcext:value-type="float">
            <text:p>4426.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oły</text:p>
          </table:table-cell>
          <table:table-cell table:style-name="ce16" table:formula="of:=[.C18]+[.C12]" office:value-type="float" office:value="11" calcext:value-type="float">
            <text:p>11</text:p>
          </table:table-cell>
          <table:table-cell table:style-name="ce17" table:formula="of:=[.D18]+[.D12]" office:value-type="float" office:value="4" calcext:value-type="float">
            <text:p>4</text:p>
          </table:table-cell>
          <table:table-cell table:formula="of:=[.C37]+[.D37]" office:value-type="float" office:value="15" calcext:value-type="float">
            <text:p>15</text:p>
          </table:table-cell>
          <table:table-cell table:style-name="ce9" table:formula="of:=[.C37]/[.D37]" office:value-type="float" office:value="2.75" calcext:value-type="float">
            <text:p>2.75</text:p>
          </table:table-cell>
          <table:table-cell table:style-name="ce4" office:value-type="float" office:value="1185" calcext:value-type="float">
            <text:p>1185</text:p>
          </table:table-cell>
          <table:table-cell table:style-name="ce4" office:value-type="float" office:value="3366" calcext:value-type="float">
            <text:p>3366</text:p>
          </table:table-cell>
          <table:table-cell table:formula="of:=[.G37]/1.2*0.2" office:value-type="float" office:value="197.5" calcext:value-type="float">
            <text:p>197.50</text:p>
          </table:table-cell>
          <table:table-cell table:formula="of:=[.H37]/1.18*0.18" office:value-type="float" office:value="513.457627118644" calcext:value-type="float">
            <text:p>513.46</text:p>
          </table:table-cell>
          <table:table-cell table:style-name="ce22" table:formula="of:=[.C37]*[.I37]" office:value-type="float" office:value="2172.5" calcext:value-type="float">
            <text:p>2172.50</text:p>
          </table:table-cell>
          <table:table-cell table:style-name="ce24" table:formula="of:=[.D37]*[.J37]" office:value-type="float" office:value="2053.83050847458" calcext:value-type="float">
            <text:p>2053.83</text:p>
          </table:table-cell>
          <table:table-cell table:style-name="ce33" table:formula="of:=([.K37]+[.L37])/12" office:value-type="float" office:value="352.194209039548" calcext:value-type="float">
            <text:p>352.19</text:p>
          </table:table-cell>
          <table:table-cell table:formula="of:=[.K37]+[.L37]" office:value-type="float" office:value="4226.33050847458" calcext:value-type="float">
            <text:p>4226.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rzesła</text:p>
          </table:table-cell>
          <table:table-cell table:style-name="ce16" table:formula="of:=[.C19]+[.C13]" office:value-type="float" office:value="11" calcext:value-type="float">
            <text:p>11</text:p>
          </table:table-cell>
          <table:table-cell table:style-name="ce17" table:formula="of:=[.D19]+[.D13]" office:value-type="float" office:value="4" calcext:value-type="float">
            <text:p>4</text:p>
          </table:table-cell>
          <table:table-cell table:formula="of:=[.C38]+[.D38]" office:value-type="float" office:value="15" calcext:value-type="float">
            <text:p>15</text:p>
          </table:table-cell>
          <table:table-cell table:style-name="ce9" table:formula="of:=[.C38]/[.D38]" office:value-type="float" office:value="2.75" calcext:value-type="float">
            <text:p>2.75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1236" calcext:value-type="float">
            <text:p>1236</text:p>
          </table:table-cell>
          <table:table-cell table:formula="of:=[.G38]/1.2*0.2" office:value-type="float" office:value="48.5" calcext:value-type="float">
            <text:p>48.50</text:p>
          </table:table-cell>
          <table:table-cell table:formula="of:=[.H38]/1.18*0.18" office:value-type="float" office:value="188.542372881356" calcext:value-type="float">
            <text:p>188.54</text:p>
          </table:table-cell>
          <table:table-cell table:style-name="ce22" table:formula="of:=[.C38]*[.I38]" office:value-type="float" office:value="533.5" calcext:value-type="float">
            <text:p>533.50</text:p>
          </table:table-cell>
          <table:table-cell table:style-name="ce24" table:formula="of:=[.D38]*[.J38]" office:value-type="float" office:value="754.169491525424" calcext:value-type="float">
            <text:p>754.17</text:p>
          </table:table-cell>
          <table:table-cell table:style-name="ce33" table:formula="of:=([.K38]+[.L38])/12" office:value-type="float" office:value="107.305790960452" calcext:value-type="float">
            <text:p>107.31</text:p>
          </table:table-cell>
          <table:table-cell table:formula="of:=[.K38]+[.L38]" office:value-type="float" office:value="1287.66949152542" calcext:value-type="float">
            <text:p>1287.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oliki kawowe</text:p>
          </table:table-cell>
          <table:table-cell table:style-name="ce16" table:formula="of:=[.C20]" office:value-type="float" office:value="9" calcext:value-type="float">
            <text:p>9</text:p>
          </table:table-cell>
          <table:table-cell table:style-name="ce17" table:formula="of:=[.D20]" office:value-type="float" office:value="3" calcext:value-type="float">
            <text:p>3</text:p>
          </table:table-cell>
          <table:table-cell table:formula="of:=[.C39]+[.D39]" office:value-type="float" office:value="12" calcext:value-type="float">
            <text:p>12</text:p>
          </table:table-cell>
          <table:table-cell table:style-name="ce9" table:formula="of:=[.C39]/[.D39]" office:value-type="float" office:value="3" calcext:value-type="float">
            <text:p>3.00</text:p>
          </table:table-cell>
          <table:table-cell table:style-name="ce4" office:value-type="float" office:value="474" calcext:value-type="float">
            <text:p>474</text:p>
          </table:table-cell>
          <table:table-cell table:style-name="ce4" office:value-type="float" office:value="2534" calcext:value-type="float">
            <text:p>2534</text:p>
          </table:table-cell>
          <table:table-cell table:formula="of:=[.G39]/1.2*0.2" office:value-type="float" office:value="79" calcext:value-type="float">
            <text:p>79.00</text:p>
          </table:table-cell>
          <table:table-cell table:formula="of:=[.H39]/1.18*0.18" office:value-type="float" office:value="386.542372881356" calcext:value-type="float">
            <text:p>386.54</text:p>
          </table:table-cell>
          <table:table-cell table:style-name="ce22" table:formula="of:=[.C39]*[.I39]" office:value-type="float" office:value="711" calcext:value-type="float">
            <text:p>711.00</text:p>
          </table:table-cell>
          <table:table-cell table:style-name="ce24" table:formula="of:=[.D39]*[.J39]" office:value-type="float" office:value="1159.62711864407" calcext:value-type="float">
            <text:p>1159.63</text:p>
          </table:table-cell>
          <table:table-cell table:style-name="ce33" table:formula="of:=([.K39]+[.L39])/12" office:value-type="float" office:value="155.885593220339" calcext:value-type="float">
            <text:p>155.89</text:p>
          </table:table-cell>
          <table:table-cell table:formula="of:=[.K39]+[.L39]" office:value-type="float" office:value="1870.62711864407" calcext:value-type="float">
            <text:p>1870.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fy</text:p>
          </table:table-cell>
          <table:table-cell table:style-name="ce16" table:formula="of:=[.C21]" office:value-type="float" office:value="9" calcext:value-type="float">
            <text:p>9</text:p>
          </table:table-cell>
          <table:table-cell table:style-name="ce17" table:formula="of:=[.D21]" office:value-type="float" office:value="3" calcext:value-type="float">
            <text:p>3</text:p>
          </table:table-cell>
          <table:table-cell table:formula="of:=[.C40]+[.D40]" office:value-type="float" office:value="12" calcext:value-type="float">
            <text:p>12</text:p>
          </table:table-cell>
          <table:table-cell table:style-name="ce9" table:formula="of:=[.C40]/[.D40]" office:value-type="float" office:value="3" calcext:value-type="float">
            <text:p>3.00</text:p>
          </table:table-cell>
          <table:table-cell table:style-name="ce4" office:value-type="float" office:value="3729" calcext:value-type="float">
            <text:p>3729</text:p>
          </table:table-cell>
          <table:table-cell table:style-name="ce4" office:value-type="float" office:value="9611" calcext:value-type="float">
            <text:p>9611</text:p>
          </table:table-cell>
          <table:table-cell table:formula="of:=[.G40]/1.2*0.2" office:value-type="float" office:value="621.5" calcext:value-type="float">
            <text:p>621.50</text:p>
          </table:table-cell>
          <table:table-cell table:formula="of:=[.H40]/1.18*0.18" office:value-type="float" office:value="1466.08474576271" calcext:value-type="float">
            <text:p>1466.08</text:p>
          </table:table-cell>
          <table:table-cell table:style-name="ce22" table:formula="of:=[.C40]*[.I40]" office:value-type="float" office:value="5593.5" calcext:value-type="float">
            <text:p>5593.50</text:p>
          </table:table-cell>
          <table:table-cell table:style-name="ce24" table:formula="of:=[.D40]*[.J40]" office:value-type="float" office:value="4398.25423728814" calcext:value-type="float">
            <text:p>4398.25</text:p>
          </table:table-cell>
          <table:table-cell table:style-name="ce33" table:formula="of:=([.K40]+[.L40])/12" office:value-type="float" office:value="832.646186440678" calcext:value-type="float">
            <text:p>832.65</text:p>
          </table:table-cell>
          <table:table-cell table:formula="of:=[.K40]+[.L40]" office:value-type="float" office:value="9991.75423728814" calcext:value-type="float">
            <text:p>9991.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tele</text:p>
          </table:table-cell>
          <table:table-cell table:style-name="ce16" table:formula="of:=[.C22]" office:value-type="float" office:value="9" calcext:value-type="float">
            <text:p>9</text:p>
          </table:table-cell>
          <table:table-cell table:style-name="ce17" table:formula="of:=[.D22]" office:value-type="float" office:value="3" calcext:value-type="float">
            <text:p>3</text:p>
          </table:table-cell>
          <table:table-cell table:formula="of:=[.C41]+[.D41]" office:value-type="float" office:value="12" calcext:value-type="float">
            <text:p>12</text:p>
          </table:table-cell>
          <table:table-cell table:style-name="ce9" table:formula="of:=[.C41]/[.D41]" office:value-type="float" office:value="3" calcext:value-type="float">
            <text:p>3.00</text:p>
          </table:table-cell>
          <table:table-cell table:style-name="ce4" office:value-type="float" office:value="1058" calcext:value-type="float">
            <text:p>1058</text:p>
          </table:table-cell>
          <table:table-cell table:style-name="ce4" office:value-type="float" office:value="2943" calcext:value-type="float">
            <text:p>2943</text:p>
          </table:table-cell>
          <table:table-cell table:formula="of:=[.G41]/1.2*0.2" office:value-type="float" office:value="176.333333333333" calcext:value-type="float">
            <text:p>176.33</text:p>
          </table:table-cell>
          <table:table-cell table:formula="of:=[.H41]/1.18*0.18" office:value-type="float" office:value="448.932203389831" calcext:value-type="float">
            <text:p>448.93</text:p>
          </table:table-cell>
          <table:table-cell table:style-name="ce22" table:formula="of:=[.C41]*[.I41]" office:value-type="float" office:value="1587" calcext:value-type="float">
            <text:p>1587.00</text:p>
          </table:table-cell>
          <table:table-cell table:style-name="ce24" table:formula="of:=[.D41]*[.J41]" office:value-type="float" office:value="1346.79661016949" calcext:value-type="float">
            <text:p>1346.80</text:p>
          </table:table-cell>
          <table:table-cell table:style-name="ce33" table:formula="of:=([.K41]+[.L41])/12" office:value-type="float" office:value="244.483050847458" calcext:value-type="float">
            <text:p>244.48</text:p>
          </table:table-cell>
          <table:table-cell table:formula="of:=[.K41]+[.L41]" office:value-type="float" office:value="2933.79661016949" calcext:value-type="float">
            <text:p>2933.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zafki RTV</text:p>
          </table:table-cell>
          <table:table-cell table:style-name="ce16" table:formula="of:=[.C23]" office:value-type="float" office:value="9" calcext:value-type="float">
            <text:p>9</text:p>
          </table:table-cell>
          <table:table-cell table:style-name="ce17" table:formula="of:=[.D23]" office:value-type="float" office:value="3" calcext:value-type="float">
            <text:p>3</text:p>
          </table:table-cell>
          <table:table-cell table:formula="of:=[.C42]+[.D42]" office:value-type="float" office:value="12" calcext:value-type="float">
            <text:p>12</text:p>
          </table:table-cell>
          <table:table-cell table:style-name="ce9" table:formula="of:=[.C42]/[.D42]" office:value-type="float" office:value="3" calcext:value-type="float">
            <text:p>3.00</text:p>
          </table:table-cell>
          <table:table-cell table:style-name="ce4" office:value-type="float" office:value="643" calcext:value-type="float">
            <text:p>643</text:p>
          </table:table-cell>
          <table:table-cell table:style-name="ce4" office:value-type="float" office:value="3802" calcext:value-type="float">
            <text:p>3802</text:p>
          </table:table-cell>
          <table:table-cell table:formula="of:=[.G42]/1.2*0.2" office:value-type="float" office:value="107.166666666667" calcext:value-type="float">
            <text:p>107.17</text:p>
          </table:table-cell>
          <table:table-cell table:formula="of:=[.H42]/1.18*0.18" office:value-type="float" office:value="579.966101694915" calcext:value-type="float">
            <text:p>579.97</text:p>
          </table:table-cell>
          <table:table-cell table:style-name="ce22" table:formula="of:=[.C42]*[.I42]" office:value-type="float" office:value="964.5" calcext:value-type="float">
            <text:p>964.50</text:p>
          </table:table-cell>
          <table:table-cell table:style-name="ce24" table:formula="of:=[.D42]*[.J42]" office:value-type="float" office:value="1739.89830508475" calcext:value-type="float">
            <text:p>1739.90</text:p>
          </table:table-cell>
          <table:table-cell table:style-name="ce33" table:formula="of:=([.K42]+[.L42])/12" office:value-type="float" office:value="225.366525423729" calcext:value-type="float">
            <text:p>225.37</text:p>
          </table:table-cell>
          <table:table-cell table:formula="of:=[.K42]+[.L42]" office:value-type="float" office:value="2704.39830508475" calcext:value-type="float">
            <text:p>2704.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gały</text:p>
          </table:table-cell>
          <table:table-cell table:style-name="ce16" table:formula="of:=[.C24]" office:value-type="float" office:value="9" calcext:value-type="float">
            <text:p>9</text:p>
          </table:table-cell>
          <table:table-cell table:style-name="ce17" table:formula="of:=[.D24]" office:value-type="float" office:value="3" calcext:value-type="float">
            <text:p>3</text:p>
          </table:table-cell>
          <table:table-cell table:formula="of:=[.C43]+[.D43]" office:value-type="float" office:value="12" calcext:value-type="float">
            <text:p>12</text:p>
          </table:table-cell>
          <table:table-cell table:style-name="ce9" table:formula="of:=[.C43]/[.D43]" office:value-type="float" office:value="3" calcext:value-type="float">
            <text:p>3.00</text:p>
          </table:table-cell>
          <table:table-cell table:style-name="ce4" office:value-type="float" office:value="408" calcext:value-type="float">
            <text:p>408</text:p>
          </table:table-cell>
          <table:table-cell table:style-name="ce4" office:value-type="float" office:value="2351" calcext:value-type="float">
            <text:p>2351</text:p>
          </table:table-cell>
          <table:table-cell table:formula="of:=[.G43]/1.2*0.2" office:value-type="float" office:value="68" calcext:value-type="float">
            <text:p>68.00</text:p>
          </table:table-cell>
          <table:table-cell table:formula="of:=[.H43]/1.18*0.18" office:value-type="float" office:value="358.627118644068" calcext:value-type="float">
            <text:p>358.63</text:p>
          </table:table-cell>
          <table:table-cell table:style-name="ce22" table:formula="of:=[.C43]*[.I43]" office:value-type="float" office:value="612" calcext:value-type="float">
            <text:p>612.00</text:p>
          </table:table-cell>
          <table:table-cell table:style-name="ce24" table:formula="of:=[.D43]*[.J43]" office:value-type="float" office:value="1075.8813559322" calcext:value-type="float">
            <text:p>1075.88</text:p>
          </table:table-cell>
          <table:table-cell table:style-name="ce33" table:formula="of:=([.K43]+[.L43])/12" office:value-type="float" office:value="140.656779661017" calcext:value-type="float">
            <text:p>140.66</text:p>
          </table:table-cell>
          <table:table-cell table:formula="of:=[.K43]+[.L43]" office:value-type="float" office:value="1687.8813559322" calcext:value-type="float">
            <text:p>1687.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urka</text:p>
          </table:table-cell>
          <table:table-cell table:style-name="ce16" table:formula="of:=[.C25]" office:value-type="float" office:value="9" calcext:value-type="float">
            <text:p>9</text:p>
          </table:table-cell>
          <table:table-cell table:style-name="ce17" table:formula="of:=[.D25]" office:value-type="float" office:value="3" calcext:value-type="float">
            <text:p>3</text:p>
          </table:table-cell>
          <table:table-cell table:formula="of:=[.C44]+[.D44]" office:value-type="float" office:value="12" calcext:value-type="float">
            <text:p>12</text:p>
          </table:table-cell>
          <table:table-cell table:style-name="ce9" table:formula="of:=[.C44]/[.D44]" office:value-type="float" office:value="3" calcext:value-type="float">
            <text:p>3.00</text:p>
          </table:table-cell>
          <table:table-cell table:style-name="ce4" office:value-type="float" office:value="727" calcext:value-type="float">
            <text:p>727</text:p>
          </table:table-cell>
          <table:table-cell table:style-name="ce4" office:value-type="float" office:value="4318" calcext:value-type="float">
            <text:p>4318</text:p>
          </table:table-cell>
          <table:table-cell table:formula="of:=[.G44]/1.2*0.2" office:value-type="float" office:value="121.166666666667" calcext:value-type="float">
            <text:p>121.17</text:p>
          </table:table-cell>
          <table:table-cell table:formula="of:=[.H44]/1.18*0.18" office:value-type="float" office:value="658.677966101695" calcext:value-type="float">
            <text:p>658.68</text:p>
          </table:table-cell>
          <table:table-cell table:style-name="ce22" table:formula="of:=[.C44]*[.I44]" office:value-type="float" office:value="1090.5" calcext:value-type="float">
            <text:p>1090.50</text:p>
          </table:table-cell>
          <table:table-cell table:style-name="ce24" table:formula="of:=[.D44]*[.J44]" office:value-type="float" office:value="1976.03389830508" calcext:value-type="float">
            <text:p>1976.03</text:p>
          </table:table-cell>
          <table:table-cell table:style-name="ce33" table:formula="of:=([.K44]+[.L44])/12" office:value-type="float" office:value="255.544491525423" calcext:value-type="float">
            <text:p>255.54</text:p>
          </table:table-cell>
          <table:table-cell table:formula="of:=[.K44]+[.L44]" office:value-type="float" office:value="3066.53389830508" calcext:value-type="float">
            <text:p>3066.53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6" office:value-type="string" calcext:value-type="string">
            <text:p>Razem</text:p>
          </table:table-cell>
          <table:table-cell table:style-name="ce18" table:formula="of:=[.E45]*0.75" office:value-type="float" office:value="119.25" calcext:value-type="float">
            <text:p>119</text:p>
          </table:table-cell>
          <table:table-cell table:style-name="ce18" table:formula="of:=[.E45]*0.25" office:value-type="float" office:value="39.75" calcext:value-type="float">
            <text:p>40</text:p>
          </table:table-cell>
          <table:table-cell table:style-name="ce18" table:formula="of:=[.E26]" office:value-type="float" office:value="159" calcext:value-type="float">
            <text:p>159</text:p>
          </table:table-cell>
          <table:table-cell table:style-name="ce6" table:formula="of:=[.C45]/[.D45]" office:value-type="float" office:value="3" calcext:value-type="float">
            <text:p>3</text:p>
          </table:table-cell>
          <table:table-cell table:style-name="ce6" table:number-columns-repeated="4"/>
          <table:table-cell table:style-name="ce10" table:formula="of:=SUM([.K32:.K44])" office:value-type="float" office:value="19926.8333333333" calcext:value-type="float">
            <text:p>19926.83</text:p>
          </table:table-cell>
          <table:table-cell table:style-name="ce10" table:formula="of:=SUM([.L32:.L44])" office:value-type="float" office:value="26988.406779661" calcext:value-type="float">
            <text:p>26988.41</text:p>
          </table:table-cell>
          <table:table-cell table:style-name="ce10" table:formula="of:=([.K45]+[.L45])/12" office:value-type="float" office:value="3909.60334274953" calcext:value-type="float">
            <text:p>3909.60</text:p>
          </table:table-cell>
          <table:table-cell table:style-name="ce10" table:formula="of:=[.K45]+[.L45]" office:value-type="float" office:value="46915.2401129943" calcext:value-type="float">
            <text:p>46915.24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7" office:value-type="string" calcext:value-type="string">
            <text:p>Zaokraglone</text:p>
          </table:table-cell>
          <table:table-cell table:style-name="ce7" table:formula="of:=SUM([.C32:.C44])" office:value-type="float" office:value="137" calcext:value-type="float">
            <text:p>137</text:p>
          </table:table-cell>
          <table:table-cell table:style-name="ce7" table:formula="of:=SUM([.D32:.D44])" office:value-type="float" office:value="48" calcext:value-type="float">
            <text:p>48</text:p>
          </table:table-cell>
          <table:table-cell table:style-name="ce7" table:formula="of:=[.C46]+[.D46]" office:value-type="float" office:value="185" calcext:value-type="float">
            <text:p>185</text:p>
          </table:table-cell>
          <table:table-cell table:style-name="ce7" table:number-columns-repeated="9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3" table:number-rows-spanned="1">
            <text:p>ROK N+1</text:p>
          </table:table-cell>
          <table:covered-table-cell table:number-columns-repeated="12" table:style-name="Default"/>
          <table:table-cell table:style-name="Default"/>
          <table:table-cell office:value-type="string" calcext:value-type="string" table:number-columns-spanned="2" table:number-rows-spanned="1">
            <text:p>Liczba producentów</text:p>
          </table:table-cell>
          <table:covered-table-cell/>
        </table:table-row>
        <table:table-row table:style-name="ro1" table:visibility="collapse">
          <table:table-cell table:style-name="ce1" office:value-type="string" calcext:value-type="string" table:number-columns-spanned="13" table:number-rows-spanned="1">
            <text:p>Przychód z podziałem na kategorie</text:p>
          </table:table-cell>
          <table:covered-table-cell table:number-columns-repeated="12" table:style-name="Default"/>
          <table:table-cell table:style-name="Default"/>
          <table:table-cell office:value-type="float" office:value="40" calcext:value-type="float" table:number-columns-spanned="2" table:number-rows-spanned="1">
            <text:p>40</text:p>
          </table:table-cell>
          <table:covered-table-cell/>
        </table:table-row>
        <table:table-row table:style-name="ro1" table:visibility="collapse">
          <table:table-cell table:style-name="Default" table:number-columns-spanned="2" table:number-rows-spanned="2"/>
          <table:covered-table-cell table:style-name="Default"/>
          <table:table-cell table:style-name="ce2" office:value-type="string" calcext:value-type="string" table:number-columns-spanned="3" table:number-rows-spanned="1">
            <text:p>Ilość sztuk</text:p>
          </table:table-cell>
          <table:covered-table-cell table:number-columns-repeated="2"/>
          <table:table-cell/>
          <table:table-cell table:style-name="ce2" office:value-type="string" calcext:value-type="string" table:number-columns-spanned="2" table:number-rows-spanned="1">
            <text:p>Cena średnia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Średni przychód</text:p>
          </table:table-cell>
          <table:covered-table-cell table:style-name="ce4"/>
          <table:table-cell table:style-name="ce2" office:value-type="string" calcext:value-type="string" table:number-columns-spanned="3" table:number-rows-spanned="1">
            <text:p>Przychód </text:p>
          </table:table-cell>
          <table:covered-table-cell table:number-columns-repeated="2" table:style-name="Default"/>
          <table:table-cell table:style-name="Default"/>
          <table:table-cell table:number-columns-repeated="2"/>
        </table:table-row>
        <table:table-row table:style-name="ro1" table:visibility="collapse">
          <table:covered-table-cell table:style-name="ce2"/>
          <table:covered-table-cell/>
          <table:table-cell office:value-type="string" calcext:value-type="string">
            <text:p>Polska</text:p>
          </table:table-cell>
          <table:table-cell office:value-type="string" calcext:value-type="string">
            <text:p>Kanada</text:p>
          </table:table-cell>
          <table:table-cell office:value-type="string" calcext:value-type="string">
            <text:p>Razem</text:p>
          </table:table-cell>
          <table:table-cell/>
          <table:table-cell table:style-name="ce4" office:value-type="string" calcext:value-type="string">
            <text:p>Polska</text:p>
          </table:table-cell>
          <table:table-cell table:style-name="ce4" office:value-type="string" calcext:value-type="string">
            <text:p>Kanada</text:p>
          </table:table-cell>
          <table:table-cell table:style-name="ce4" office:value-type="string" calcext:value-type="string">
            <text:p>Polska</text:p>
          </table:table-cell>
          <table:table-cell table:style-name="ce4" office:value-type="string" calcext:value-type="string">
            <text:p>Kanada</text:p>
          </table:table-cell>
          <table:table-cell table:style-name="ce4" office:value-type="string" calcext:value-type="string">
            <text:p>Polska</text:p>
          </table:table-cell>
          <table:table-cell table:style-name="Default" office:value-type="string" calcext:value-type="string">
            <text:p>Kanada</text:p>
          </table:table-cell>
          <table:table-cell table:style-name="Default" office:value-type="string" calcext:value-type="string">
            <text:p>Razem</text:p>
          </table:table-cell>
          <table:table-cell table:style-name="Default"/>
          <table:table-cell table:number-columns-repeated="2"/>
        </table:table-row>
        <table:table-row table:style-name="ro1" table:visibility="collapse">
          <table:table-cell table:style-name="ce3" office:value-type="string" calcext:value-type="string" table:number-columns-spanned="2" table:number-rows-spanned="1">
            <text:p>Meble do sypialni</text:p>
          </table:table-cell>
          <table:covered-table-cell table:style-name="ce12"/>
          <table:table-cell table:style-name="ce5" table:formula="of:=COM.MICROSOFT.CEILING.MATH(0.2*[.C72])" office:value-type="float" office:value="48" calcext:value-type="float">
            <text:p>48</text:p>
          </table:table-cell>
          <table:table-cell table:style-name="ce5" table:formula="of:=COM.MICROSOFT.CEILING.MATH(0.2*[.D72])" office:value-type="float" office:value="16" calcext:value-type="float">
            <text:p>16</text:p>
          </table:table-cell>
          <table:table-cell table:style-name="ce5" table:formula="of:=[.C51]+[.D51]" office:value-type="float" office:value="64" calcext:value-type="float">
            <text:p>64</text:p>
          </table:table-cell>
          <table:table-cell table:style-name="ce5"/>
          <table:table-cell table:style-name="ce8" table:formula="of:=AVERAGE([.G52];[.G53];[.G54];[.G55])" office:value-type="float" office:value="671.083125" calcext:value-type="float">
            <text:p>671.08</text:p>
          </table:table-cell>
          <table:table-cell table:style-name="ce8" table:formula="of:=AVERAGE([.H52:.H55])" office:value-type="float" office:value="3728.338" calcext:value-type="float">
            <text:p>3728.34</text:p>
          </table:table-cell>
          <table:table-cell table:style-name="ce8" table:formula="of:=AVERAGE([.I52:.I55])" office:value-type="float" office:value="111.8471875" calcext:value-type="float">
            <text:p>111.85</text:p>
          </table:table-cell>
          <table:table-cell table:style-name="ce8" table:formula="of:=AVERAGE([.J52:.J55])" office:value-type="float" office:value="568.729525423729" calcext:value-type="float">
            <text:p>568.73</text:p>
          </table:table-cell>
          <table:table-cell table:style-name="ce8" table:formula="of:=SUM([.K52:.K55])" office:value-type="float" office:value="7158.22" calcext:value-type="float">
            <text:p>7158.22</text:p>
          </table:table-cell>
          <table:table-cell table:style-name="ce8" table:formula="of:=SUM([.L52:.L55])" office:value-type="float" office:value="13649.5086101695" calcext:value-type="float">
            <text:p>13649.51</text:p>
          </table:table-cell>
          <table:table-cell table:style-name="ce8" table:formula="of:=[.K51]+[.L51]" office:value-type="float" office:value="20807.7286101695" calcext:value-type="float">
            <text:p>20807.73</text:p>
          </table:table-cell>
          <table:table-cell table:style-name="ce8"/>
          <table:table-cell table:number-columns-repeated="2"/>
        </table:table-row>
        <table:table-row table:style-name="ro1" table:visibility="collapse">
          <table:table-cell/>
          <table:table-cell office:value-type="string" calcext:value-type="string">
            <text:p>Szafy</text:p>
          </table:table-cell>
          <table:table-cell table:formula="of:=COM.MICROSOFT.CEILING.MATH(1/3*[.C51])" office:value-type="float" office:value="16" calcext:value-type="float">
            <text:p>16</text:p>
          </table:table-cell>
          <table:table-cell table:formula="of:=COM.MICROSOFT.CEILING.MATH(1/3*[.D51])" office:value-type="float" office:value="6" calcext:value-type="float">
            <text:p>6</text:p>
          </table:table-cell>
          <table:table-cell table:number-columns-repeated="2"/>
          <table:table-cell table:formula="of:=(1+[.P4]/100)*672" office:value-type="float" office:value="695.184" calcext:value-type="float">
            <text:p>695.18</text:p>
          </table:table-cell>
          <table:table-cell table:formula="of:=(1+[.P4]/100)*3984" office:value-type="float" office:value="4121.448" calcext:value-type="float">
            <text:p>4121.45</text:p>
          </table:table-cell>
          <table:table-cell table:formula="of:=[.G52]-[.G52]/1.2" office:value-type="float" office:value="115.864" calcext:value-type="float">
            <text:p>115.86</text:p>
          </table:table-cell>
          <table:table-cell table:formula="of:=[.H52]/1.18*0.18" office:value-type="float" office:value="628.695457627119" calcext:value-type="float">
            <text:p>628.70</text:p>
          </table:table-cell>
          <table:table-cell table:formula="of:=[.C52]*[.I52]" office:value-type="float" office:value="1853.824" calcext:value-type="float">
            <text:p>1853.82</text:p>
          </table:table-cell>
          <table:table-cell table:formula="of:=[.D52]*[.J52]" office:value-type="float" office:value="3772.17274576271" calcext:value-type="float">
            <text:p>3772.17</text:p>
          </table:table-cell>
          <table:table-cell table:formula="of:=[.K52]+[.L52]" office:value-type="float" office:value="5625.99674576271" calcext:value-type="float">
            <text:p>5626.00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Szafki nocne</text:p>
          </table:table-cell>
          <table:table-cell table:formula="of:=COM.MICROSOFT.CEILING.MATH(1/3*[.C51])" office:value-type="float" office:value="16" calcext:value-type="float">
            <text:p>16</text:p>
          </table:table-cell>
          <table:table-cell table:formula="of:=COM.MICROSOFT.CEILING.MATH(1/3*[.D51])" office:value-type="float" office:value="6" calcext:value-type="float">
            <text:p>6</text:p>
          </table:table-cell>
          <table:table-cell table:number-columns-repeated="2"/>
          <table:table-cell table:formula="of:=(1+[.P4]/100)*229" office:value-type="float" office:value="236.9005" calcext:value-type="float">
            <text:p>236.90</text:p>
          </table:table-cell>
          <table:table-cell table:formula="of:=(1+[.P4]/100)*1674" office:value-type="float" office:value="1731.753" calcext:value-type="float">
            <text:p>1731.75</text:p>
          </table:table-cell>
          <table:table-cell table:formula="of:=[.G53]-[.G53]/1.2" office:value-type="float" office:value="39.4834166666667" calcext:value-type="float">
            <text:p>39.48</text:p>
          </table:table-cell>
          <table:table-cell table:formula="of:=[.H53]/1.18*0.18" office:value-type="float" office:value="264.165711864407" calcext:value-type="float">
            <text:p>264.17</text:p>
          </table:table-cell>
          <table:table-cell table:formula="of:=[.C53]*[.I53]" office:value-type="float" office:value="631.734666666667" calcext:value-type="float">
            <text:p>631.73</text:p>
          </table:table-cell>
          <table:table-cell table:formula="of:=[.D53]*[.J53]" office:value-type="float" office:value="1584.99427118644" calcext:value-type="float">
            <text:p>1584.99</text:p>
          </table:table-cell>
          <table:table-cell table:formula="of:=[.K53]+[.L53]" office:value-type="float" office:value="2216.72893785311" calcext:value-type="float">
            <text:p>2216.73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Komody</text:p>
          </table:table-cell>
          <table:table-cell table:formula="of:=COM.MICROSOFT.CEILING.MATH(1/3*[.C51])" office:value-type="float" office:value="16" calcext:value-type="float">
            <text:p>16</text:p>
          </table:table-cell>
          <table:table-cell table:formula="of:=COM.MICROSOFT.CEILING.MATH(1/3*[.D51])" office:value-type="float" office:value="6" calcext:value-type="float">
            <text:p>6</text:p>
          </table:table-cell>
          <table:table-cell table:number-columns-repeated="2"/>
          <table:table-cell table:formula="of:=(1+[.P4]/100)*384" office:value-type="float" office:value="397.248" calcext:value-type="float">
            <text:p>397.25</text:p>
          </table:table-cell>
          <table:table-cell table:formula="of:=(1+[.P4]/100)*2613" office:value-type="float" office:value="2703.1485" calcext:value-type="float">
            <text:p>2703.15</text:p>
          </table:table-cell>
          <table:table-cell table:formula="of:=[.G54]-[.G54]/1.2" office:value-type="float" office:value="66.208" calcext:value-type="float">
            <text:p>66.21</text:p>
          </table:table-cell>
          <table:table-cell table:formula="of:=[.H54]/1.18*0.18" office:value-type="float" office:value="412.344686440678" calcext:value-type="float">
            <text:p>412.34</text:p>
          </table:table-cell>
          <table:table-cell table:formula="of:=[.C54]*[.I54]" office:value-type="float" office:value="1059.328" calcext:value-type="float">
            <text:p>1059.33</text:p>
          </table:table-cell>
          <table:table-cell table:formula="of:=[.D54]*[.J54]" office:value-type="float" office:value="2474.06811864407" calcext:value-type="float">
            <text:p>2474.07</text:p>
          </table:table-cell>
          <table:table-cell table:formula="of:=[.K54]+[.L54]" office:value-type="float" office:value="3533.39611864407" calcext:value-type="float">
            <text:p>3533.40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Łóżka</text:p>
          </table:table-cell>
          <table:table-cell table:formula="of:=COM.MICROSOFT.CEILING.MATH(1/3*[.C51])" office:value-type="float" office:value="16" calcext:value-type="float">
            <text:p>16</text:p>
          </table:table-cell>
          <table:table-cell table:formula="of:=COM.MICROSOFT.CEILING.MATH(1/3*[.D51])" office:value-type="float" office:value="6" calcext:value-type="float">
            <text:p>6</text:p>
          </table:table-cell>
          <table:table-cell table:number-columns-repeated="2"/>
          <table:table-cell office:value-type="float" office:value="1355" calcext:value-type="float">
            <text:p>1355.00</text:p>
          </table:table-cell>
          <table:table-cell table:formula="of:=(1+[.P4]/100)*6145" office:value-type="float" office:value="6357.0025" calcext:value-type="float">
            <text:p>6357.00</text:p>
          </table:table-cell>
          <table:table-cell table:formula="of:=[.G55]-[.G55]/1.2" office:value-type="float" office:value="225.833333333333" calcext:value-type="float">
            <text:p>225.83</text:p>
          </table:table-cell>
          <table:table-cell table:formula="of:=[.H55]/1.18*0.18" office:value-type="float" office:value="969.712245762712" calcext:value-type="float">
            <text:p>969.71</text:p>
          </table:table-cell>
          <table:table-cell table:formula="of:=[.C55]*[.I55]" office:value-type="float" office:value="3613.33333333333" calcext:value-type="float">
            <text:p>3613.33</text:p>
          </table:table-cell>
          <table:table-cell table:formula="of:=[.D55]*[.J55]" office:value-type="float" office:value="5818.27347457627" calcext:value-type="float">
            <text:p>5818.27</text:p>
          </table:table-cell>
          <table:table-cell table:formula="of:=[.K55]+[.L55]" office:value-type="float" office:value="9431.6068079096" calcext:value-type="float">
            <text:p>9431.61</text:p>
          </table:table-cell>
          <table:table-cell table:number-columns-repeated="3"/>
        </table:table-row>
        <table:table-row table:style-name="ro1" table:visibility="collapse">
          <table:table-cell table:style-name="ce3" office:value-type="string" calcext:value-type="string" table:number-columns-spanned="2" table:number-rows-spanned="1">
            <text:p>Meble kuchenne</text:p>
          </table:table-cell>
          <table:covered-table-cell table:style-name="ce12"/>
          <table:table-cell table:style-name="ce5" table:formula="of:=COM.MICROSOFT.CEILING.MATH(0.05*[.C72])" office:value-type="float" office:value="12" calcext:value-type="float">
            <text:p>12</text:p>
          </table:table-cell>
          <table:table-cell table:style-name="ce5" table:formula="of:=COM.MICROSOFT.CEILING.MATH(0.05*[.D72])" office:value-type="float" office:value="4" calcext:value-type="float">
            <text:p>4</text:p>
          </table:table-cell>
          <table:table-cell table:style-name="ce5" table:formula="of:=[.C56]+[.D56]" office:value-type="float" office:value="16" calcext:value-type="float">
            <text:p>16</text:p>
          </table:table-cell>
          <table:table-cell table:style-name="ce5"/>
          <table:table-cell table:style-name="ce8" table:formula="of:=AVERAGE([.G57:.G59])" office:value-type="float" office:value="802.082333333333" calcext:value-type="float">
            <text:p>802.08</text:p>
          </table:table-cell>
          <table:table-cell table:style-name="ce8" table:formula="of:=AVERAGE([.H57:.H59])" office:value-type="float" office:value="3207.63966666667" calcext:value-type="float">
            <text:p>3207.64</text:p>
          </table:table-cell>
          <table:table-cell table:style-name="ce8" table:formula="of:=AVERAGE([.I57:.I59])" office:value-type="float" office:value="133.680388888889" calcext:value-type="float">
            <text:p>133.68</text:p>
          </table:table-cell>
          <table:table-cell table:style-name="ce8" table:formula="of:=AVERAGE([.J57:.J59])" office:value-type="float" office:value="489.300966101695" calcext:value-type="float">
            <text:p>489.30</text:p>
          </table:table-cell>
          <table:table-cell table:style-name="ce8" table:formula="of:=SUM([.K57:.K59])" office:value-type="float" office:value="1604.16466666667" calcext:value-type="float">
            <text:p>1604.16</text:p>
          </table:table-cell>
          <table:table-cell table:style-name="ce8" table:formula="of:=SUM([.L57:.L59])" office:value-type="float" office:value="2935.80579661017" calcext:value-type="float">
            <text:p>2935.81</text:p>
          </table:table-cell>
          <table:table-cell table:style-name="ce8" table:formula="of:=[.K56]+[.L56]" office:value-type="float" office:value="4539.97046327684" calcext:value-type="float">
            <text:p>4539.97</text:p>
          </table:table-cell>
          <table:table-cell table:style-name="ce8"/>
          <table:table-cell table:number-columns-repeated="2"/>
        </table:table-row>
        <table:table-row table:style-name="ro1" table:visibility="collapse">
          <table:table-cell/>
          <table:table-cell office:value-type="string" calcext:value-type="string">
            <text:p>Szafki</text:p>
          </table:table-cell>
          <table:table-cell table:formula="of:=1/3*[.C56]" office:value-type="float" office:value="4" calcext:value-type="float">
            <text:p>4</text:p>
          </table:table-cell>
          <table:table-cell table:formula="of:=COM.MICROSOFT.CEILING.MATH(1/3*[.D56])" office:value-type="float" office:value="2" calcext:value-type="float">
            <text:p>2</text:p>
          </table:table-cell>
          <table:table-cell table:number-columns-repeated="2"/>
          <table:table-cell table:formula="of:=(1+[.P4]/100)*850" office:value-type="float" office:value="879.325" calcext:value-type="float">
            <text:p>879.33</text:p>
          </table:table-cell>
          <table:table-cell table:formula="of:=(1+[.P4]/100)*4700" office:value-type="float" office:value="4862.15" calcext:value-type="float">
            <text:p>4862.15</text:p>
          </table:table-cell>
          <table:table-cell table:formula="of:=[.G57]/1.2*0.2" office:value-type="float" office:value="146.554166666667" calcext:value-type="float">
            <text:p>146.55</text:p>
          </table:table-cell>
          <table:table-cell table:formula="of:=[.H57]/1.18*0.18" office:value-type="float" office:value="741.683898305085" calcext:value-type="float">
            <text:p>741.68</text:p>
          </table:table-cell>
          <table:table-cell table:formula="of:=[.C57]*[.I57]" office:value-type="float" office:value="586.216666666667" calcext:value-type="float">
            <text:p>586.22</text:p>
          </table:table-cell>
          <table:table-cell table:formula="of:=[.D57]*[.J57]" office:value-type="float" office:value="1483.36779661017" calcext:value-type="float">
            <text:p>1483.37</text:p>
          </table:table-cell>
          <table:table-cell table:formula="of:=[.K57]+[.L57]" office:value-type="float" office:value="2069.58446327684" calcext:value-type="float">
            <text:p>2069.58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Stoły</text:p>
          </table:table-cell>
          <table:table-cell table:formula="of:=1/3*[.C56]" office:value-type="float" office:value="4" calcext:value-type="float">
            <text:p>4</text:p>
          </table:table-cell>
          <table:table-cell table:formula="of:=COM.MICROSOFT.CEILING.MATH(1/3*[.D56])" office:value-type="float" office:value="2" calcext:value-type="float">
            <text:p>2</text:p>
          </table:table-cell>
          <table:table-cell table:number-columns-repeated="2"/>
          <table:table-cell table:formula="of:=(1+[.P4]/100)*1185" office:value-type="float" office:value="1225.8825" calcext:value-type="float">
            <text:p>1225.88</text:p>
          </table:table-cell>
          <table:table-cell table:formula="of:=(1+[.P4]/100)*3366" office:value-type="float" office:value="3482.127" calcext:value-type="float">
            <text:p>3482.13</text:p>
          </table:table-cell>
          <table:table-cell table:formula="of:=[.G58]/1.2*0.2" office:value-type="float" office:value="204.31375" calcext:value-type="float">
            <text:p>204.31</text:p>
          </table:table-cell>
          <table:table-cell table:formula="of:=[.H58]/1.18*0.18" office:value-type="float" office:value="531.171915254237" calcext:value-type="float">
            <text:p>531.17</text:p>
          </table:table-cell>
          <table:table-cell table:formula="of:=[.C58]*[.I58]" office:value-type="float" office:value="817.255" calcext:value-type="float">
            <text:p>817.26</text:p>
          </table:table-cell>
          <table:table-cell table:formula="of:=[.D58]*[.J58]" office:value-type="float" office:value="1062.34383050847" calcext:value-type="float">
            <text:p>1062.34</text:p>
          </table:table-cell>
          <table:table-cell table:formula="of:=[.K58]+[.L58]" office:value-type="float" office:value="1879.59883050847" calcext:value-type="float">
            <text:p>1879.60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Krzesła</text:p>
          </table:table-cell>
          <table:table-cell table:formula="of:=1/3*[.C56]" office:value-type="float" office:value="4" calcext:value-type="float">
            <text:p>4</text:p>
          </table:table-cell>
          <table:table-cell table:formula="of:=COM.MICROSOFT.CEILING.MATH(1/3*[.D56])" office:value-type="float" office:value="2" calcext:value-type="float">
            <text:p>2</text:p>
          </table:table-cell>
          <table:table-cell table:number-columns-repeated="2"/>
          <table:table-cell table:formula="of:=(1+[.P4]/100)*291" office:value-type="float" office:value="301.0395" calcext:value-type="float">
            <text:p>301.04</text:p>
          </table:table-cell>
          <table:table-cell table:formula="of:=(1+[.P4]/100)*1236" office:value-type="float" office:value="1278.642" calcext:value-type="float">
            <text:p>1278.64</text:p>
          </table:table-cell>
          <table:table-cell table:formula="of:=[.G59]/1.2*0.2" office:value-type="float" office:value="50.17325" calcext:value-type="float">
            <text:p>50.17</text:p>
          </table:table-cell>
          <table:table-cell table:formula="of:=[.H59]/1.18*0.18" office:value-type="float" office:value="195.047084745763" calcext:value-type="float">
            <text:p>195.05</text:p>
          </table:table-cell>
          <table:table-cell table:formula="of:=[.C59]*[.I59]" office:value-type="float" office:value="200.693" calcext:value-type="float">
            <text:p>200.69</text:p>
          </table:table-cell>
          <table:table-cell table:formula="of:=[.D59]*[.J59]" office:value-type="float" office:value="390.094169491525" calcext:value-type="float">
            <text:p>390.09</text:p>
          </table:table-cell>
          <table:table-cell table:formula="of:=[.K59]+[.L59]" office:value-type="float" office:value="590.787169491525" calcext:value-type="float">
            <text:p>590.79</text:p>
          </table:table-cell>
          <table:table-cell table:number-columns-repeated="3"/>
        </table:table-row>
        <table:table-row table:style-name="ro1" table:visibility="collapse">
          <table:table-cell table:style-name="ce3" office:value-type="string" calcext:value-type="string" table:number-columns-spanned="2" table:number-rows-spanned="1">
            <text:p>Meble do salonów I jadalnii</text:p>
          </table:table-cell>
          <table:covered-table-cell table:style-name="ce3"/>
          <table:table-cell table:style-name="ce5" table:formula="of:=COM.MICROSOFT.CEILING.MATH(0.75*[.C72])" office:value-type="float" office:value="179" calcext:value-type="float">
            <text:p>179</text:p>
          </table:table-cell>
          <table:table-cell table:style-name="ce5" table:formula="of:=COM.MICROSOFT.CEILING.MATH(0.75*[.D72])" office:value-type="float" office:value="60" calcext:value-type="float">
            <text:p>60</text:p>
          </table:table-cell>
          <table:table-cell table:style-name="ce5" table:formula="of:=[.C60]+[.D60]" office:value-type="float" office:value="239" calcext:value-type="float">
            <text:p>239</text:p>
          </table:table-cell>
          <table:table-cell table:style-name="ce5"/>
          <table:table-cell table:style-name="ce8" table:formula="of:=AVERAGE([.G61:.G71])" office:value-type="float" office:value="949.550272727273" calcext:value-type="float">
            <text:p>949.55</text:p>
          </table:table-cell>
          <table:table-cell table:style-name="ce8" table:formula="of:=AVERAGE([.H61:.H71])" office:value-type="float" office:value="3729.27845454545" calcext:value-type="float">
            <text:p>3729.28</text:p>
          </table:table-cell>
          <table:table-cell table:style-name="ce8" table:formula="of:=AVERAGE([.I61:.I71])" office:value-type="float" office:value="158.258378787879" calcext:value-type="float">
            <text:p>158.26</text:p>
          </table:table-cell>
          <table:table-cell table:style-name="ce8" table:formula="of:=AVERAGE([.J61:.J71])" office:value-type="float" office:value="568.87298459168" calcext:value-type="float">
            <text:p>568.87</text:p>
          </table:table-cell>
          <table:table-cell table:style-name="ce8" table:formula="of:=SUM([.K61:.K71])" office:value-type="float" office:value="29594.3168333333" calcext:value-type="float">
            <text:p>29594.32</text:p>
          </table:table-cell>
          <table:table-cell table:style-name="ce8" table:formula="of:=SUM([.L61:.L71])" office:value-type="float" office:value="37545.6169830508" calcext:value-type="float">
            <text:p>37545.62</text:p>
          </table:table-cell>
          <table:table-cell table:style-name="ce8" table:formula="of:=[.K60]+[.L60]" office:value-type="float" office:value="67139.9338163842" calcext:value-type="float">
            <text:p>67139.93</text:p>
          </table:table-cell>
          <table:table-cell table:style-name="ce8"/>
          <table:table-cell table:number-columns-repeated="2"/>
        </table:table-row>
        <table:table-row table:style-name="ro1" table:visibility="collapse">
          <table:table-cell/>
          <table:table-cell office:value-type="string" calcext:value-type="string">
            <text:p>Szafy</text:p>
          </table:table-cell>
          <table:table-cell table:formula="of:=COM.MICROSOFT.CEILING.MATH(1/11*[.C60])" office:value-type="float" office:value="17" calcext:value-type="float">
            <text:p>17</text:p>
          </table:table-cell>
          <table:table-cell table:formula="of:=COM.MICROSOFT.CEILING.MATH(1/11*[.D60])" office:value-type="float" office:value="6" calcext:value-type="float">
            <text:p>6</text:p>
          </table:table-cell>
          <table:table-cell table:number-columns-repeated="2"/>
          <table:table-cell table:formula="of:=(1+[.P4]/100)*672" office:value-type="float" office:value="695.184" calcext:value-type="float">
            <text:p>695.18</text:p>
          </table:table-cell>
          <table:table-cell table:formula="of:=(1+[.P4]/100)*3984" office:value-type="float" office:value="4121.448" calcext:value-type="float">
            <text:p>4121.45</text:p>
          </table:table-cell>
          <table:table-cell table:formula="of:=[.G61]/1.2*0.2" office:value-type="float" office:value="115.864" calcext:value-type="float">
            <text:p>115.86</text:p>
          </table:table-cell>
          <table:table-cell table:formula="of:=[.H61]/1.18*0.18" office:value-type="float" office:value="628.695457627119" calcext:value-type="float">
            <text:p>628.70</text:p>
          </table:table-cell>
          <table:table-cell table:formula="of:=[.C61]*[.I61]" office:value-type="float" office:value="1969.688" calcext:value-type="float">
            <text:p>1969.69</text:p>
          </table:table-cell>
          <table:table-cell table:formula="of:=[.D61]*[.J61]" office:value-type="float" office:value="3772.17274576271" calcext:value-type="float">
            <text:p>3772.17</text:p>
          </table:table-cell>
          <table:table-cell table:formula="of:=[.K61]+[.L61]" office:value-type="float" office:value="5741.86074576271" calcext:value-type="float">
            <text:p>5741.86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Szafki</text:p>
          </table:table-cell>
          <table:table-cell table:formula="of:=COM.MICROSOFT.CEILING.MATH(1/11*[.C60])" office:value-type="float" office:value="17" calcext:value-type="float">
            <text:p>17</text:p>
          </table:table-cell>
          <table:table-cell table:formula="of:=COM.MICROSOFT.CEILING.MATH(1/11*[.D60])" office:value-type="float" office:value="6" calcext:value-type="float">
            <text:p>6</text:p>
          </table:table-cell>
          <table:table-cell table:number-columns-repeated="2"/>
          <table:table-cell table:formula="of:=(1+[.P4]/100)*561" office:value-type="float" office:value="580.3545" calcext:value-type="float">
            <text:p>580.35</text:p>
          </table:table-cell>
          <table:table-cell table:formula="of:=(1+[.P4]/100)*2896" office:value-type="float" office:value="2995.912" calcext:value-type="float">
            <text:p>2995.91</text:p>
          </table:table-cell>
          <table:table-cell table:formula="of:=[.G62]/1.2*0.2" office:value-type="float" office:value="96.72575" calcext:value-type="float">
            <text:p>96.73</text:p>
          </table:table-cell>
          <table:table-cell table:formula="of:=[.H62]/1.18*0.18" office:value-type="float" office:value="457.003525423729" calcext:value-type="float">
            <text:p>457.00</text:p>
          </table:table-cell>
          <table:table-cell table:formula="of:=[.C62]*[.I62]" office:value-type="float" office:value="1644.33775" calcext:value-type="float">
            <text:p>1644.34</text:p>
          </table:table-cell>
          <table:table-cell table:formula="of:=[.D62]*[.J62]" office:value-type="float" office:value="2742.02115254237" calcext:value-type="float">
            <text:p>2742.02</text:p>
          </table:table-cell>
          <table:table-cell table:formula="of:=[.K62]+[.L62]" office:value-type="float" office:value="4386.35890254237" calcext:value-type="float">
            <text:p>4386.36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Komody</text:p>
          </table:table-cell>
          <table:table-cell table:formula="of:=COM.MICROSOFT.CEILING.MATH(1/11*[.C60])" office:value-type="float" office:value="17" calcext:value-type="float">
            <text:p>17</text:p>
          </table:table-cell>
          <table:table-cell table:formula="of:=COM.MICROSOFT.CEILING.MATH(1/11*[.D60])" office:value-type="float" office:value="6" calcext:value-type="float">
            <text:p>6</text:p>
          </table:table-cell>
          <table:table-cell table:number-columns-repeated="2"/>
          <table:table-cell table:formula="of:=(1+[.P4]/100)*384" office:value-type="float" office:value="397.248" calcext:value-type="float">
            <text:p>397.25</text:p>
          </table:table-cell>
          <table:table-cell table:formula="of:=(1+[.P4]/100)*2613" office:value-type="float" office:value="2703.1485" calcext:value-type="float">
            <text:p>2703.15</text:p>
          </table:table-cell>
          <table:table-cell table:formula="of:=[.G63]/1.2*0.2" office:value-type="float" office:value="66.208" calcext:value-type="float">
            <text:p>66.21</text:p>
          </table:table-cell>
          <table:table-cell table:formula="of:=[.H63]/1.18*0.18" office:value-type="float" office:value="412.344686440678" calcext:value-type="float">
            <text:p>412.34</text:p>
          </table:table-cell>
          <table:table-cell table:formula="of:=[.C63]*[.I63]" office:value-type="float" office:value="1125.536" calcext:value-type="float">
            <text:p>1125.54</text:p>
          </table:table-cell>
          <table:table-cell table:formula="of:=[.D63]*[.J63]" office:value-type="float" office:value="2474.06811864407" calcext:value-type="float">
            <text:p>2474.07</text:p>
          </table:table-cell>
          <table:table-cell table:formula="of:=[.K63]+[.L63]" office:value-type="float" office:value="3599.60411864407" calcext:value-type="float">
            <text:p>3599.60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Stoły</text:p>
          </table:table-cell>
          <table:table-cell table:formula="of:=COM.MICROSOFT.CEILING.MATH(1/11*[.C60])" office:value-type="float" office:value="17" calcext:value-type="float">
            <text:p>17</text:p>
          </table:table-cell>
          <table:table-cell table:formula="of:=COM.MICROSOFT.CEILING.MATH(1/11*[.D60])" office:value-type="float" office:value="6" calcext:value-type="float">
            <text:p>6</text:p>
          </table:table-cell>
          <table:table-cell table:number-columns-repeated="2"/>
          <table:table-cell table:formula="of:=(1+[.P4]/100)*1185" office:value-type="float" office:value="1225.8825" calcext:value-type="float">
            <text:p>1225.88</text:p>
          </table:table-cell>
          <table:table-cell table:formula="of:=(1+[.P4]/100)*3366" office:value-type="float" office:value="3482.127" calcext:value-type="float">
            <text:p>3482.13</text:p>
          </table:table-cell>
          <table:table-cell table:formula="of:=[.G64]/1.2*0.2" office:value-type="float" office:value="204.31375" calcext:value-type="float">
            <text:p>204.31</text:p>
          </table:table-cell>
          <table:table-cell table:formula="of:=[.H64]/1.18*0.18" office:value-type="float" office:value="531.171915254237" calcext:value-type="float">
            <text:p>531.17</text:p>
          </table:table-cell>
          <table:table-cell table:formula="of:=[.C64]*[.I64]" office:value-type="float" office:value="3473.33375" calcext:value-type="float">
            <text:p>3473.33</text:p>
          </table:table-cell>
          <table:table-cell table:formula="of:=[.D64]*[.J64]" office:value-type="float" office:value="3187.03149152542" calcext:value-type="float">
            <text:p>3187.03</text:p>
          </table:table-cell>
          <table:table-cell table:formula="of:=[.K64]+[.L64]" office:value-type="float" office:value="6660.36524152542" calcext:value-type="float">
            <text:p>6660.37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Krzesła</text:p>
          </table:table-cell>
          <table:table-cell table:formula="of:=COM.MICROSOFT.CEILING.MATH(1/11*[.C60])" office:value-type="float" office:value="17" calcext:value-type="float">
            <text:p>17</text:p>
          </table:table-cell>
          <table:table-cell table:formula="of:=COM.MICROSOFT.CEILING.MATH(1/11*[.D60])" office:value-type="float" office:value="6" calcext:value-type="float">
            <text:p>6</text:p>
          </table:table-cell>
          <table:table-cell table:number-columns-repeated="2"/>
          <table:table-cell table:formula="of:=(1+[.P4]/100)*291" office:value-type="float" office:value="301.0395" calcext:value-type="float">
            <text:p>301.04</text:p>
          </table:table-cell>
          <table:table-cell table:formula="of:=(1+[.P4]/100)*1236" office:value-type="float" office:value="1278.642" calcext:value-type="float">
            <text:p>1278.64</text:p>
          </table:table-cell>
          <table:table-cell table:formula="of:=[.G65]/1.2*0.2" office:value-type="float" office:value="50.17325" calcext:value-type="float">
            <text:p>50.17</text:p>
          </table:table-cell>
          <table:table-cell table:formula="of:=[.H65]/1.18*0.18" office:value-type="float" office:value="195.047084745763" calcext:value-type="float">
            <text:p>195.05</text:p>
          </table:table-cell>
          <table:table-cell table:formula="of:=[.C65]*[.I65]" office:value-type="float" office:value="852.94525" calcext:value-type="float">
            <text:p>852.95</text:p>
          </table:table-cell>
          <table:table-cell table:formula="of:=[.D65]*[.J65]" office:value-type="float" office:value="1170.28250847458" calcext:value-type="float">
            <text:p>1170.28</text:p>
          </table:table-cell>
          <table:table-cell table:formula="of:=[.K65]+[.L65]" office:value-type="float" office:value="2023.22775847458" calcext:value-type="float">
            <text:p>2023.23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Stoliki kawowe</text:p>
          </table:table-cell>
          <table:table-cell table:formula="of:=COM.MICROSOFT.CEILING.MATH(1/11*[.C60])" office:value-type="float" office:value="17" calcext:value-type="float">
            <text:p>17</text:p>
          </table:table-cell>
          <table:table-cell table:formula="of:=COM.MICROSOFT.CEILING.MATH(1/11*[.D60])" office:value-type="float" office:value="6" calcext:value-type="float">
            <text:p>6</text:p>
          </table:table-cell>
          <table:table-cell table:number-columns-repeated="2"/>
          <table:table-cell table:formula="of:=(1+[.P4]/100)*474" office:value-type="float" office:value="490.353" calcext:value-type="float">
            <text:p>490.35</text:p>
          </table:table-cell>
          <table:table-cell table:formula="of:=(1+[.P4]/100)*2534" office:value-type="float" office:value="2621.423" calcext:value-type="float">
            <text:p>2621.42</text:p>
          </table:table-cell>
          <table:table-cell table:formula="of:=[.G66]/1.2*0.2" office:value-type="float" office:value="81.7255" calcext:value-type="float">
            <text:p>81.73</text:p>
          </table:table-cell>
          <table:table-cell table:formula="of:=[.H66]/1.18*0.18" office:value-type="float" office:value="399.878084745763" calcext:value-type="float">
            <text:p>399.88</text:p>
          </table:table-cell>
          <table:table-cell table:formula="of:=[.C66]*[.I66]" office:value-type="float" office:value="1389.3335" calcext:value-type="float">
            <text:p>1389.33</text:p>
          </table:table-cell>
          <table:table-cell table:formula="of:=[.D66]*[.J66]" office:value-type="float" office:value="2399.26850847458" calcext:value-type="float">
            <text:p>2399.27</text:p>
          </table:table-cell>
          <table:table-cell table:formula="of:=[.K66]+[.L66]" office:value-type="float" office:value="3788.60200847458" calcext:value-type="float">
            <text:p>3788.60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Sofy</text:p>
          </table:table-cell>
          <table:table-cell table:formula="of:=COM.MICROSOFT.CEILING.MATH(1/11*[.C60])" office:value-type="float" office:value="17" calcext:value-type="float">
            <text:p>17</text:p>
          </table:table-cell>
          <table:table-cell table:formula="of:=COM.MICROSOFT.CEILING.MATH(1/11*[.D60])" office:value-type="float" office:value="6" calcext:value-type="float">
            <text:p>6</text:p>
          </table:table-cell>
          <table:table-cell table:number-columns-repeated="2"/>
          <table:table-cell table:formula="of:=(1+[.P4]/100)*3729" office:value-type="float" office:value="3857.6505" calcext:value-type="float">
            <text:p>3857.65</text:p>
          </table:table-cell>
          <table:table-cell table:formula="of:=(1+[.P4]/100)*9611" office:value-type="float" office:value="9942.5795" calcext:value-type="float">
            <text:p>9942.58</text:p>
          </table:table-cell>
          <table:table-cell table:formula="of:=[.G67]/1.2*0.2" office:value-type="float" office:value="642.94175" calcext:value-type="float">
            <text:p>642.94</text:p>
          </table:table-cell>
          <table:table-cell table:formula="of:=[.H67]/1.18*0.18" office:value-type="float" office:value="1516.66466949153" calcext:value-type="float">
            <text:p>1516.66</text:p>
          </table:table-cell>
          <table:table-cell table:formula="of:=[.C67]*[.I67]" office:value-type="float" office:value="10930.00975" calcext:value-type="float">
            <text:p>10930.01</text:p>
          </table:table-cell>
          <table:table-cell table:formula="of:=[.D67]*[.J67]" office:value-type="float" office:value="9099.98801694915" calcext:value-type="float">
            <text:p>9099.99</text:p>
          </table:table-cell>
          <table:table-cell table:formula="of:=[.K67]+[.L67]" office:value-type="float" office:value="20029.9977669491" calcext:value-type="float">
            <text:p>20030.00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Fotele</text:p>
          </table:table-cell>
          <table:table-cell table:formula="of:=COM.MICROSOFT.CEILING.MATH(1/11*[.C60])" office:value-type="float" office:value="17" calcext:value-type="float">
            <text:p>17</text:p>
          </table:table-cell>
          <table:table-cell table:formula="of:=COM.MICROSOFT.CEILING.MATH(1/11*[.D60])" office:value-type="float" office:value="6" calcext:value-type="float">
            <text:p>6</text:p>
          </table:table-cell>
          <table:table-cell table:number-columns-repeated="2"/>
          <table:table-cell office:value-type="float" office:value="1058" calcext:value-type="float">
            <text:p>1058.00</text:p>
          </table:table-cell>
          <table:table-cell table:formula="of:=(1+[.P4]/100)*2943" office:value-type="float" office:value="3044.5335" calcext:value-type="float">
            <text:p>3044.53</text:p>
          </table:table-cell>
          <table:table-cell table:formula="of:=[.G68]/1.2*0.2" office:value-type="float" office:value="176.333333333333" calcext:value-type="float">
            <text:p>176.33</text:p>
          </table:table-cell>
          <table:table-cell table:formula="of:=[.H68]/1.18*0.18" office:value-type="float" office:value="464.42036440678" calcext:value-type="float">
            <text:p>464.42</text:p>
          </table:table-cell>
          <table:table-cell table:formula="of:=[.C68]*[.I68]" office:value-type="float" office:value="2997.66666666667" calcext:value-type="float">
            <text:p>2997.67</text:p>
          </table:table-cell>
          <table:table-cell table:formula="of:=[.D68]*[.J68]" office:value-type="float" office:value="2786.52218644068" calcext:value-type="float">
            <text:p>2786.52</text:p>
          </table:table-cell>
          <table:table-cell table:formula="of:=[.K68]+[.L68]" office:value-type="float" office:value="5784.18885310735" calcext:value-type="float">
            <text:p>5784.19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Szafki RTV</text:p>
          </table:table-cell>
          <table:table-cell table:formula="of:=COM.MICROSOFT.CEILING.MATH(1/11*[.C60])" office:value-type="float" office:value="17" calcext:value-type="float">
            <text:p>17</text:p>
          </table:table-cell>
          <table:table-cell table:formula="of:=COM.MICROSOFT.CEILING.MATH(1/11*[.D60])" office:value-type="float" office:value="6" calcext:value-type="float">
            <text:p>6</text:p>
          </table:table-cell>
          <table:table-cell table:number-columns-repeated="2"/>
          <table:table-cell table:formula="of:=(1+[.P4]/100)*643" office:value-type="float" office:value="665.1835" calcext:value-type="float">
            <text:p>665.18</text:p>
          </table:table-cell>
          <table:table-cell table:formula="of:=(1+[.P4]/100)*3802" office:value-type="float" office:value="3933.169" calcext:value-type="float">
            <text:p>3933.17</text:p>
          </table:table-cell>
          <table:table-cell table:formula="of:=[.G69]/1.2*0.2" office:value-type="float" office:value="110.863916666667" calcext:value-type="float">
            <text:p>110.86</text:p>
          </table:table-cell>
          <table:table-cell table:formula="of:=[.H69]/1.18*0.18" office:value-type="float" office:value="599.97493220339" calcext:value-type="float">
            <text:p>599.97</text:p>
          </table:table-cell>
          <table:table-cell table:formula="of:=[.C69]*[.I69]" office:value-type="float" office:value="1884.68658333333" calcext:value-type="float">
            <text:p>1884.69</text:p>
          </table:table-cell>
          <table:table-cell table:formula="of:=[.D69]*[.J69]" office:value-type="float" office:value="3599.84959322034" calcext:value-type="float">
            <text:p>3599.85</text:p>
          </table:table-cell>
          <table:table-cell table:formula="of:=[.K69]+[.L69]" office:value-type="float" office:value="5484.53617655367" calcext:value-type="float">
            <text:p>5484.54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Regały</text:p>
          </table:table-cell>
          <table:table-cell table:formula="of:=COM.MICROSOFT.CEILING.MATH(1/11*[.C60])" office:value-type="float" office:value="17" calcext:value-type="float">
            <text:p>17</text:p>
          </table:table-cell>
          <table:table-cell table:formula="of:=COM.MICROSOFT.CEILING.MATH(1/11*[.D60])" office:value-type="float" office:value="6" calcext:value-type="float">
            <text:p>6</text:p>
          </table:table-cell>
          <table:table-cell table:number-columns-repeated="2"/>
          <table:table-cell table:formula="of:=(1+[.P4]/100)*408" office:value-type="float" office:value="422.076" calcext:value-type="float">
            <text:p>422.08</text:p>
          </table:table-cell>
          <table:table-cell table:formula="of:=(1+[.P4]/100)*2351" office:value-type="float" office:value="2432.1095" calcext:value-type="float">
            <text:p>2432.11</text:p>
          </table:table-cell>
          <table:table-cell table:formula="of:=[.G70]/1.2*0.2" office:value-type="float" office:value="70.346" calcext:value-type="float">
            <text:p>70.35</text:p>
          </table:table-cell>
          <table:table-cell table:formula="of:=[.H70]/1.18*0.18" office:value-type="float" office:value="370.999754237288" calcext:value-type="float">
            <text:p>371.00</text:p>
          </table:table-cell>
          <table:table-cell table:formula="of:=[.C70]*[.I70]" office:value-type="float" office:value="1195.882" calcext:value-type="float">
            <text:p>1195.88</text:p>
          </table:table-cell>
          <table:table-cell table:formula="of:=[.D70]*[.J70]" office:value-type="float" office:value="2225.99852542373" calcext:value-type="float">
            <text:p>2226.00</text:p>
          </table:table-cell>
          <table:table-cell table:formula="of:=[.K70]+[.L70]" office:value-type="float" office:value="3421.88052542373" calcext:value-type="float">
            <text:p>3421.88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Biurka</text:p>
          </table:table-cell>
          <table:table-cell table:formula="of:=COM.MICROSOFT.CEILING.MATH(1/11*[.C60])" office:value-type="float" office:value="17" calcext:value-type="float">
            <text:p>17</text:p>
          </table:table-cell>
          <table:table-cell table:formula="of:=COM.MICROSOFT.CEILING.MATH(1/11*[.D60])" office:value-type="float" office:value="6" calcext:value-type="float">
            <text:p>6</text:p>
          </table:table-cell>
          <table:table-cell table:number-columns-repeated="2"/>
          <table:table-cell table:formula="of:=(1+[.P4]/100)*727" office:value-type="float" office:value="752.0815" calcext:value-type="float">
            <text:p>752.08</text:p>
          </table:table-cell>
          <table:table-cell table:formula="of:=(1+[.P4]/100)*4318" office:value-type="float" office:value="4466.971" calcext:value-type="float">
            <text:p>4466.97</text:p>
          </table:table-cell>
          <table:table-cell table:formula="of:=[.G71]/1.2*0.2" office:value-type="float" office:value="125.346916666667" calcext:value-type="float">
            <text:p>125.35</text:p>
          </table:table-cell>
          <table:table-cell table:formula="of:=[.H71]/1.18*0.18" office:value-type="float" office:value="681.402355932203" calcext:value-type="float">
            <text:p>681.40</text:p>
          </table:table-cell>
          <table:table-cell table:formula="of:=[.C71]*[.I71]" office:value-type="float" office:value="2130.89758333333" calcext:value-type="float">
            <text:p>2130.90</text:p>
          </table:table-cell>
          <table:table-cell table:formula="of:=[.D71]*[.J71]" office:value-type="float" office:value="4088.41413559322" calcext:value-type="float">
            <text:p>4088.41</text:p>
          </table:table-cell>
          <table:table-cell table:formula="of:=[.K71]+[.L71]" office:value-type="float" office:value="6219.31171892655" calcext:value-type="float">
            <text:p>6219.31</text:p>
          </table:table-cell>
          <table:table-cell table:number-columns-repeated="3"/>
        </table:table-row>
        <table:table-row table:style-name="ro1" table:visibility="collapse">
          <table:table-cell table:style-name="Default"/>
          <table:table-cell table:style-name="ce6" office:value-type="string" calcext:value-type="string">
            <text:p>Razem</text:p>
          </table:table-cell>
          <table:table-cell table:style-name="ce6" table:formula="of:=[.E72]*0.75" office:value-type="float" office:value="238.5" calcext:value-type="float">
            <text:p>238.5</text:p>
          </table:table-cell>
          <table:table-cell table:style-name="ce6" table:formula="of:=[.E72]*0.25" office:value-type="float" office:value="79.5" calcext:value-type="float">
            <text:p>79.5</text:p>
          </table:table-cell>
          <table:table-cell table:style-name="ce6" table:formula="of:=7.95*[.O48]" office:value-type="float" office:value="318" calcext:value-type="float">
            <text:p>318</text:p>
          </table:table-cell>
          <table:table-cell table:style-name="ce6"/>
          <table:table-cell table:style-name="ce10" table:number-columns-repeated="4"/>
          <table:table-cell table:style-name="ce10" table:formula="of:=SUM([.K56];[.K60];[.K51])" office:value-type="float" office:value="38356.7015" calcext:value-type="float">
            <text:p>38356.70</text:p>
          </table:table-cell>
          <table:table-cell table:style-name="ce10" table:formula="of:=SUM([.L56];[.L60];[.L51])" office:value-type="float" office:value="54130.9313898305" calcext:value-type="float">
            <text:p>54130.93</text:p>
          </table:table-cell>
          <table:table-cell table:style-name="ce10" table:formula="of:=[.K72]+[.L72]" office:value-type="float" office:value="92487.6328898305" calcext:value-type="float">
            <text:p>92487.63</text:p>
          </table:table-cell>
          <table:table-cell table:style-name="ce10"/>
          <table:table-cell table:number-columns-repeated="2"/>
        </table:table-row>
        <table:table-row table:style-name="ro1" table:visibility="collapse">
          <table:table-cell table:style-name="Default"/>
          <table:table-cell table:style-name="ce7" office:value-type="string" calcext:value-type="string">
            <text:p>Zaokraglone</text:p>
          </table:table-cell>
          <table:table-cell table:style-name="ce7" table:formula="of:=SUM([.C71];[.C70];[.C69];[.C68];[.C67];[.C66];[.C65];[.C64];[.C63];[.C62];[.C61];[.C59];[.C58];[.C57];[.C54];[.C55];[.C53];[.C52])" office:value-type="float" office:value="263" calcext:value-type="float">
            <text:p>263</text:p>
          </table:table-cell>
          <table:table-cell table:style-name="ce7" table:formula="of:=SUM([.D71];[.D70];[.D69];[.D68];[.D67];[.D66];[.D65];[.D64];[.D63];[.D62];[.D61];[.D59];[.D58];[.D57];[.D54];[.D55];[.D53];[.D52])" office:value-type="float" office:value="96" calcext:value-type="float">
            <text:p>96</text:p>
          </table:table-cell>
          <table:table-cell table:style-name="ce7" table:formula="of:=[.D73]+[.C73]" office:value-type="float" office:value="359" calcext:value-type="float">
            <text:p>359</text:p>
          </table:table-cell>
          <table:table-cell table:style-name="ce7"/>
          <table:table-cell table:style-name="ce21" table:number-columns-repeated="8"/>
          <table:table-cell table:number-columns-repeated="2"/>
        </table:table-row>
        <table:table-row table:style-name="ro1" table:visibility="collapse">
          <table:table-cell table:style-name="Default" table:number-columns-spanned="13" table:number-rows-spanned="1"/>
          <table:covered-table-cell table:number-columns-repeated="12" table:style-name="Default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3" table:number-rows-spanned="1">
            <text:p>Przychód bez podziału na kategorie</text:p>
          </table:table-cell>
          <table:covered-table-cell table:number-columns-repeated="12" table:style-name="Default"/>
          <table:table-cell table:style-name="Default"/>
          <table:table-cell table:number-columns-repeated="2"/>
        </table:table-row>
        <table:table-row table:style-name="ro1">
          <table:table-cell table:style-name="Default" table:number-columns-spanned="2" table:number-rows-spanned="2"/>
          <table:covered-table-cell table:style-name="Default"/>
          <table:table-cell table:style-name="ce2" office:value-type="string" calcext:value-type="string" table:number-columns-spanned="4" table:number-rows-spanned="1">
            <text:p>Ilość sztuk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1">
            <text:p>Cena średnia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Średni przychód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Przychód </text:p>
          </table:table-cell>
          <table:covered-table-cell table:number-columns-repeated="3" table:style-name="ce2"/>
          <table:table-cell table:number-columns-repeated="2"/>
        </table:table-row>
        <table:table-row table:style-name="ro1">
          <table:covered-table-cell table:style-name="ce2"/>
          <table:covered-table-cell/>
          <table:table-cell table:style-name="ce19" office:value-type="string" calcext:value-type="string">
            <text:p>Polska</text:p>
          </table:table-cell>
          <table:table-cell table:style-name="ce27" office:value-type="string" calcext:value-type="string">
            <text:p>Kanada</text:p>
          </table:table-cell>
          <table:table-cell table:style-name="ce2" office:value-type="string" calcext:value-type="string">
            <text:p>Razem</text:p>
          </table:table-cell>
          <table:table-cell table:style-name="ce2" office:value-type="string" calcext:value-type="string">
            <text:p>PL / CA [szt.]</text:p>
          </table:table-cell>
          <table:table-cell table:style-name="ce2" office:value-type="string" calcext:value-type="string">
            <text:p>Polska</text:p>
          </table:table-cell>
          <table:table-cell table:style-name="ce2" office:value-type="string" calcext:value-type="string">
            <text:p>Kanada</text:p>
          </table:table-cell>
          <table:table-cell table:style-name="ce2" office:value-type="string" calcext:value-type="string">
            <text:p>Polska</text:p>
          </table:table-cell>
          <table:table-cell table:style-name="ce2" office:value-type="string" calcext:value-type="string">
            <text:p>Kanada</text:p>
          </table:table-cell>
          <table:table-cell table:style-name="ce19" office:value-type="string" calcext:value-type="string">
            <text:p>Polska</text:p>
          </table:table-cell>
          <table:table-cell table:style-name="ce27" office:value-type="string" calcext:value-type="string">
            <text:p>Kanada</text:p>
          </table:table-cell>
          <table:table-cell table:style-name="ce39" office:value-type="string" calcext:value-type="string">
            <text:p>Razem m-c</text:p>
          </table:table-cell>
          <table:table-cell table:style-name="ce2" office:value-type="string" calcext:value-type="string">
            <text:p>Raze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zafy</text:p>
          </table:table-cell>
          <table:table-cell table:style-name="ce16" table:formula="of:=[.C52]+[.C61]" office:value-type="float" office:value="33" calcext:value-type="float">
            <text:p>33</text:p>
          </table:table-cell>
          <table:table-cell table:formula="of:=[.D52]+[.D61]" office:value-type="float" office:value="12" calcext:value-type="float">
            <text:p>12</text:p>
          </table:table-cell>
          <table:table-cell table:formula="of:=[.C78]+[.D78]" office:value-type="float" office:value="45" calcext:value-type="float">
            <text:p>45</text:p>
          </table:table-cell>
          <table:table-cell table:style-name="ce9" table:formula="of:=[.C78]/[.D78]" office:value-type="float" office:value="2.75" calcext:value-type="float">
            <text:p>2.75</text:p>
          </table:table-cell>
          <table:table-cell table:formula="of:=(1+[.P4]/100)*672" office:value-type="float" office:value="695.184" calcext:value-type="float">
            <text:p>695.18</text:p>
          </table:table-cell>
          <table:table-cell table:formula="of:=(1+[.P4]/100)*3984" office:value-type="float" office:value="4121.448" calcext:value-type="float">
            <text:p>4121.45</text:p>
          </table:table-cell>
          <table:table-cell table:formula="of:=[.G78]-[.G78]/1.2" office:value-type="float" office:value="115.864" calcext:value-type="float">
            <text:p>115.86</text:p>
          </table:table-cell>
          <table:table-cell table:formula="of:=[.H78]/1.18*0.18" office:value-type="float" office:value="628.695457627119" calcext:value-type="float">
            <text:p>628.70</text:p>
          </table:table-cell>
          <table:table-cell table:style-name="ce22" table:formula="of:=[.C78]*[.I78]" office:value-type="float" office:value="3823.512" calcext:value-type="float">
            <text:p>3823.51</text:p>
          </table:table-cell>
          <table:table-cell table:formula="of:=[.D78]*[.J78]" office:value-type="float" office:value="7544.34549152542" calcext:value-type="float">
            <text:p>7544.35</text:p>
          </table:table-cell>
          <table:table-cell table:style-name="ce33" table:formula="of:=([.K78]+[.L78])/12" office:value-type="float" office:value="947.321457627118" calcext:value-type="float">
            <text:p>947.32</text:p>
          </table:table-cell>
          <table:table-cell table:formula="of:=[.L78]+[.M78]" office:value-type="float" office:value="8491.66694915254" calcext:value-type="float">
            <text:p>8491.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zafki nocne</text:p>
          </table:table-cell>
          <table:table-cell table:style-name="ce16" table:formula="of:=[.C53]" office:value-type="float" office:value="16" calcext:value-type="float">
            <text:p>16</text:p>
          </table:table-cell>
          <table:table-cell table:formula="of:=[.D53]" office:value-type="float" office:value="6" calcext:value-type="float">
            <text:p>6</text:p>
          </table:table-cell>
          <table:table-cell table:formula="of:=[.C79]+[.D79]" office:value-type="float" office:value="22" calcext:value-type="float">
            <text:p>22</text:p>
          </table:table-cell>
          <table:table-cell table:style-name="ce9" table:formula="of:=[.C79]/[.D79]" office:value-type="float" office:value="2.66666666666667" calcext:value-type="float">
            <text:p>2.67</text:p>
          </table:table-cell>
          <table:table-cell table:formula="of:=(1+[.P4]/100)*229" office:value-type="float" office:value="236.9005" calcext:value-type="float">
            <text:p>236.90</text:p>
          </table:table-cell>
          <table:table-cell table:formula="of:=(1+[.P4]/100)*1674" office:value-type="float" office:value="1731.753" calcext:value-type="float">
            <text:p>1731.75</text:p>
          </table:table-cell>
          <table:table-cell table:formula="of:=[.G79]-[.G79]/1.2" office:value-type="float" office:value="39.4834166666667" calcext:value-type="float">
            <text:p>39.48</text:p>
          </table:table-cell>
          <table:table-cell table:formula="of:=[.H79]/1.18*0.18" office:value-type="float" office:value="264.165711864407" calcext:value-type="float">
            <text:p>264.17</text:p>
          </table:table-cell>
          <table:table-cell table:style-name="ce22" table:formula="of:=[.C79]*[.I79]" office:value-type="float" office:value="631.734666666667" calcext:value-type="float">
            <text:p>631.73</text:p>
          </table:table-cell>
          <table:table-cell table:formula="of:=[.D79]*[.J79]" office:value-type="float" office:value="1584.99427118644" calcext:value-type="float">
            <text:p>1584.99</text:p>
          </table:table-cell>
          <table:table-cell table:style-name="ce33" table:formula="of:=([.K79]+[.L79])/12" office:value-type="float" office:value="184.727411487759" calcext:value-type="float">
            <text:p>184.73</text:p>
          </table:table-cell>
          <table:table-cell table:formula="of:=[.L79]+[.M79]" office:value-type="float" office:value="1769.7216826742" calcext:value-type="float">
            <text:p>1769.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omody</text:p>
          </table:table-cell>
          <table:table-cell table:style-name="ce16" table:formula="of:=[.C54]+[.C63]" office:value-type="float" office:value="33" calcext:value-type="float">
            <text:p>33</text:p>
          </table:table-cell>
          <table:table-cell table:formula="of:=[.D54]+[.D63]" office:value-type="float" office:value="12" calcext:value-type="float">
            <text:p>12</text:p>
          </table:table-cell>
          <table:table-cell table:formula="of:=[.C80]+[.D80]" office:value-type="float" office:value="45" calcext:value-type="float">
            <text:p>45</text:p>
          </table:table-cell>
          <table:table-cell table:style-name="ce9" table:formula="of:=[.C80]/[.D80]" office:value-type="float" office:value="2.75" calcext:value-type="float">
            <text:p>2.75</text:p>
          </table:table-cell>
          <table:table-cell table:formula="of:=(1+[.P4]/100)*384" office:value-type="float" office:value="397.248" calcext:value-type="float">
            <text:p>397.25</text:p>
          </table:table-cell>
          <table:table-cell table:formula="of:=(1+[.P4]/100)*2613" office:value-type="float" office:value="2703.1485" calcext:value-type="float">
            <text:p>2703.15</text:p>
          </table:table-cell>
          <table:table-cell table:formula="of:=[.G80]-[.G80]/1.2" office:value-type="float" office:value="66.208" calcext:value-type="float">
            <text:p>66.21</text:p>
          </table:table-cell>
          <table:table-cell table:formula="of:=[.H80]/1.18*0.18" office:value-type="float" office:value="412.344686440678" calcext:value-type="float">
            <text:p>412.34</text:p>
          </table:table-cell>
          <table:table-cell table:style-name="ce22" table:formula="of:=[.C80]*[.I80]" office:value-type="float" office:value="2184.864" calcext:value-type="float">
            <text:p>2184.86</text:p>
          </table:table-cell>
          <table:table-cell table:formula="of:=[.D80]*[.J80]" office:value-type="float" office:value="4948.13623728814" calcext:value-type="float">
            <text:p>4948.14</text:p>
          </table:table-cell>
          <table:table-cell table:style-name="ce33" table:formula="of:=([.K80]+[.L80])/12" office:value-type="float" office:value="594.416686440678" calcext:value-type="float">
            <text:p>594.42</text:p>
          </table:table-cell>
          <table:table-cell table:formula="of:=[.L80]+[.M80]" office:value-type="float" office:value="5542.55292372882" calcext:value-type="float">
            <text:p>5542.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Łóżka</text:p>
          </table:table-cell>
          <table:table-cell table:style-name="ce16" table:formula="of:=[.C55]" office:value-type="float" office:value="16" calcext:value-type="float">
            <text:p>16</text:p>
          </table:table-cell>
          <table:table-cell table:formula="of:=[.D55]" office:value-type="float" office:value="6" calcext:value-type="float">
            <text:p>6</text:p>
          </table:table-cell>
          <table:table-cell table:formula="of:=[.C81]+[.D81]" office:value-type="float" office:value="22" calcext:value-type="float">
            <text:p>22</text:p>
          </table:table-cell>
          <table:table-cell table:style-name="ce9" table:formula="of:=[.C81]/[.D81]" office:value-type="float" office:value="2.66666666666667" calcext:value-type="float">
            <text:p>2.67</text:p>
          </table:table-cell>
          <table:table-cell table:formula="of:=(1+[.P4]/100)*1355" office:value-type="float" office:value="1401.7475" calcext:value-type="float">
            <text:p>1401.75</text:p>
          </table:table-cell>
          <table:table-cell table:formula="of:=(1+[.P4]/100)*6145" office:value-type="float" office:value="6357.0025" calcext:value-type="float">
            <text:p>6357.00</text:p>
          </table:table-cell>
          <table:table-cell table:formula="of:=[.G81]-[.G81]/1.2" office:value-type="float" office:value="233.624583333333" calcext:value-type="float">
            <text:p>233.62</text:p>
          </table:table-cell>
          <table:table-cell table:formula="of:=[.H81]/1.18*0.18" office:value-type="float" office:value="969.712245762712" calcext:value-type="float">
            <text:p>969.71</text:p>
          </table:table-cell>
          <table:table-cell table:style-name="ce22" table:formula="of:=[.C81]*[.I81]" office:value-type="float" office:value="3737.99333333333" calcext:value-type="float">
            <text:p>3737.99</text:p>
          </table:table-cell>
          <table:table-cell table:formula="of:=[.D81]*[.J81]" office:value-type="float" office:value="5818.27347457627" calcext:value-type="float">
            <text:p>5818.27</text:p>
          </table:table-cell>
          <table:table-cell table:style-name="ce33" table:formula="of:=([.K81]+[.L81])/12" office:value-type="float" office:value="796.3555673258" calcext:value-type="float">
            <text:p>796.36</text:p>
          </table:table-cell>
          <table:table-cell table:formula="of:=[.L81]+[.M81]" office:value-type="float" office:value="6614.62904190207" calcext:value-type="float">
            <text:p>6614.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zafki</text:p>
          </table:table-cell>
          <table:table-cell table:style-name="ce16" table:formula="of:=[.C57]+[.C62]" office:value-type="float" office:value="21" calcext:value-type="float">
            <text:p>21</text:p>
          </table:table-cell>
          <table:table-cell table:formula="of:=[.D57]+[.D62]" office:value-type="float" office:value="8" calcext:value-type="float">
            <text:p>8</text:p>
          </table:table-cell>
          <table:table-cell table:formula="of:=[.C82]+[.D82]" office:value-type="float" office:value="29" calcext:value-type="float">
            <text:p>29</text:p>
          </table:table-cell>
          <table:table-cell table:style-name="ce9" table:formula="of:=[.C82]/[.D82]" office:value-type="float" office:value="2.625" calcext:value-type="float">
            <text:p>2.63</text:p>
          </table:table-cell>
          <table:table-cell table:formula="of:=(1+[.P4]/100)*850" office:value-type="float" office:value="879.325" calcext:value-type="float">
            <text:p>879.33</text:p>
          </table:table-cell>
          <table:table-cell table:formula="of:=(1+[.P4]/100)*4700" office:value-type="float" office:value="4862.15" calcext:value-type="float">
            <text:p>4862.15</text:p>
          </table:table-cell>
          <table:table-cell table:formula="of:=[.G82]/1.2*0.2" office:value-type="float" office:value="146.554166666667" calcext:value-type="float">
            <text:p>146.55</text:p>
          </table:table-cell>
          <table:table-cell table:formula="of:=[.H82]/1.18*0.18" office:value-type="float" office:value="741.683898305085" calcext:value-type="float">
            <text:p>741.68</text:p>
          </table:table-cell>
          <table:table-cell table:style-name="ce22" table:formula="of:=[.C82]*[.I82]" office:value-type="float" office:value="3077.6375" calcext:value-type="float">
            <text:p>3077.64</text:p>
          </table:table-cell>
          <table:table-cell table:formula="of:=[.D82]*[.J82]" office:value-type="float" office:value="5933.47118644068" calcext:value-type="float">
            <text:p>5933.47</text:p>
          </table:table-cell>
          <table:table-cell table:style-name="ce33" table:formula="of:=([.K82]+[.L82])/12" office:value-type="float" office:value="750.925723870057" calcext:value-type="float">
            <text:p>750.93</text:p>
          </table:table-cell>
          <table:table-cell table:formula="of:=[.L82]+[.M82]" office:value-type="float" office:value="6684.39691031074" calcext:value-type="float">
            <text:p>6684.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oły</text:p>
          </table:table-cell>
          <table:table-cell table:style-name="ce16" table:formula="of:=[.C64]+[.C58]" office:value-type="float" office:value="21" calcext:value-type="float">
            <text:p>21</text:p>
          </table:table-cell>
          <table:table-cell table:formula="of:=[.D64]+[.D58]" office:value-type="float" office:value="8" calcext:value-type="float">
            <text:p>8</text:p>
          </table:table-cell>
          <table:table-cell table:formula="of:=[.C83]+[.D83]" office:value-type="float" office:value="29" calcext:value-type="float">
            <text:p>29</text:p>
          </table:table-cell>
          <table:table-cell table:style-name="ce9" table:formula="of:=[.C83]/[.D83]" office:value-type="float" office:value="2.625" calcext:value-type="float">
            <text:p>2.63</text:p>
          </table:table-cell>
          <table:table-cell table:formula="of:=(1+[.P4]/100)*1185" office:value-type="float" office:value="1225.8825" calcext:value-type="float">
            <text:p>1225.88</text:p>
          </table:table-cell>
          <table:table-cell table:formula="of:=(1+[.P4]/100)*3366" office:value-type="float" office:value="3482.127" calcext:value-type="float">
            <text:p>3482.13</text:p>
          </table:table-cell>
          <table:table-cell table:formula="of:=[.G83]/1.2*0.2" office:value-type="float" office:value="204.31375" calcext:value-type="float">
            <text:p>204.31</text:p>
          </table:table-cell>
          <table:table-cell table:formula="of:=[.H83]/1.18*0.18" office:value-type="float" office:value="531.171915254237" calcext:value-type="float">
            <text:p>531.17</text:p>
          </table:table-cell>
          <table:table-cell table:style-name="ce22" table:formula="of:=[.C83]*[.I83]" office:value-type="float" office:value="4290.58875" calcext:value-type="float">
            <text:p>4290.59</text:p>
          </table:table-cell>
          <table:table-cell table:formula="of:=[.D83]*[.J83]" office:value-type="float" office:value="4249.3753220339" calcext:value-type="float">
            <text:p>4249.38</text:p>
          </table:table-cell>
          <table:table-cell table:style-name="ce33" table:formula="of:=([.K83]+[.L83])/12" office:value-type="float" office:value="711.663672669492" calcext:value-type="float">
            <text:p>711.66</text:p>
          </table:table-cell>
          <table:table-cell table:formula="of:=[.L83]+[.M83]" office:value-type="float" office:value="4961.03899470339" calcext:value-type="float">
            <text:p>4961.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rzesła</text:p>
          </table:table-cell>
          <table:table-cell table:style-name="ce16" table:formula="of:=[.C65]+[.C59]" office:value-type="float" office:value="21" calcext:value-type="float">
            <text:p>21</text:p>
          </table:table-cell>
          <table:table-cell table:formula="of:=[.D65]+[.D59]" office:value-type="float" office:value="8" calcext:value-type="float">
            <text:p>8</text:p>
          </table:table-cell>
          <table:table-cell table:formula="of:=[.C84]+[.D84]" office:value-type="float" office:value="29" calcext:value-type="float">
            <text:p>29</text:p>
          </table:table-cell>
          <table:table-cell table:style-name="ce9" table:formula="of:=[.C84]/[.D84]" office:value-type="float" office:value="2.625" calcext:value-type="float">
            <text:p>2.63</text:p>
          </table:table-cell>
          <table:table-cell table:formula="of:=(1+[.P4]/100)*291" office:value-type="float" office:value="301.0395" calcext:value-type="float">
            <text:p>301.04</text:p>
          </table:table-cell>
          <table:table-cell table:formula="of:=(1+[.P4]/100)*1236" office:value-type="float" office:value="1278.642" calcext:value-type="float">
            <text:p>1278.64</text:p>
          </table:table-cell>
          <table:table-cell table:formula="of:=[.G84]/1.2*0.2" office:value-type="float" office:value="50.17325" calcext:value-type="float">
            <text:p>50.17</text:p>
          </table:table-cell>
          <table:table-cell table:formula="of:=[.H84]/1.18*0.18" office:value-type="float" office:value="195.047084745763" calcext:value-type="float">
            <text:p>195.05</text:p>
          </table:table-cell>
          <table:table-cell table:style-name="ce22" table:formula="of:=[.C84]*[.I84]" office:value-type="float" office:value="1053.63825" calcext:value-type="float">
            <text:p>1053.64</text:p>
          </table:table-cell>
          <table:table-cell table:formula="of:=[.D84]*[.J84]" office:value-type="float" office:value="1560.3766779661" calcext:value-type="float">
            <text:p>1560.38</text:p>
          </table:table-cell>
          <table:table-cell table:style-name="ce33" table:formula="of:=([.K84]+[.L84])/12" office:value-type="float" office:value="217.834577330508" calcext:value-type="float">
            <text:p>217.83</text:p>
          </table:table-cell>
          <table:table-cell table:formula="of:=[.L84]+[.M84]" office:value-type="float" office:value="1778.21125529661" calcext:value-type="float">
            <text:p>1778.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oliki kawowe</text:p>
          </table:table-cell>
          <table:table-cell table:style-name="ce16" table:formula="of:=[.C66]" office:value-type="float" office:value="17" calcext:value-type="float">
            <text:p>17</text:p>
          </table:table-cell>
          <table:table-cell table:formula="of:=[.D66]" office:value-type="float" office:value="6" calcext:value-type="float">
            <text:p>6</text:p>
          </table:table-cell>
          <table:table-cell table:formula="of:=[.C85]+[.D85]" office:value-type="float" office:value="23" calcext:value-type="float">
            <text:p>23</text:p>
          </table:table-cell>
          <table:table-cell table:style-name="ce9" table:formula="of:=[.C85]/[.D85]" office:value-type="float" office:value="2.83333333333333" calcext:value-type="float">
            <text:p>2.83</text:p>
          </table:table-cell>
          <table:table-cell table:formula="of:=(1+[.P4]/100)*474" office:value-type="float" office:value="490.353" calcext:value-type="float">
            <text:p>490.35</text:p>
          </table:table-cell>
          <table:table-cell table:formula="of:=(1+[.P4]/100)*2534" office:value-type="float" office:value="2621.423" calcext:value-type="float">
            <text:p>2621.42</text:p>
          </table:table-cell>
          <table:table-cell table:formula="of:=[.G85]/1.2*0.2" office:value-type="float" office:value="81.7255" calcext:value-type="float">
            <text:p>81.73</text:p>
          </table:table-cell>
          <table:table-cell table:formula="of:=[.H85]/1.18*0.18" office:value-type="float" office:value="399.878084745763" calcext:value-type="float">
            <text:p>399.88</text:p>
          </table:table-cell>
          <table:table-cell table:style-name="ce22" table:formula="of:=[.C85]*[.I85]" office:value-type="float" office:value="1389.3335" calcext:value-type="float">
            <text:p>1389.33</text:p>
          </table:table-cell>
          <table:table-cell table:formula="of:=[.D85]*[.J85]" office:value-type="float" office:value="2399.26850847458" calcext:value-type="float">
            <text:p>2399.27</text:p>
          </table:table-cell>
          <table:table-cell table:style-name="ce33" table:formula="of:=([.K85]+[.L85])/12" office:value-type="float" office:value="315.716834039548" calcext:value-type="float">
            <text:p>315.72</text:p>
          </table:table-cell>
          <table:table-cell table:formula="of:=[.L85]+[.M85]" office:value-type="float" office:value="2714.98534251413" calcext:value-type="float">
            <text:p>2714.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fy</text:p>
          </table:table-cell>
          <table:table-cell table:style-name="ce16" table:formula="of:=[.C67]" office:value-type="float" office:value="17" calcext:value-type="float">
            <text:p>17</text:p>
          </table:table-cell>
          <table:table-cell table:formula="of:=[.D67]" office:value-type="float" office:value="6" calcext:value-type="float">
            <text:p>6</text:p>
          </table:table-cell>
          <table:table-cell table:formula="of:=[.C86]+[.D86]" office:value-type="float" office:value="23" calcext:value-type="float">
            <text:p>23</text:p>
          </table:table-cell>
          <table:table-cell table:style-name="ce9" table:formula="of:=[.C86]/[.D86]" office:value-type="float" office:value="2.83333333333333" calcext:value-type="float">
            <text:p>2.83</text:p>
          </table:table-cell>
          <table:table-cell table:formula="of:=(1+[.P4]/100)*3729" office:value-type="float" office:value="3857.6505" calcext:value-type="float">
            <text:p>3857.65</text:p>
          </table:table-cell>
          <table:table-cell table:formula="of:=(1+[.P4]/100)*9611" office:value-type="float" office:value="9942.5795" calcext:value-type="float">
            <text:p>9942.58</text:p>
          </table:table-cell>
          <table:table-cell table:formula="of:=[.G86]/1.2*0.2" office:value-type="float" office:value="642.94175" calcext:value-type="float">
            <text:p>642.94</text:p>
          </table:table-cell>
          <table:table-cell table:formula="of:=[.H86]/1.18*0.18" office:value-type="float" office:value="1516.66466949153" calcext:value-type="float">
            <text:p>1516.66</text:p>
          </table:table-cell>
          <table:table-cell table:style-name="ce22" table:formula="of:=[.C86]*[.I86]" office:value-type="float" office:value="10930.00975" calcext:value-type="float">
            <text:p>10930.01</text:p>
          </table:table-cell>
          <table:table-cell table:formula="of:=[.D86]*[.J86]" office:value-type="float" office:value="9099.98801694915" calcext:value-type="float">
            <text:p>9099.99</text:p>
          </table:table-cell>
          <table:table-cell table:style-name="ce33" table:formula="of:=([.K86]+[.L86])/12" office:value-type="float" office:value="1669.1664805791" calcext:value-type="float">
            <text:p>1669.17</text:p>
          </table:table-cell>
          <table:table-cell table:formula="of:=[.L86]+[.M86]" office:value-type="float" office:value="10769.1544975282" calcext:value-type="float">
            <text:p>10769.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tele</text:p>
          </table:table-cell>
          <table:table-cell table:style-name="ce16" table:formula="of:=[.C68]" office:value-type="float" office:value="17" calcext:value-type="float">
            <text:p>17</text:p>
          </table:table-cell>
          <table:table-cell table:formula="of:=[.D68]" office:value-type="float" office:value="6" calcext:value-type="float">
            <text:p>6</text:p>
          </table:table-cell>
          <table:table-cell table:formula="of:=[.C87]+[.D87]" office:value-type="float" office:value="23" calcext:value-type="float">
            <text:p>23</text:p>
          </table:table-cell>
          <table:table-cell table:style-name="ce9" table:formula="of:=[.C87]/[.D87]" office:value-type="float" office:value="2.83333333333333" calcext:value-type="float">
            <text:p>2.83</text:p>
          </table:table-cell>
          <table:table-cell table:formula="of:=(1+[.P4]/100)*1058" office:value-type="float" office:value="1094.501" calcext:value-type="float">
            <text:p>1094.50</text:p>
          </table:table-cell>
          <table:table-cell table:formula="of:=(1+[.P4]/100)*2943" office:value-type="float" office:value="3044.5335" calcext:value-type="float">
            <text:p>3044.53</text:p>
          </table:table-cell>
          <table:table-cell table:formula="of:=[.G87]/1.2*0.2" office:value-type="float" office:value="182.416833333333" calcext:value-type="float">
            <text:p>182.42</text:p>
          </table:table-cell>
          <table:table-cell table:formula="of:=[.H87]/1.18*0.18" office:value-type="float" office:value="464.42036440678" calcext:value-type="float">
            <text:p>464.42</text:p>
          </table:table-cell>
          <table:table-cell table:style-name="ce22" table:formula="of:=[.C87]*[.I87]" office:value-type="float" office:value="3101.08616666667" calcext:value-type="float">
            <text:p>3101.09</text:p>
          </table:table-cell>
          <table:table-cell table:formula="of:=[.D87]*[.J87]" office:value-type="float" office:value="2786.52218644068" calcext:value-type="float">
            <text:p>2786.52</text:p>
          </table:table-cell>
          <table:table-cell table:style-name="ce33" table:formula="of:=([.K87]+[.L87])/12" office:value-type="float" office:value="490.634029425612" calcext:value-type="float">
            <text:p>490.63</text:p>
          </table:table-cell>
          <table:table-cell table:formula="of:=[.L87]+[.M87]" office:value-type="float" office:value="3277.15621586629" calcext:value-type="float">
            <text:p>3277.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zafki RTV</text:p>
          </table:table-cell>
          <table:table-cell table:style-name="ce16" table:formula="of:=[.C69]" office:value-type="float" office:value="17" calcext:value-type="float">
            <text:p>17</text:p>
          </table:table-cell>
          <table:table-cell table:formula="of:=[.D69]" office:value-type="float" office:value="6" calcext:value-type="float">
            <text:p>6</text:p>
          </table:table-cell>
          <table:table-cell table:formula="of:=[.C88]+[.D88]" office:value-type="float" office:value="23" calcext:value-type="float">
            <text:p>23</text:p>
          </table:table-cell>
          <table:table-cell table:style-name="ce9" table:formula="of:=[.C88]/[.D88]" office:value-type="float" office:value="2.83333333333333" calcext:value-type="float">
            <text:p>2.83</text:p>
          </table:table-cell>
          <table:table-cell table:formula="of:=(1+[.P4]/100)*643" office:value-type="float" office:value="665.1835" calcext:value-type="float">
            <text:p>665.18</text:p>
          </table:table-cell>
          <table:table-cell table:formula="of:=(1+[.P4]/100)*3802" office:value-type="float" office:value="3933.169" calcext:value-type="float">
            <text:p>3933.17</text:p>
          </table:table-cell>
          <table:table-cell table:formula="of:=[.G88]/1.2*0.2" office:value-type="float" office:value="110.863916666667" calcext:value-type="float">
            <text:p>110.86</text:p>
          </table:table-cell>
          <table:table-cell table:formula="of:=[.H88]/1.18*0.18" office:value-type="float" office:value="599.97493220339" calcext:value-type="float">
            <text:p>599.97</text:p>
          </table:table-cell>
          <table:table-cell table:style-name="ce22" table:formula="of:=[.C88]*[.I88]" office:value-type="float" office:value="1884.68658333333" calcext:value-type="float">
            <text:p>1884.69</text:p>
          </table:table-cell>
          <table:table-cell table:formula="of:=[.D88]*[.J88]" office:value-type="float" office:value="3599.84959322034" calcext:value-type="float">
            <text:p>3599.85</text:p>
          </table:table-cell>
          <table:table-cell table:style-name="ce33" table:formula="of:=([.K88]+[.L88])/12" office:value-type="float" office:value="457.044681379472" calcext:value-type="float">
            <text:p>457.04</text:p>
          </table:table-cell>
          <table:table-cell table:formula="of:=[.L88]+[.M88]" office:value-type="float" office:value="4056.89427459981" calcext:value-type="float">
            <text:p>4056.8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gały</text:p>
          </table:table-cell>
          <table:table-cell table:style-name="ce16" table:formula="of:=[.C70]" office:value-type="float" office:value="17" calcext:value-type="float">
            <text:p>17</text:p>
          </table:table-cell>
          <table:table-cell table:formula="of:=[.D70]" office:value-type="float" office:value="6" calcext:value-type="float">
            <text:p>6</text:p>
          </table:table-cell>
          <table:table-cell table:formula="of:=[.C89]+[.D89]" office:value-type="float" office:value="23" calcext:value-type="float">
            <text:p>23</text:p>
          </table:table-cell>
          <table:table-cell table:style-name="ce9" table:formula="of:=[.C89]/[.D89]" office:value-type="float" office:value="2.83333333333333" calcext:value-type="float">
            <text:p>2.83</text:p>
          </table:table-cell>
          <table:table-cell table:formula="of:=(1+[.P4]/100)*408" office:value-type="float" office:value="422.076" calcext:value-type="float">
            <text:p>422.08</text:p>
          </table:table-cell>
          <table:table-cell table:formula="of:=(1+[.P4]/100)*2351" office:value-type="float" office:value="2432.1095" calcext:value-type="float">
            <text:p>2432.11</text:p>
          </table:table-cell>
          <table:table-cell table:formula="of:=[.G89]/1.2*0.2" office:value-type="float" office:value="70.346" calcext:value-type="float">
            <text:p>70.35</text:p>
          </table:table-cell>
          <table:table-cell table:formula="of:=[.H89]/1.18*0.18" office:value-type="float" office:value="370.999754237288" calcext:value-type="float">
            <text:p>371.00</text:p>
          </table:table-cell>
          <table:table-cell table:style-name="ce22" table:formula="of:=[.C89]*[.I89]" office:value-type="float" office:value="1195.882" calcext:value-type="float">
            <text:p>1195.88</text:p>
          </table:table-cell>
          <table:table-cell table:formula="of:=[.D89]*[.J89]" office:value-type="float" office:value="2225.99852542373" calcext:value-type="float">
            <text:p>2226.00</text:p>
          </table:table-cell>
          <table:table-cell table:style-name="ce33" table:formula="of:=([.K89]+[.L89])/12" office:value-type="float" office:value="285.156710451978" calcext:value-type="float">
            <text:p>285.16</text:p>
          </table:table-cell>
          <table:table-cell table:formula="of:=[.L89]+[.M89]" office:value-type="float" office:value="2511.15523587571" calcext:value-type="float">
            <text:p>2511.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urka</text:p>
          </table:table-cell>
          <table:table-cell table:style-name="ce16" table:formula="of:=[.C71]" office:value-type="float" office:value="17" calcext:value-type="float">
            <text:p>17</text:p>
          </table:table-cell>
          <table:table-cell table:formula="of:=[.D71]" office:value-type="float" office:value="6" calcext:value-type="float">
            <text:p>6</text:p>
          </table:table-cell>
          <table:table-cell table:formula="of:=[.C90]+[.D90]" office:value-type="float" office:value="23" calcext:value-type="float">
            <text:p>23</text:p>
          </table:table-cell>
          <table:table-cell table:style-name="ce9" table:formula="of:=[.C90]/[.D90]" office:value-type="float" office:value="2.83333333333333" calcext:value-type="float">
            <text:p>2.83</text:p>
          </table:table-cell>
          <table:table-cell table:formula="of:=(1+[.P4]/100)*727" office:value-type="float" office:value="752.0815" calcext:value-type="float">
            <text:p>752.08</text:p>
          </table:table-cell>
          <table:table-cell table:formula="of:=(1+[.P4]/100)*4318" office:value-type="float" office:value="4466.971" calcext:value-type="float">
            <text:p>4466.97</text:p>
          </table:table-cell>
          <table:table-cell table:formula="of:=[.G90]/1.2*0.2" office:value-type="float" office:value="125.346916666667" calcext:value-type="float">
            <text:p>125.35</text:p>
          </table:table-cell>
          <table:table-cell table:formula="of:=[.H90]/1.18*0.18" office:value-type="float" office:value="681.402355932203" calcext:value-type="float">
            <text:p>681.40</text:p>
          </table:table-cell>
          <table:table-cell table:style-name="ce22" table:formula="of:=[.C90]*[.I90]" office:value-type="float" office:value="2130.89758333333" calcext:value-type="float">
            <text:p>2130.90</text:p>
          </table:table-cell>
          <table:table-cell table:formula="of:=[.D90]*[.J90]" office:value-type="float" office:value="4088.41413559322" calcext:value-type="float">
            <text:p>4088.41</text:p>
          </table:table-cell>
          <table:table-cell table:style-name="ce33" table:formula="of:=([.K90]+[.L90])/12" office:value-type="float" office:value="518.275976577213" calcext:value-type="float">
            <text:p>518.28</text:p>
          </table:table-cell>
          <table:table-cell table:formula="of:=[.L90]+[.M90]" office:value-type="float" office:value="4606.69011217043" calcext:value-type="float">
            <text:p>4606.69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6" office:value-type="string" calcext:value-type="string">
            <text:p>Razem</text:p>
          </table:table-cell>
          <table:table-cell table:style-name="ce6" table:formula="of:=[.E91]*0.75" office:value-type="float" office:value="238.5" calcext:value-type="float">
            <text:p>238.5</text:p>
          </table:table-cell>
          <table:table-cell table:style-name="ce6" table:formula="of:=[.E91]*0.25" office:value-type="float" office:value="79.5" calcext:value-type="float">
            <text:p>79.5</text:p>
          </table:table-cell>
          <table:table-cell table:style-name="ce6" table:formula="of:=[.E72]" office:value-type="float" office:value="318" calcext:value-type="float">
            <text:p>318</text:p>
          </table:table-cell>
          <table:table-cell table:style-name="ce6" table:formula="of:=[.C91]/[.D91]" office:value-type="float" office:value="3" calcext:value-type="float">
            <text:p>3</text:p>
          </table:table-cell>
          <table:table-cell table:style-name="ce10" table:number-columns-repeated="4"/>
          <table:table-cell table:style-name="ce10" table:formula="of:=SUM([.K78:.K90])" office:value-type="float" office:value="39431.8640833333" calcext:value-type="float">
            <text:p>39431.86</text:p>
          </table:table-cell>
          <table:table-cell table:style-name="ce10" table:formula="of:=SUM([.L78:.L90])" office:value-type="float" office:value="55839.0136271186" calcext:value-type="float">
            <text:p>55839.01</text:p>
          </table:table-cell>
          <table:table-cell table:style-name="ce10" table:formula="of:=([.K91]+[.L91])/12" office:value-type="float" office:value="7939.23980920432" calcext:value-type="float">
            <text:p>7939.24</text:p>
          </table:table-cell>
          <table:table-cell table:style-name="ce10" table:formula="of:=[.L91]+[.M91]" office:value-type="float" office:value="63778.2534363229" calcext:value-type="float">
            <text:p>63778.25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7" office:value-type="string" calcext:value-type="string">
            <text:p>Zaokraglone</text:p>
          </table:table-cell>
          <table:table-cell table:style-name="ce7" table:formula="of:=SUM([.C78:.C90])" office:value-type="float" office:value="263" calcext:value-type="float">
            <text:p>263</text:p>
          </table:table-cell>
          <table:table-cell table:style-name="ce7" table:formula="of:=SUM([.D78:.D90])" office:value-type="float" office:value="96" calcext:value-type="float">
            <text:p>96</text:p>
          </table:table-cell>
          <table:table-cell table:style-name="ce7" table:formula="of:=[.C92]+[.D92]" office:value-type="float" office:value="359" calcext:value-type="float">
            <text:p>359</text:p>
          </table:table-cell>
          <table:table-cell table:style-name="ce7" table:number-columns-repeated="9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3" table:number-rows-spanned="1">
            <text:p>ROK N+2</text:p>
          </table:table-cell>
          <table:covered-table-cell table:number-columns-repeated="12" table:style-name="Default"/>
          <table:table-cell table:style-name="Default"/>
          <table:table-cell office:value-type="string" calcext:value-type="string" table:number-columns-spanned="2" table:number-rows-spanned="1">
            <text:p>Liczba producentów</text:p>
          </table:table-cell>
          <table:covered-table-cell/>
        </table:table-row>
        <table:table-row table:style-name="ro1" table:visibility="collapse">
          <table:table-cell table:style-name="ce1" office:value-type="string" calcext:value-type="string" table:number-columns-spanned="13" table:number-rows-spanned="1">
            <text:p>Przychód z podziałem na kategorie</text:p>
          </table:table-cell>
          <table:covered-table-cell table:number-columns-repeated="12" table:style-name="Default"/>
          <table:table-cell table:style-name="Default"/>
          <table:table-cell office:value-type="float" office:value="60" calcext:value-type="float" table:number-columns-spanned="2" table:number-rows-spanned="1">
            <text:p>60</text:p>
          </table:table-cell>
          <table:covered-table-cell/>
        </table:table-row>
        <table:table-row table:style-name="ro1" table:visibility="collapse">
          <table:table-cell table:style-name="Default" table:number-columns-spanned="2" table:number-rows-spanned="2"/>
          <table:covered-table-cell table:style-name="Default"/>
          <table:table-cell table:style-name="ce2" office:value-type="string" calcext:value-type="string" table:number-columns-spanned="3" table:number-rows-spanned="1">
            <text:p>Ilość sztuk</text:p>
          </table:table-cell>
          <table:covered-table-cell table:number-columns-repeated="2"/>
          <table:table-cell/>
          <table:table-cell table:style-name="ce2" office:value-type="string" calcext:value-type="string" table:number-columns-spanned="2" table:number-rows-spanned="1">
            <text:p>Cena średnia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Średni przychód</text:p>
          </table:table-cell>
          <table:covered-table-cell table:style-name="ce4"/>
          <table:table-cell table:style-name="ce2" office:value-type="string" calcext:value-type="string" table:number-columns-spanned="3" table:number-rows-spanned="1">
            <text:p>Przychód </text:p>
          </table:table-cell>
          <table:covered-table-cell table:number-columns-repeated="2" table:style-name="Default"/>
          <table:table-cell table:style-name="Default"/>
          <table:table-cell table:number-columns-repeated="2"/>
        </table:table-row>
        <table:table-row table:style-name="ro1" table:visibility="collapse">
          <table:covered-table-cell table:style-name="ce2"/>
          <table:covered-table-cell/>
          <table:table-cell office:value-type="string" calcext:value-type="string">
            <text:p>Polska</text:p>
          </table:table-cell>
          <table:table-cell office:value-type="string" calcext:value-type="string">
            <text:p>Kanada</text:p>
          </table:table-cell>
          <table:table-cell office:value-type="string" calcext:value-type="string">
            <text:p>Razem</text:p>
          </table:table-cell>
          <table:table-cell/>
          <table:table-cell table:style-name="ce4" office:value-type="string" calcext:value-type="string">
            <text:p>Polska</text:p>
          </table:table-cell>
          <table:table-cell table:style-name="ce4" office:value-type="string" calcext:value-type="string">
            <text:p>Kanada</text:p>
          </table:table-cell>
          <table:table-cell table:style-name="ce4" office:value-type="string" calcext:value-type="string">
            <text:p>Polska</text:p>
          </table:table-cell>
          <table:table-cell table:style-name="ce4" office:value-type="string" calcext:value-type="string">
            <text:p>Kanada</text:p>
          </table:table-cell>
          <table:table-cell table:style-name="ce4" office:value-type="string" calcext:value-type="string">
            <text:p>Polska</text:p>
          </table:table-cell>
          <table:table-cell table:style-name="Default" office:value-type="string" calcext:value-type="string">
            <text:p>Kanada</text:p>
          </table:table-cell>
          <table:table-cell table:style-name="Default" office:value-type="string" calcext:value-type="string">
            <text:p>Razem</text:p>
          </table:table-cell>
          <table:table-cell table:style-name="Default"/>
          <table:table-cell table:number-columns-repeated="2"/>
        </table:table-row>
        <table:table-row table:style-name="ro1" table:visibility="collapse">
          <table:table-cell table:style-name="ce3" office:value-type="string" calcext:value-type="string" table:number-columns-spanned="2" table:number-rows-spanned="1">
            <text:p>Meble do sypialni</text:p>
          </table:table-cell>
          <table:covered-table-cell table:style-name="ce12"/>
          <table:table-cell table:style-name="ce5" table:formula="of:=COM.MICROSOFT.CEILING.MATH(0.2*[.C118])" office:value-type="float" office:value="72" calcext:value-type="float">
            <text:p>72</text:p>
          </table:table-cell>
          <table:table-cell table:style-name="ce5" table:formula="of:=COM.MICROSOFT.CEILING.MATH(0.2*[.D118])" office:value-type="float" office:value="24" calcext:value-type="float">
            <text:p>24</text:p>
          </table:table-cell>
          <table:table-cell table:style-name="ce5" table:formula="of:=[.C97]+[.D97]" office:value-type="float" office:value="96" calcext:value-type="float">
            <text:p>96</text:p>
          </table:table-cell>
          <table:table-cell table:style-name="ce5"/>
          <table:table-cell table:style-name="ce8" table:formula="of:=AVERAGE([.G98];[.G99];[.G100];[.G101])" office:value-type="float" office:value="706.325565" calcext:value-type="float">
            <text:p>706.33</text:p>
          </table:table-cell>
          <table:table-cell table:style-name="ce8" table:formula="of:=AVERAGE([.H98:.H101])" office:value-type="float" office:value="3856.965661" calcext:value-type="float">
            <text:p>3856.97</text:p>
          </table:table-cell>
          <table:table-cell table:style-name="ce8" table:formula="of:=AVERAGE([.I98:.I101])" office:value-type="float" office:value="117.7209275" calcext:value-type="float">
            <text:p>117.72</text:p>
          </table:table-cell>
          <table:table-cell table:style-name="ce8" table:formula="of:=AVERAGE([.J98:.J101])" office:value-type="float" office:value="588.350694050848" calcext:value-type="float">
            <text:p>588.35</text:p>
          </table:table-cell>
          <table:table-cell table:style-name="ce8" table:formula="of:=SUM([.K98:.K101])" office:value-type="float" office:value="11301.20904" calcext:value-type="float">
            <text:p>11301.21</text:p>
          </table:table-cell>
          <table:table-cell table:style-name="ce8" table:formula="of:=SUM([.L98:.L101])" office:value-type="float" office:value="18827.2222096271" calcext:value-type="float">
            <text:p>18827.22</text:p>
          </table:table-cell>
          <table:table-cell table:style-name="ce8" table:formula="of:=[.K97]+[.L97]" office:value-type="float" office:value="30128.4312496271" calcext:value-type="float">
            <text:p>30128.43</text:p>
          </table:table-cell>
          <table:table-cell table:style-name="ce8"/>
          <table:table-cell table:number-columns-repeated="2"/>
        </table:table-row>
        <table:table-row table:style-name="ro1" table:visibility="collapse">
          <table:table-cell/>
          <table:table-cell office:value-type="string" calcext:value-type="string">
            <text:p>Szafy</text:p>
          </table:table-cell>
          <table:table-cell table:formula="of:=COM.MICROSOFT.CEILING.MATH(1/3*[.C97])" office:value-type="float" office:value="24" calcext:value-type="float">
            <text:p>24</text:p>
          </table:table-cell>
          <table:table-cell table:formula="of:=COM.MICROSOFT.CEILING.MATH(1/3*[.D97])" office:value-type="float" office:value="8" calcext:value-type="float">
            <text:p>8</text:p>
          </table:table-cell>
          <table:table-cell table:number-columns-repeated="2"/>
          <table:table-cell table:formula="of:=(1+[.P4]/100)*(1+[.P4]/100)*672" office:value-type="float" office:value="719.167848" calcext:value-type="float">
            <text:p>719.17</text:p>
          </table:table-cell>
          <table:table-cell table:formula="of:=(1+[.P4]/100)*(1+[.P4]/100)*3984" office:value-type="float" office:value="4263.637956" calcext:value-type="float">
            <text:p>4263.64</text:p>
          </table:table-cell>
          <table:table-cell table:formula="of:=[.G98]-[.G98]/1.2" office:value-type="float" office:value="119.861308" calcext:value-type="float">
            <text:p>119.86</text:p>
          </table:table-cell>
          <table:table-cell table:formula="of:=[.H98]/1.18*0.18" office:value-type="float" office:value="650.385450915254" calcext:value-type="float">
            <text:p>650.39</text:p>
          </table:table-cell>
          <table:table-cell table:formula="of:=[.C98]*[.I98]" office:value-type="float" office:value="2876.671392" calcext:value-type="float">
            <text:p>2876.67</text:p>
          </table:table-cell>
          <table:table-cell table:formula="of:=[.D98]*[.J98]" office:value-type="float" office:value="5203.08360732204" calcext:value-type="float">
            <text:p>5203.08</text:p>
          </table:table-cell>
          <table:table-cell table:formula="of:=[.K98]+[.L98]" office:value-type="float" office:value="8079.75499932203" calcext:value-type="float">
            <text:p>8079.75</text:p>
          </table:table-cell>
          <table:table-cell table:number-columns-repeated="2"/>
          <table:table-cell table:style-name="ce25"/>
        </table:table-row>
        <table:table-row table:style-name="ro1" table:visibility="collapse">
          <table:table-cell/>
          <table:table-cell office:value-type="string" calcext:value-type="string">
            <text:p>Szafki nocne</text:p>
          </table:table-cell>
          <table:table-cell table:formula="of:=COM.MICROSOFT.CEILING.MATH(1/3*[.C97])" office:value-type="float" office:value="24" calcext:value-type="float">
            <text:p>24</text:p>
          </table:table-cell>
          <table:table-cell table:formula="of:=COM.MICROSOFT.CEILING.MATH(1/3*[.D97])" office:value-type="float" office:value="8" calcext:value-type="float">
            <text:p>8</text:p>
          </table:table-cell>
          <table:table-cell table:number-columns-repeated="2"/>
          <table:table-cell table:formula="of:=(1+[.P4]/100)*(1+[.P4]/100)*229" office:value-type="float" office:value="245.07356725" calcext:value-type="float">
            <text:p>245.07</text:p>
          </table:table-cell>
          <table:table-cell table:formula="of:=(1+[.P4]/100)*(1+[.P4]/100)*1674" office:value-type="float" office:value="1791.4984785" calcext:value-type="float">
            <text:p>1791.50</text:p>
          </table:table-cell>
          <table:table-cell table:formula="of:=[.G99]-[.G99]/1.2" office:value-type="float" office:value="40.8455945416667" calcext:value-type="float">
            <text:p>40.85</text:p>
          </table:table-cell>
          <table:table-cell table:formula="of:=[.H99]/1.18*0.18" office:value-type="float" office:value="273.279428923729" calcext:value-type="float">
            <text:p>273.28</text:p>
          </table:table-cell>
          <table:table-cell table:formula="of:=[.C99]*[.I99]" office:value-type="float" office:value="980.294269" calcext:value-type="float">
            <text:p>980.29</text:p>
          </table:table-cell>
          <table:table-cell table:formula="of:=[.D99]*[.J99]" office:value-type="float" office:value="2186.23543138983" calcext:value-type="float">
            <text:p>2186.24</text:p>
          </table:table-cell>
          <table:table-cell table:formula="of:=[.K99]+[.L99]" office:value-type="float" office:value="3166.52970038983" calcext:value-type="float">
            <text:p>3166.53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Komody</text:p>
          </table:table-cell>
          <table:table-cell table:formula="of:=COM.MICROSOFT.CEILING.MATH(1/3*[.C97])" office:value-type="float" office:value="24" calcext:value-type="float">
            <text:p>24</text:p>
          </table:table-cell>
          <table:table-cell table:formula="of:=COM.MICROSOFT.CEILING.MATH(1/3*[.D97])" office:value-type="float" office:value="8" calcext:value-type="float">
            <text:p>8</text:p>
          </table:table-cell>
          <table:table-cell table:number-columns-repeated="2"/>
          <table:table-cell table:formula="of:=(1+[.P4]/100)*(1+[.P4]/100)*384" office:value-type="float" office:value="410.953056" calcext:value-type="float">
            <text:p>410.95</text:p>
          </table:table-cell>
          <table:table-cell table:formula="of:=(1+[.P4]/100)*(1+[.P4]/100)*2613" office:value-type="float" office:value="2796.40712325" calcext:value-type="float">
            <text:p>2796.41</text:p>
          </table:table-cell>
          <table:table-cell table:formula="of:=[.G100]-[.G100]/1.2" office:value-type="float" office:value="68.492176" calcext:value-type="float">
            <text:p>68.49</text:p>
          </table:table-cell>
          <table:table-cell table:formula="of:=[.H100]/1.18*0.18" office:value-type="float" office:value="426.570578122881" calcext:value-type="float">
            <text:p>426.57</text:p>
          </table:table-cell>
          <table:table-cell table:formula="of:=[.C100]*[.I100]" office:value-type="float" office:value="1643.812224" calcext:value-type="float">
            <text:p>1643.81</text:p>
          </table:table-cell>
          <table:table-cell table:formula="of:=[.D100]*[.J100]" office:value-type="float" office:value="3412.56462498305" calcext:value-type="float">
            <text:p>3412.56</text:p>
          </table:table-cell>
          <table:table-cell table:formula="of:=[.K100]+[.L100]" office:value-type="float" office:value="5056.37684898305" calcext:value-type="float">
            <text:p>5056.38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Łóżka</text:p>
          </table:table-cell>
          <table:table-cell table:formula="of:=COM.MICROSOFT.CEILING.MATH(1/3*[.C97])" office:value-type="float" office:value="24" calcext:value-type="float">
            <text:p>24</text:p>
          </table:table-cell>
          <table:table-cell table:formula="of:=COM.MICROSOFT.CEILING.MATH(1/3*[.D97])" office:value-type="float" office:value="8" calcext:value-type="float">
            <text:p>8</text:p>
          </table:table-cell>
          <table:table-cell table:number-columns-repeated="2"/>
          <table:table-cell table:formula="of:=(1+[.P4]/100)*(1+[.P4]/100)*1355" office:value-type="float" office:value="1450.10778875" calcext:value-type="float">
            <text:p>1450.11</text:p>
          </table:table-cell>
          <table:table-cell table:formula="of:=(1+[.P4]/100)*(1+[.P4]/100)*6145" office:value-type="float" office:value="6576.31908625" calcext:value-type="float">
            <text:p>6576.32</text:p>
          </table:table-cell>
          <table:table-cell table:formula="of:=[.G101]-[.G101]/1.2" office:value-type="float" office:value="241.684631458333" calcext:value-type="float">
            <text:p>241.68</text:p>
          </table:table-cell>
          <table:table-cell table:formula="of:=[.H101]/1.18*0.18" office:value-type="float" office:value="1003.16731824153" calcext:value-type="float">
            <text:p>1003.17</text:p>
          </table:table-cell>
          <table:table-cell table:formula="of:=[.C101]*[.I101]" office:value-type="float" office:value="5800.431155" calcext:value-type="float">
            <text:p>5800.43</text:p>
          </table:table-cell>
          <table:table-cell table:formula="of:=[.D101]*[.J101]" office:value-type="float" office:value="8025.3385459322" calcext:value-type="float">
            <text:p>8025.34</text:p>
          </table:table-cell>
          <table:table-cell table:formula="of:=[.K101]+[.L101]" office:value-type="float" office:value="13825.7697009322" calcext:value-type="float">
            <text:p>13825.77</text:p>
          </table:table-cell>
          <table:table-cell table:number-columns-repeated="3"/>
        </table:table-row>
        <table:table-row table:style-name="ro1" table:visibility="collapse">
          <table:table-cell table:style-name="ce3" office:value-type="string" calcext:value-type="string" table:number-columns-spanned="2" table:number-rows-spanned="1">
            <text:p>Meble kuchenne</text:p>
          </table:table-cell>
          <table:covered-table-cell table:style-name="ce12"/>
          <table:table-cell table:style-name="ce5" table:formula="of:=COM.MICROSOFT.CEILING.MATH(0.05*[.C118])" office:value-type="float" office:value="18" calcext:value-type="float">
            <text:p>18</text:p>
          </table:table-cell>
          <table:table-cell table:style-name="ce5" table:formula="of:=COM.MICROSOFT.CEILING.MATH(0.05*[.D118])" office:value-type="float" office:value="6" calcext:value-type="float">
            <text:p>6</text:p>
          </table:table-cell>
          <table:table-cell table:style-name="ce5" table:formula="of:=[.C102]+[.D102]" office:value-type="float" office:value="24" calcext:value-type="float">
            <text:p>24</text:p>
          </table:table-cell>
          <table:table-cell table:style-name="ce5"/>
          <table:table-cell table:style-name="ce8" table:formula="of:=AVERAGE([.G103:.G105])" office:value-type="float" office:value="829.754173833333" calcext:value-type="float">
            <text:p>829.75</text:p>
          </table:table-cell>
          <table:table-cell table:style-name="ce8" table:formula="of:=AVERAGE([.H103:.H105])" office:value-type="float" office:value="3318.30323516667" calcext:value-type="float">
            <text:p>3318.30</text:p>
          </table:table-cell>
          <table:table-cell table:style-name="ce8" table:formula="of:=AVERAGE([.I103:.I105])" office:value-type="float" office:value="138.292362305556" calcext:value-type="float">
            <text:p>138.29</text:p>
          </table:table-cell>
          <table:table-cell table:style-name="ce8" table:formula="of:=AVERAGE([.J103:.J105])" office:value-type="float" office:value="506.181849432203" calcext:value-type="float">
            <text:p>506.18</text:p>
          </table:table-cell>
          <table:table-cell table:style-name="ce8" table:formula="of:=SUM([.K103:.K105])" office:value-type="float" office:value="2489.2625215" calcext:value-type="float">
            <text:p>2489.26</text:p>
          </table:table-cell>
          <table:table-cell table:style-name="ce8" table:formula="of:=SUM([.L103:.L105])" office:value-type="float" office:value="3037.09109659322" calcext:value-type="float">
            <text:p>3037.09</text:p>
          </table:table-cell>
          <table:table-cell table:style-name="ce8" table:formula="of:=[.K102]+[.L102]" office:value-type="float" office:value="5526.35361809322" calcext:value-type="float">
            <text:p>5526.35</text:p>
          </table:table-cell>
          <table:table-cell table:style-name="ce8"/>
          <table:table-cell table:number-columns-repeated="2"/>
        </table:table-row>
        <table:table-row table:style-name="ro1" table:visibility="collapse">
          <table:table-cell/>
          <table:table-cell office:value-type="string" calcext:value-type="string">
            <text:p>Szafki</text:p>
          </table:table-cell>
          <table:table-cell table:formula="of:=1/3*[.C102]" office:value-type="float" office:value="6" calcext:value-type="float">
            <text:p>6</text:p>
          </table:table-cell>
          <table:table-cell table:formula="of:=COM.MICROSOFT.CEILING.MATH(1/3*[.D102])" office:value-type="float" office:value="2" calcext:value-type="float">
            <text:p>2</text:p>
          </table:table-cell>
          <table:table-cell table:number-columns-repeated="2"/>
          <table:table-cell table:formula="of:=(1+[.P4]/100)*(1+[.P4]/100)*850" office:value-type="float" office:value="909.6617125" calcext:value-type="float">
            <text:p>909.66</text:p>
          </table:table-cell>
          <table:table-cell table:formula="of:=(1+[.P4]/100)*(1+[.P4]/100)*4700" office:value-type="float" office:value="5029.894175" calcext:value-type="float">
            <text:p>5029.89</text:p>
          </table:table-cell>
          <table:table-cell table:formula="of:=[.G103]/1.2*0.2" office:value-type="float" office:value="151.610285416667" calcext:value-type="float">
            <text:p>151.61</text:p>
          </table:table-cell>
          <table:table-cell table:formula="of:=[.H103]/1.18*0.18" office:value-type="float" office:value="767.27199279661" calcext:value-type="float">
            <text:p>767.27</text:p>
          </table:table-cell>
          <table:table-cell table:formula="of:=[.C103]*[.I103]" office:value-type="float" office:value="909.6617125" calcext:value-type="float">
            <text:p>909.66</text:p>
          </table:table-cell>
          <table:table-cell table:formula="of:=[.D103]*[.J103]" office:value-type="float" office:value="1534.54398559322" calcext:value-type="float">
            <text:p>1534.54</text:p>
          </table:table-cell>
          <table:table-cell table:formula="of:=[.K103]+[.L103]" office:value-type="float" office:value="2444.20569809322" calcext:value-type="float">
            <text:p>2444.21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Stoły</text:p>
          </table:table-cell>
          <table:table-cell table:formula="of:=1/3*[.C102]" office:value-type="float" office:value="6" calcext:value-type="float">
            <text:p>6</text:p>
          </table:table-cell>
          <table:table-cell table:formula="of:=COM.MICROSOFT.CEILING.MATH(1/3*[.D102])" office:value-type="float" office:value="2" calcext:value-type="float">
            <text:p>2</text:p>
          </table:table-cell>
          <table:table-cell table:number-columns-repeated="2"/>
          <table:table-cell table:formula="of:=(1+[.P4]/100)*(1+[.P4]/100)*1185" office:value-type="float" office:value="1268.17544625" calcext:value-type="float">
            <text:p>1268.18</text:p>
          </table:table-cell>
          <table:table-cell table:formula="of:=(1+[.P4]/100)*(1+[.P4]/100)*3366" office:value-type="float" office:value="3602.2603815" calcext:value-type="float">
            <text:p>3602.26</text:p>
          </table:table-cell>
          <table:table-cell table:formula="of:=[.G104]/1.2*0.2" office:value-type="float" office:value="211.362574375" calcext:value-type="float">
            <text:p>211.36</text:p>
          </table:table-cell>
          <table:table-cell table:formula="of:=[.H104]/1.18*0.18" office:value-type="float" office:value="549.497346330509" calcext:value-type="float">
            <text:p>549.50</text:p>
          </table:table-cell>
          <table:table-cell table:formula="of:=[.C104]*[.I104]" office:value-type="float" office:value="1268.17544625" calcext:value-type="float">
            <text:p>1268.18</text:p>
          </table:table-cell>
          <table:table-cell table:formula="of:=[.D104]*[.J104]" office:value-type="float" office:value="1098.99469266102" calcext:value-type="float">
            <text:p>1098.99</text:p>
          </table:table-cell>
          <table:table-cell table:formula="of:=[.K104]+[.L104]" office:value-type="float" office:value="2367.17013891102" calcext:value-type="float">
            <text:p>2367.17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Krzesła</text:p>
          </table:table-cell>
          <table:table-cell table:formula="of:=1/3*[.C102]" office:value-type="float" office:value="6" calcext:value-type="float">
            <text:p>6</text:p>
          </table:table-cell>
          <table:table-cell table:formula="of:=COM.MICROSOFT.CEILING.MATH(1/3*[.D102])" office:value-type="float" office:value="2" calcext:value-type="float">
            <text:p>2</text:p>
          </table:table-cell>
          <table:table-cell table:number-columns-repeated="2"/>
          <table:table-cell table:formula="of:=(1+[.P4]/100)*(1+[.P4]/100)*291" office:value-type="float" office:value="311.42536275" calcext:value-type="float">
            <text:p>311.43</text:p>
          </table:table-cell>
          <table:table-cell table:formula="of:=(1+[.P4]/100)*(1+[.P4]/100)*1236" office:value-type="float" office:value="1322.755149" calcext:value-type="float">
            <text:p>1322.76</text:p>
          </table:table-cell>
          <table:table-cell table:formula="of:=[.G105]/1.2*0.2" office:value-type="float" office:value="51.904227125" calcext:value-type="float">
            <text:p>51.90</text:p>
          </table:table-cell>
          <table:table-cell table:formula="of:=[.H105]/1.18*0.18" office:value-type="float" office:value="201.776209169491" calcext:value-type="float">
            <text:p>201.78</text:p>
          </table:table-cell>
          <table:table-cell table:formula="of:=[.C105]*[.I105]" office:value-type="float" office:value="311.42536275" calcext:value-type="float">
            <text:p>311.43</text:p>
          </table:table-cell>
          <table:table-cell table:formula="of:=[.D105]*[.J105]" office:value-type="float" office:value="403.552418338983" calcext:value-type="float">
            <text:p>403.55</text:p>
          </table:table-cell>
          <table:table-cell table:formula="of:=[.K105]+[.L105]" office:value-type="float" office:value="714.977781088983" calcext:value-type="float">
            <text:p>714.98</text:p>
          </table:table-cell>
          <table:table-cell table:number-columns-repeated="3"/>
        </table:table-row>
        <table:table-row table:style-name="ro1" table:visibility="collapse">
          <table:table-cell table:style-name="ce3" office:value-type="string" calcext:value-type="string" table:number-columns-spanned="2" table:number-rows-spanned="1">
            <text:p>Meble do salonów I jadalnii</text:p>
          </table:table-cell>
          <table:covered-table-cell table:style-name="ce3"/>
          <table:table-cell table:style-name="ce5" table:formula="of:=COM.MICROSOFT.CEILING.MATH(0.75*[.C118])" office:value-type="float" office:value="269" calcext:value-type="float">
            <text:p>269</text:p>
          </table:table-cell>
          <table:table-cell table:style-name="ce5" table:formula="of:=COM.MICROSOFT.CEILING.MATH(0.75*[.D118])" office:value-type="float" office:value="90" calcext:value-type="float">
            <text:p>90</text:p>
          </table:table-cell>
          <table:table-cell table:style-name="ce5" table:formula="of:=[.C106]+[.D106]" office:value-type="float" office:value="359" calcext:value-type="float">
            <text:p>359</text:p>
          </table:table-cell>
          <table:table-cell table:style-name="ce5"/>
          <table:table-cell table:style-name="ce8" table:formula="of:=AVERAGE([.G107:.G117])" office:value-type="float" office:value="983.139090090909" calcext:value-type="float">
            <text:p>983.14</text:p>
          </table:table-cell>
          <table:table-cell table:style-name="ce8" table:formula="of:=AVERAGE([.H107:.H117])" office:value-type="float" office:value="3857.93856122727" calcext:value-type="float">
            <text:p>3857.94</text:p>
          </table:table-cell>
          <table:table-cell table:style-name="ce8" table:formula="of:=AVERAGE([.I107:.I117])" office:value-type="float" office:value="163.856515015152" calcext:value-type="float">
            <text:p>163.86</text:p>
          </table:table-cell>
          <table:table-cell table:style-name="ce8" table:formula="of:=AVERAGE([.J107:.J117])" office:value-type="float" office:value="588.499102560093" calcext:value-type="float">
            <text:p>588.50</text:p>
          </table:table-cell>
          <table:table-cell table:style-name="ce8" table:formula="of:=SUM([.K107:.K117])" office:value-type="float" office:value="45060.5416291667" calcext:value-type="float">
            <text:p>45060.54</text:p>
          </table:table-cell>
          <table:table-cell table:style-name="ce8" table:formula="of:=SUM([.L107:.L117])" office:value-type="float" office:value="58261.4111534492" calcext:value-type="float">
            <text:p>58261.41</text:p>
          </table:table-cell>
          <table:table-cell table:style-name="ce8" table:formula="of:=[.K106]+[.L106]" office:value-type="float" office:value="103321.952782616" calcext:value-type="float">
            <text:p>103321.95</text:p>
          </table:table-cell>
          <table:table-cell table:style-name="ce8"/>
          <table:table-cell table:number-columns-repeated="2"/>
        </table:table-row>
        <table:table-row table:style-name="ro1" table:visibility="collapse">
          <table:table-cell/>
          <table:table-cell office:value-type="string" calcext:value-type="string">
            <text:p>Szafy</text:p>
          </table:table-cell>
          <table:table-cell table:formula="of:=COM.MICROSOFT.CEILING.MATH(1/11*[.C106])" office:value-type="float" office:value="25" calcext:value-type="float">
            <text:p>25</text:p>
          </table:table-cell>
          <table:table-cell table:formula="of:=COM.MICROSOFT.CEILING.MATH(1/11*[.D106])" office:value-type="float" office:value="9" calcext:value-type="float">
            <text:p>9</text:p>
          </table:table-cell>
          <table:table-cell table:number-columns-repeated="2"/>
          <table:table-cell table:formula="of:=(1+[.P4]/100)*(1+[.P4]/100)*672" office:value-type="float" office:value="719.167848" calcext:value-type="float">
            <text:p>719.17</text:p>
          </table:table-cell>
          <table:table-cell table:formula="of:=(1+[.P4]/100)*(1+[.P4]/100)*3984" office:value-type="float" office:value="4263.637956" calcext:value-type="float">
            <text:p>4263.64</text:p>
          </table:table-cell>
          <table:table-cell table:formula="of:=[.G107]/1.2*0.2" office:value-type="float" office:value="119.861308" calcext:value-type="float">
            <text:p>119.86</text:p>
          </table:table-cell>
          <table:table-cell table:formula="of:=[.H107]/1.18*0.18" office:value-type="float" office:value="650.385450915254" calcext:value-type="float">
            <text:p>650.39</text:p>
          </table:table-cell>
          <table:table-cell table:formula="of:=[.C107]*[.I107]" office:value-type="float" office:value="2996.5327" calcext:value-type="float">
            <text:p>2996.53</text:p>
          </table:table-cell>
          <table:table-cell table:formula="of:=[.D107]*[.J107]" office:value-type="float" office:value="5853.46905823729" calcext:value-type="float">
            <text:p>5853.47</text:p>
          </table:table-cell>
          <table:table-cell table:formula="of:=[.K107]+[.L107]" office:value-type="float" office:value="8850.00175823729" calcext:value-type="float">
            <text:p>8850.00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Szafki</text:p>
          </table:table-cell>
          <table:table-cell table:formula="of:=COM.MICROSOFT.CEILING.MATH(1/11*[.C106])" office:value-type="float" office:value="25" calcext:value-type="float">
            <text:p>25</text:p>
          </table:table-cell>
          <table:table-cell table:formula="of:=COM.MICROSOFT.CEILING.MATH(1/11*[.D106])" office:value-type="float" office:value="9" calcext:value-type="float">
            <text:p>9</text:p>
          </table:table-cell>
          <table:table-cell table:number-columns-repeated="2"/>
          <table:table-cell table:formula="of:=(1+[.P4]/100)*(1+[.P4]/100)*561" office:value-type="float" office:value="600.37673025" calcext:value-type="float">
            <text:p>600.38</text:p>
          </table:table-cell>
          <table:table-cell table:formula="of:=(1+[.P4]/100)*(1+[.P4]/100)*2896" office:value-type="float" office:value="3099.270964" calcext:value-type="float">
            <text:p>3099.27</text:p>
          </table:table-cell>
          <table:table-cell table:formula="of:=[.G108]/1.2*0.2" office:value-type="float" office:value="100.062788375" calcext:value-type="float">
            <text:p>100.06</text:p>
          </table:table-cell>
          <table:table-cell table:formula="of:=[.H108]/1.18*0.18" office:value-type="float" office:value="472.770147050847" calcext:value-type="float">
            <text:p>472.77</text:p>
          </table:table-cell>
          <table:table-cell table:formula="of:=[.C108]*[.I108]" office:value-type="float" office:value="2501.569709375" calcext:value-type="float">
            <text:p>2501.57</text:p>
          </table:table-cell>
          <table:table-cell table:formula="of:=[.D108]*[.J108]" office:value-type="float" office:value="4254.93132345763" calcext:value-type="float">
            <text:p>4254.93</text:p>
          </table:table-cell>
          <table:table-cell table:formula="of:=[.K108]+[.L108]" office:value-type="float" office:value="6756.50103283263" calcext:value-type="float">
            <text:p>6756.50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Komody</text:p>
          </table:table-cell>
          <table:table-cell table:formula="of:=COM.MICROSOFT.CEILING.MATH(1/11*[.C106])" office:value-type="float" office:value="25" calcext:value-type="float">
            <text:p>25</text:p>
          </table:table-cell>
          <table:table-cell table:formula="of:=COM.MICROSOFT.CEILING.MATH(1/11*[.D106])" office:value-type="float" office:value="9" calcext:value-type="float">
            <text:p>9</text:p>
          </table:table-cell>
          <table:table-cell table:number-columns-repeated="2"/>
          <table:table-cell table:formula="of:=(1+[.P4]/100)*(1+[.P4]/100)*384" office:value-type="float" office:value="410.953056" calcext:value-type="float">
            <text:p>410.95</text:p>
          </table:table-cell>
          <table:table-cell table:formula="of:=(1+[.P4]/100)*(1+[.P4]/100)*2613" office:value-type="float" office:value="2796.40712325" calcext:value-type="float">
            <text:p>2796.41</text:p>
          </table:table-cell>
          <table:table-cell table:formula="of:=[.G109]/1.2*0.2" office:value-type="float" office:value="68.492176" calcext:value-type="float">
            <text:p>68.49</text:p>
          </table:table-cell>
          <table:table-cell table:formula="of:=[.H109]/1.18*0.18" office:value-type="float" office:value="426.570578122881" calcext:value-type="float">
            <text:p>426.57</text:p>
          </table:table-cell>
          <table:table-cell table:formula="of:=[.C109]*[.I109]" office:value-type="float" office:value="1712.3044" calcext:value-type="float">
            <text:p>1712.30</text:p>
          </table:table-cell>
          <table:table-cell table:formula="of:=[.D109]*[.J109]" office:value-type="float" office:value="3839.13520310593" calcext:value-type="float">
            <text:p>3839.14</text:p>
          </table:table-cell>
          <table:table-cell table:formula="of:=[.K109]+[.L109]" office:value-type="float" office:value="5551.43960310593" calcext:value-type="float">
            <text:p>5551.44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Stoły</text:p>
          </table:table-cell>
          <table:table-cell table:formula="of:=COM.MICROSOFT.CEILING.MATH(1/11*[.C106])" office:value-type="float" office:value="25" calcext:value-type="float">
            <text:p>25</text:p>
          </table:table-cell>
          <table:table-cell table:formula="of:=COM.MICROSOFT.CEILING.MATH(1/11*[.D106])" office:value-type="float" office:value="9" calcext:value-type="float">
            <text:p>9</text:p>
          </table:table-cell>
          <table:table-cell table:number-columns-repeated="2"/>
          <table:table-cell table:formula="of:=(1+[.P4]/100)*(1+[.P4]/100)*1185" office:value-type="float" office:value="1268.17544625" calcext:value-type="float">
            <text:p>1268.18</text:p>
          </table:table-cell>
          <table:table-cell table:formula="of:=(1+[.P4]/100)*(1+[.P4]/100)*3366" office:value-type="float" office:value="3602.2603815" calcext:value-type="float">
            <text:p>3602.26</text:p>
          </table:table-cell>
          <table:table-cell table:formula="of:=[.G110]/1.2*0.2" office:value-type="float" office:value="211.362574375" calcext:value-type="float">
            <text:p>211.36</text:p>
          </table:table-cell>
          <table:table-cell table:formula="of:=[.H110]/1.18*0.18" office:value-type="float" office:value="549.497346330509" calcext:value-type="float">
            <text:p>549.50</text:p>
          </table:table-cell>
          <table:table-cell table:formula="of:=[.C110]*[.I110]" office:value-type="float" office:value="5284.064359375" calcext:value-type="float">
            <text:p>5284.06</text:p>
          </table:table-cell>
          <table:table-cell table:formula="of:=[.D110]*[.J110]" office:value-type="float" office:value="4945.47611697458" calcext:value-type="float">
            <text:p>4945.48</text:p>
          </table:table-cell>
          <table:table-cell table:formula="of:=[.K110]+[.L110]" office:value-type="float" office:value="10229.5404763496" calcext:value-type="float">
            <text:p>10229.54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Krzesła</text:p>
          </table:table-cell>
          <table:table-cell table:formula="of:=COM.MICROSOFT.CEILING.MATH(1/11*[.C106])" office:value-type="float" office:value="25" calcext:value-type="float">
            <text:p>25</text:p>
          </table:table-cell>
          <table:table-cell table:formula="of:=COM.MICROSOFT.CEILING.MATH(1/11*[.D106])" office:value-type="float" office:value="9" calcext:value-type="float">
            <text:p>9</text:p>
          </table:table-cell>
          <table:table-cell table:number-columns-repeated="2"/>
          <table:table-cell table:formula="of:=(1+[.P4]/100)*(1+[.P4]/100)*291" office:value-type="float" office:value="311.42536275" calcext:value-type="float">
            <text:p>311.43</text:p>
          </table:table-cell>
          <table:table-cell table:formula="of:=(1+[.P4]/100)*(1+[.P4]/100)*1236" office:value-type="float" office:value="1322.755149" calcext:value-type="float">
            <text:p>1322.76</text:p>
          </table:table-cell>
          <table:table-cell table:formula="of:=[.G111]/1.2*0.2" office:value-type="float" office:value="51.904227125" calcext:value-type="float">
            <text:p>51.90</text:p>
          </table:table-cell>
          <table:table-cell table:formula="of:=[.H111]/1.18*0.18" office:value-type="float" office:value="201.776209169491" calcext:value-type="float">
            <text:p>201.78</text:p>
          </table:table-cell>
          <table:table-cell table:formula="of:=[.C111]*[.I111]" office:value-type="float" office:value="1297.605678125" calcext:value-type="float">
            <text:p>1297.61</text:p>
          </table:table-cell>
          <table:table-cell table:formula="of:=[.D111]*[.J111]" office:value-type="float" office:value="1815.98588252542" calcext:value-type="float">
            <text:p>1815.99</text:p>
          </table:table-cell>
          <table:table-cell table:formula="of:=[.K111]+[.L111]" office:value-type="float" office:value="3113.59156065042" calcext:value-type="float">
            <text:p>3113.59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Stoliki kawowe</text:p>
          </table:table-cell>
          <table:table-cell table:formula="of:=COM.MICROSOFT.CEILING.MATH(1/11*[.C106])" office:value-type="float" office:value="25" calcext:value-type="float">
            <text:p>25</text:p>
          </table:table-cell>
          <table:table-cell table:formula="of:=COM.MICROSOFT.CEILING.MATH(1/11*[.D106])" office:value-type="float" office:value="9" calcext:value-type="float">
            <text:p>9</text:p>
          </table:table-cell>
          <table:table-cell table:number-columns-repeated="2"/>
          <table:table-cell table:formula="of:=(1+[.P4]/100)*(1+[.P4]/100)*474" office:value-type="float" office:value="507.2701785" calcext:value-type="float">
            <text:p>507.27</text:p>
          </table:table-cell>
          <table:table-cell table:formula="of:=(1+[.P4]/100)*(1+[.P4]/100)*2534" office:value-type="float" office:value="2711.8620935" calcext:value-type="float">
            <text:p>2711.86</text:p>
          </table:table-cell>
          <table:table-cell table:formula="of:=[.G112]/1.2*0.2" office:value-type="float" office:value="84.54502975" calcext:value-type="float">
            <text:p>84.55</text:p>
          </table:table-cell>
          <table:table-cell table:formula="of:=[.H112]/1.18*0.18" office:value-type="float" office:value="413.673878669492" calcext:value-type="float">
            <text:p>413.67</text:p>
          </table:table-cell>
          <table:table-cell table:formula="of:=[.C112]*[.I112]" office:value-type="float" office:value="2113.62574375" calcext:value-type="float">
            <text:p>2113.63</text:p>
          </table:table-cell>
          <table:table-cell table:formula="of:=[.D112]*[.J112]" office:value-type="float" office:value="3723.06490802542" calcext:value-type="float">
            <text:p>3723.06</text:p>
          </table:table-cell>
          <table:table-cell table:formula="of:=[.K112]+[.L112]" office:value-type="float" office:value="5836.69065177542" calcext:value-type="float">
            <text:p>5836.69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Sofy</text:p>
          </table:table-cell>
          <table:table-cell table:formula="of:=COM.MICROSOFT.CEILING.MATH(1/11*[.C106])" office:value-type="float" office:value="25" calcext:value-type="float">
            <text:p>25</text:p>
          </table:table-cell>
          <table:table-cell table:formula="of:=COM.MICROSOFT.CEILING.MATH(1/11*[.D106])" office:value-type="float" office:value="9" calcext:value-type="float">
            <text:p>9</text:p>
          </table:table-cell>
          <table:table-cell table:number-columns-repeated="2"/>
          <table:table-cell table:formula="of:=(1+[.P4]/100)*(1+[.P4]/100)*3729" office:value-type="float" office:value="3990.73944225" calcext:value-type="float">
            <text:p>3990.74</text:p>
          </table:table-cell>
          <table:table-cell table:formula="of:=(1+[.P4]/100)*(1+[.P4]/100)*9611" office:value-type="float" office:value="10285.59849275" calcext:value-type="float">
            <text:p>10285.60</text:p>
          </table:table-cell>
          <table:table-cell table:formula="of:=[.G113]/1.2*0.2" office:value-type="float" office:value="665.123240375" calcext:value-type="float">
            <text:p>665.12</text:p>
          </table:table-cell>
          <table:table-cell table:formula="of:=[.H113]/1.18*0.18" office:value-type="float" office:value="1568.98960058898" calcext:value-type="float">
            <text:p>1568.99</text:p>
          </table:table-cell>
          <table:table-cell table:formula="of:=[.C113]*[.I113]" office:value-type="float" office:value="16628.081009375" calcext:value-type="float">
            <text:p>16628.08</text:p>
          </table:table-cell>
          <table:table-cell table:formula="of:=[.D113]*[.J113]" office:value-type="float" office:value="14120.9064053008" calcext:value-type="float">
            <text:p>14120.91</text:p>
          </table:table-cell>
          <table:table-cell table:formula="of:=[.K113]+[.L113]" office:value-type="float" office:value="30748.9874146758" calcext:value-type="float">
            <text:p>30748.99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Fotele</text:p>
          </table:table-cell>
          <table:table-cell table:formula="of:=COM.MICROSOFT.CEILING.MATH(1/11*[.C106])" office:value-type="float" office:value="25" calcext:value-type="float">
            <text:p>25</text:p>
          </table:table-cell>
          <table:table-cell table:formula="of:=COM.MICROSOFT.CEILING.MATH(1/11*[.D106])" office:value-type="float" office:value="9" calcext:value-type="float">
            <text:p>9</text:p>
          </table:table-cell>
          <table:table-cell table:number-columns-repeated="2"/>
          <table:table-cell table:formula="of:=(1+[.P4]/100)*(1+[.P4]/100)*1058" office:value-type="float" office:value="1132.2612845" calcext:value-type="float">
            <text:p>1132.26</text:p>
          </table:table-cell>
          <table:table-cell table:formula="of:=(1+[.P4]/100)*(1+[.P4]/100)*2943" office:value-type="float" office:value="3149.56990575" calcext:value-type="float">
            <text:p>3149.57</text:p>
          </table:table-cell>
          <table:table-cell table:formula="of:=[.G114]/1.2*0.2" office:value-type="float" office:value="188.710214083333" calcext:value-type="float">
            <text:p>188.71</text:p>
          </table:table-cell>
          <table:table-cell table:formula="of:=[.H114]/1.18*0.18" office:value-type="float" office:value="480.442866978814" calcext:value-type="float">
            <text:p>480.44</text:p>
          </table:table-cell>
          <table:table-cell table:formula="of:=[.C114]*[.I114]" office:value-type="float" office:value="4717.75535208333" calcext:value-type="float">
            <text:p>4717.76</text:p>
          </table:table-cell>
          <table:table-cell table:formula="of:=[.D114]*[.J114]" office:value-type="float" office:value="4323.98580280932" calcext:value-type="float">
            <text:p>4323.99</text:p>
          </table:table-cell>
          <table:table-cell table:formula="of:=[.K114]+[.L114]" office:value-type="float" office:value="9041.74115489266" calcext:value-type="float">
            <text:p>9041.74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Szafki RTV</text:p>
          </table:table-cell>
          <table:table-cell table:formula="of:=COM.MICROSOFT.CEILING.MATH(1/11*[.C106])" office:value-type="float" office:value="25" calcext:value-type="float">
            <text:p>25</text:p>
          </table:table-cell>
          <table:table-cell table:formula="of:=COM.MICROSOFT.CEILING.MATH(1/11*[.D106])" office:value-type="float" office:value="9" calcext:value-type="float">
            <text:p>9</text:p>
          </table:table-cell>
          <table:table-cell table:number-columns-repeated="2"/>
          <table:table-cell table:formula="of:=(1+[.P4]/100)*(1+[.P4]/100)*643" office:value-type="float" office:value="688.13233075" calcext:value-type="float">
            <text:p>688.13</text:p>
          </table:table-cell>
          <table:table-cell table:formula="of:=(1+[.P4]/100)*(1+[.P4]/100)*3802" office:value-type="float" office:value="4068.8633305" calcext:value-type="float">
            <text:p>4068.86</text:p>
          </table:table-cell>
          <table:table-cell table:formula="of:=[.G115]/1.2*0.2" office:value-type="float" office:value="114.688721791667" calcext:value-type="float">
            <text:p>114.69</text:p>
          </table:table-cell>
          <table:table-cell table:formula="of:=[.H115]/1.18*0.18" office:value-type="float" office:value="620.674067364407" calcext:value-type="float">
            <text:p>620.67</text:p>
          </table:table-cell>
          <table:table-cell table:formula="of:=[.C115]*[.I115]" office:value-type="float" office:value="2867.21804479167" calcext:value-type="float">
            <text:p>2867.22</text:p>
          </table:table-cell>
          <table:table-cell table:formula="of:=[.D115]*[.J115]" office:value-type="float" office:value="5586.06660627966" calcext:value-type="float">
            <text:p>5586.07</text:p>
          </table:table-cell>
          <table:table-cell table:formula="of:=[.K115]+[.L115]" office:value-type="float" office:value="8453.28465107133" calcext:value-type="float">
            <text:p>8453.28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Regały</text:p>
          </table:table-cell>
          <table:table-cell table:formula="of:=COM.MICROSOFT.CEILING.MATH(1/11*[.C106])" office:value-type="float" office:value="25" calcext:value-type="float">
            <text:p>25</text:p>
          </table:table-cell>
          <table:table-cell table:formula="of:=COM.MICROSOFT.CEILING.MATH(1/11*[.D106])" office:value-type="float" office:value="9" calcext:value-type="float">
            <text:p>9</text:p>
          </table:table-cell>
          <table:table-cell table:number-columns-repeated="2"/>
          <table:table-cell office:value-type="float" office:value="408" calcext:value-type="float">
            <text:p>408.00</text:p>
          </table:table-cell>
          <table:table-cell table:formula="of:=(1+[.P4]/100)*(1+[.P4]/100)*2351" office:value-type="float" office:value="2516.01727775" calcext:value-type="float">
            <text:p>2516.02</text:p>
          </table:table-cell>
          <table:table-cell table:formula="of:=[.G116]/1.2*0.2" office:value-type="float" office:value="68" calcext:value-type="float">
            <text:p>68.00</text:p>
          </table:table-cell>
          <table:table-cell table:formula="of:=[.H116]/1.18*0.18" office:value-type="float" office:value="383.799245758475" calcext:value-type="float">
            <text:p>383.80</text:p>
          </table:table-cell>
          <table:table-cell table:formula="of:=[.C116]*[.I116]" office:value-type="float" office:value="1700" calcext:value-type="float">
            <text:p>1700.00</text:p>
          </table:table-cell>
          <table:table-cell table:formula="of:=[.D116]*[.J116]" office:value-type="float" office:value="3454.19321182627" calcext:value-type="float">
            <text:p>3454.19</text:p>
          </table:table-cell>
          <table:table-cell table:formula="of:=[.K116]+[.L116]" office:value-type="float" office:value="5154.19321182627" calcext:value-type="float">
            <text:p>5154.19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Biurka</text:p>
          </table:table-cell>
          <table:table-cell table:formula="of:=COM.MICROSOFT.CEILING.MATH(1/11*[.C106])" office:value-type="float" office:value="25" calcext:value-type="float">
            <text:p>25</text:p>
          </table:table-cell>
          <table:table-cell table:formula="of:=COM.MICROSOFT.CEILING.MATH(1/11*[.D106])" office:value-type="float" office:value="9" calcext:value-type="float">
            <text:p>9</text:p>
          </table:table-cell>
          <table:table-cell table:number-columns-repeated="2"/>
          <table:table-cell table:formula="of:=(1+[.P4]/100)*(1+[.P4]/100)*727" office:value-type="float" office:value="778.02831175" calcext:value-type="float">
            <text:p>778.03</text:p>
          </table:table-cell>
          <table:table-cell table:formula="of:=(1+[.P4]/100)*(1+[.P4]/100)*4318" office:value-type="float" office:value="4621.0814995" calcext:value-type="float">
            <text:p>4621.08</text:p>
          </table:table-cell>
          <table:table-cell table:formula="of:=[.G117]/1.2*0.2" office:value-type="float" office:value="129.671385291667" calcext:value-type="float">
            <text:p>129.67</text:p>
          </table:table-cell>
          <table:table-cell table:formula="of:=[.H117]/1.18*0.18" office:value-type="float" office:value="704.910737211864" calcext:value-type="float">
            <text:p>704.91</text:p>
          </table:table-cell>
          <table:table-cell table:formula="of:=[.C117]*[.I117]" office:value-type="float" office:value="3241.78463229167" calcext:value-type="float">
            <text:p>3241.78</text:p>
          </table:table-cell>
          <table:table-cell table:formula="of:=[.D117]*[.J117]" office:value-type="float" office:value="6344.19663490678" calcext:value-type="float">
            <text:p>6344.20</text:p>
          </table:table-cell>
          <table:table-cell table:formula="of:=[.K117]+[.L117]" office:value-type="float" office:value="9585.98126719845" calcext:value-type="float">
            <text:p>9585.98</text:p>
          </table:table-cell>
          <table:table-cell table:number-columns-repeated="3"/>
        </table:table-row>
        <table:table-row table:style-name="ro1" table:visibility="collapse">
          <table:table-cell table:style-name="Default"/>
          <table:table-cell table:style-name="ce6" office:value-type="string" calcext:value-type="string">
            <text:p>Razem</text:p>
          </table:table-cell>
          <table:table-cell table:style-name="ce6" table:formula="of:=[.E118]*0.75" office:value-type="float" office:value="357.75" calcext:value-type="float">
            <text:p>357.75</text:p>
          </table:table-cell>
          <table:table-cell table:style-name="ce6" table:formula="of:=[.E118]*0.25" office:value-type="float" office:value="119.25" calcext:value-type="float">
            <text:p>119.25</text:p>
          </table:table-cell>
          <table:table-cell table:style-name="ce6" table:formula="of:=7.95*[.O94]" office:value-type="float" office:value="477" calcext:value-type="float">
            <text:p>477</text:p>
          </table:table-cell>
          <table:table-cell table:style-name="ce6"/>
          <table:table-cell table:style-name="ce10" table:number-columns-repeated="4"/>
          <table:table-cell table:style-name="ce10" table:formula="of:=SUM([.K102];[.K106];[.K97])" office:value-type="float" office:value="58851.0131906667" calcext:value-type="float">
            <text:p>58851.01</text:p>
          </table:table-cell>
          <table:table-cell table:style-name="ce10" table:formula="of:=SUM([.L102];[.L106];[.L97])" office:value-type="float" office:value="80125.7244596695" calcext:value-type="float">
            <text:p>80125.72</text:p>
          </table:table-cell>
          <table:table-cell table:style-name="ce10" table:formula="of:=[.K118]+[.L118]" office:value-type="float" office:value="138976.737650336" calcext:value-type="float">
            <text:p>138976.74</text:p>
          </table:table-cell>
          <table:table-cell table:style-name="ce10"/>
          <table:table-cell table:number-columns-repeated="2"/>
        </table:table-row>
        <table:table-row table:style-name="ro1" table:visibility="collapse">
          <table:table-cell table:style-name="Default"/>
          <table:table-cell table:style-name="ce7" office:value-type="string" calcext:value-type="string">
            <text:p>Zaokraglone</text:p>
          </table:table-cell>
          <table:table-cell table:style-name="ce7" table:formula="of:=SUM([.C117];[.C116];[.C115];[.C114];[.C113];[.C112];[.C111];[.C110];[.C109];[.C108];[.C107];[.C105];[.C104];[.C103];[.C100];[.C101];[.C99];[.C98])" office:value-type="float" office:value="389" calcext:value-type="float">
            <text:p>389</text:p>
          </table:table-cell>
          <table:table-cell table:style-name="ce7" table:formula="of:=SUM([.D117];[.D116];[.D115];[.D114];[.D113];[.D112];[.D111];[.D110];[.D109];[.D108];[.D107];[.D105];[.D104];[.D103];[.D100];[.D101];[.D99];[.D98])" office:value-type="float" office:value="137" calcext:value-type="float">
            <text:p>137</text:p>
          </table:table-cell>
          <table:table-cell table:style-name="ce7" table:formula="of:=[.D119]+[.C119]" office:value-type="float" office:value="526" calcext:value-type="float">
            <text:p>526</text:p>
          </table:table-cell>
          <table:table-cell table:style-name="ce7"/>
          <table:table-cell table:style-name="ce21" table:number-columns-repeated="8"/>
          <table:table-cell table:number-columns-repeated="2"/>
        </table:table-row>
        <table:table-row table:style-name="ro1">
          <table:table-cell table:style-name="Default" table:number-columns-spanned="13" table:number-rows-spanned="1"/>
          <table:covered-table-cell table:number-columns-repeated="12" table:style-name="Default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3" table:number-rows-spanned="1">
            <text:p>Przychód bez podziału na kategorie</text:p>
          </table:table-cell>
          <table:covered-table-cell table:number-columns-repeated="12" table:style-name="Default"/>
          <table:table-cell table:style-name="Default"/>
          <table:table-cell table:number-columns-repeated="2"/>
        </table:table-row>
        <table:table-row table:style-name="ro1">
          <table:table-cell table:style-name="Default" table:number-columns-spanned="2" table:number-rows-spanned="2"/>
          <table:covered-table-cell table:style-name="Default"/>
          <table:table-cell table:style-name="ce2" office:value-type="string" calcext:value-type="string" table:number-columns-spanned="4" table:number-rows-spanned="1">
            <text:p>Ilość sztuk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1">
            <text:p>Cena średnia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Średni przychód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Przychód </text:p>
          </table:table-cell>
          <table:covered-table-cell table:number-columns-repeated="3" table:style-name="ce2"/>
          <table:table-cell table:number-columns-repeated="2"/>
        </table:table-row>
        <table:table-row table:style-name="ro1">
          <table:covered-table-cell table:style-name="ce2"/>
          <table:covered-table-cell/>
          <table:table-cell table:style-name="ce19" office:value-type="string" calcext:value-type="string">
            <text:p>Polska</text:p>
          </table:table-cell>
          <table:table-cell table:style-name="ce27" office:value-type="string" calcext:value-type="string">
            <text:p>Kanada</text:p>
          </table:table-cell>
          <table:table-cell table:style-name="ce2" office:value-type="string" calcext:value-type="string">
            <text:p>Razem</text:p>
          </table:table-cell>
          <table:table-cell table:style-name="ce2" office:value-type="string" calcext:value-type="string">
            <text:p>PL / CA [szt.]</text:p>
          </table:table-cell>
          <table:table-cell table:style-name="ce2" office:value-type="string" calcext:value-type="string">
            <text:p>Polska</text:p>
          </table:table-cell>
          <table:table-cell table:style-name="ce2" office:value-type="string" calcext:value-type="string">
            <text:p>Kanada</text:p>
          </table:table-cell>
          <table:table-cell table:style-name="ce2" office:value-type="string" calcext:value-type="string">
            <text:p>Polska</text:p>
          </table:table-cell>
          <table:table-cell table:style-name="ce2" office:value-type="string" calcext:value-type="string">
            <text:p>Kanada</text:p>
          </table:table-cell>
          <table:table-cell table:style-name="ce19" office:value-type="string" calcext:value-type="string">
            <text:p>Polska</text:p>
          </table:table-cell>
          <table:table-cell table:style-name="ce27" office:value-type="string" calcext:value-type="string">
            <text:p>Kanada</text:p>
          </table:table-cell>
          <table:table-cell table:style-name="ce39" office:value-type="string" calcext:value-type="string">
            <text:p>Razem m-c</text:p>
          </table:table-cell>
          <table:table-cell table:style-name="ce2" office:value-type="string" calcext:value-type="string">
            <text:p>Raze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zafy</text:p>
          </table:table-cell>
          <table:table-cell table:style-name="ce16" table:formula="of:=[.C98]+[.C107]" office:value-type="float" office:value="49" calcext:value-type="float">
            <text:p>49</text:p>
          </table:table-cell>
          <table:table-cell table:formula="of:=[.D98]+[.D107]" office:value-type="float" office:value="17" calcext:value-type="float">
            <text:p>17</text:p>
          </table:table-cell>
          <table:table-cell table:formula="of:=[.C124]+[.D124]" office:value-type="float" office:value="66" calcext:value-type="float">
            <text:p>66</text:p>
          </table:table-cell>
          <table:table-cell table:style-name="ce9" table:formula="of:=[.C124]/[.D124]" office:value-type="float" office:value="2.88235294117647" calcext:value-type="float">
            <text:p>2.88</text:p>
          </table:table-cell>
          <table:table-cell table:formula="of:=(1+[.P4]/100)*(1+[.P4]/100)*672" office:value-type="float" office:value="719.167848" calcext:value-type="float">
            <text:p>719.17</text:p>
          </table:table-cell>
          <table:table-cell table:formula="of:=(1+[.P4]/100)*(1+[.P4]/100)*3984" office:value-type="float" office:value="4263.637956" calcext:value-type="float">
            <text:p>4263.64</text:p>
          </table:table-cell>
          <table:table-cell table:formula="of:=[.G124]-[.G124]/1.2" office:value-type="float" office:value="119.861308" calcext:value-type="float">
            <text:p>119.86</text:p>
          </table:table-cell>
          <table:table-cell table:formula="of:=[.H124]/1.18*0.18" office:value-type="float" office:value="650.385450915254" calcext:value-type="float">
            <text:p>650.39</text:p>
          </table:table-cell>
          <table:table-cell table:style-name="ce22" table:formula="of:=[.C124]*[.I124]" office:value-type="float" office:value="5873.204092" calcext:value-type="float">
            <text:p>5873.20</text:p>
          </table:table-cell>
          <table:table-cell table:formula="of:=[.D124]*[.J124]" office:value-type="float" office:value="11056.5526655593" calcext:value-type="float">
            <text:p>11056.55</text:p>
          </table:table-cell>
          <table:table-cell table:style-name="ce33" table:formula="of:=([.K124]+[.L124])/12" office:value-type="float" office:value="1410.81306312994" calcext:value-type="float">
            <text:p>1410.81</text:p>
          </table:table-cell>
          <table:table-cell table:formula="of:=[.L124]+[.M124]" office:value-type="float" office:value="12467.3657286893" calcext:value-type="float">
            <text:p>12467.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zafki nocne</text:p>
          </table:table-cell>
          <table:table-cell table:style-name="ce16" table:formula="of:=[.C99]" office:value-type="float" office:value="24" calcext:value-type="float">
            <text:p>24</text:p>
          </table:table-cell>
          <table:table-cell table:formula="of:=[.D99]" office:value-type="float" office:value="8" calcext:value-type="float">
            <text:p>8</text:p>
          </table:table-cell>
          <table:table-cell table:formula="of:=[.C125]+[.D125]" office:value-type="float" office:value="32" calcext:value-type="float">
            <text:p>32</text:p>
          </table:table-cell>
          <table:table-cell table:style-name="ce9" table:formula="of:=[.C125]/[.D125]" office:value-type="float" office:value="3" calcext:value-type="float">
            <text:p>3.00</text:p>
          </table:table-cell>
          <table:table-cell table:formula="of:=(1+[.P4]/100)*(1+[.P4]/100)*229" office:value-type="float" office:value="245.07356725" calcext:value-type="float">
            <text:p>245.07</text:p>
          </table:table-cell>
          <table:table-cell table:formula="of:=(1+[.P4]/100)*(1+[.P4]/100)*1674" office:value-type="float" office:value="1791.4984785" calcext:value-type="float">
            <text:p>1791.50</text:p>
          </table:table-cell>
          <table:table-cell table:formula="of:=[.G125]-[.G125]/1.2" office:value-type="float" office:value="40.8455945416667" calcext:value-type="float">
            <text:p>40.85</text:p>
          </table:table-cell>
          <table:table-cell table:formula="of:=[.H125]/1.18*0.18" office:value-type="float" office:value="273.279428923729" calcext:value-type="float">
            <text:p>273.28</text:p>
          </table:table-cell>
          <table:table-cell table:style-name="ce22" table:formula="of:=[.C125]*[.I125]" office:value-type="float" office:value="980.294269" calcext:value-type="float">
            <text:p>980.29</text:p>
          </table:table-cell>
          <table:table-cell table:formula="of:=[.D125]*[.J125]" office:value-type="float" office:value="2186.23543138983" calcext:value-type="float">
            <text:p>2186.24</text:p>
          </table:table-cell>
          <table:table-cell table:style-name="ce33" table:formula="of:=([.K125]+[.L125])/12" office:value-type="float" office:value="263.877475032486" calcext:value-type="float">
            <text:p>263.88</text:p>
          </table:table-cell>
          <table:table-cell table:formula="of:=[.L125]+[.M125]" office:value-type="float" office:value="2450.11290642232" calcext:value-type="float">
            <text:p>2450.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omody</text:p>
          </table:table-cell>
          <table:table-cell table:style-name="ce16" table:formula="of:=[.C100]+[.C109]" office:value-type="float" office:value="49" calcext:value-type="float">
            <text:p>49</text:p>
          </table:table-cell>
          <table:table-cell table:formula="of:=[.D100]+[.D109]" office:value-type="float" office:value="17" calcext:value-type="float">
            <text:p>17</text:p>
          </table:table-cell>
          <table:table-cell table:formula="of:=[.C126]+[.D126]" office:value-type="float" office:value="66" calcext:value-type="float">
            <text:p>66</text:p>
          </table:table-cell>
          <table:table-cell table:style-name="ce9" table:formula="of:=[.C126]/[.D126]" office:value-type="float" office:value="2.88235294117647" calcext:value-type="float">
            <text:p>2.88</text:p>
          </table:table-cell>
          <table:table-cell table:formula="of:=(1+[.P4]/100)*(1+[.P4]/100)*384" office:value-type="float" office:value="410.953056" calcext:value-type="float">
            <text:p>410.95</text:p>
          </table:table-cell>
          <table:table-cell table:formula="of:=(1+[.P4]/100)*(1+[.P4]/100)*2613" office:value-type="float" office:value="2796.40712325" calcext:value-type="float">
            <text:p>2796.41</text:p>
          </table:table-cell>
          <table:table-cell table:formula="of:=[.G126]-[.G126]/1.2" office:value-type="float" office:value="68.492176" calcext:value-type="float">
            <text:p>68.49</text:p>
          </table:table-cell>
          <table:table-cell table:formula="of:=[.H126]/1.18*0.18" office:value-type="float" office:value="426.570578122881" calcext:value-type="float">
            <text:p>426.57</text:p>
          </table:table-cell>
          <table:table-cell table:style-name="ce22" table:formula="of:=[.C126]*[.I126]" office:value-type="float" office:value="3356.116624" calcext:value-type="float">
            <text:p>3356.12</text:p>
          </table:table-cell>
          <table:table-cell table:formula="of:=[.D126]*[.J126]" office:value-type="float" office:value="7251.69982808898" calcext:value-type="float">
            <text:p>7251.70</text:p>
          </table:table-cell>
          <table:table-cell table:style-name="ce33" table:formula="of:=([.K126]+[.L126])/12" office:value-type="float" office:value="883.984704340748" calcext:value-type="float">
            <text:p>883.98</text:p>
          </table:table-cell>
          <table:table-cell table:formula="of:=[.L126]+[.M126]" office:value-type="float" office:value="8135.68453242973" calcext:value-type="float">
            <text:p>8135.6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Łóżka</text:p>
          </table:table-cell>
          <table:table-cell table:style-name="ce16" table:formula="of:=[.C101]" office:value-type="float" office:value="24" calcext:value-type="float">
            <text:p>24</text:p>
          </table:table-cell>
          <table:table-cell table:formula="of:=[.D101]" office:value-type="float" office:value="8" calcext:value-type="float">
            <text:p>8</text:p>
          </table:table-cell>
          <table:table-cell table:formula="of:=[.C127]+[.D127]" office:value-type="float" office:value="32" calcext:value-type="float">
            <text:p>32</text:p>
          </table:table-cell>
          <table:table-cell table:style-name="ce9" table:formula="of:=[.C127]/[.D127]" office:value-type="float" office:value="3" calcext:value-type="float">
            <text:p>3.00</text:p>
          </table:table-cell>
          <table:table-cell table:formula="of:=(1+[.P4]/100)*(1+[.P4]/100)*1355" office:value-type="float" office:value="1450.10778875" calcext:value-type="float">
            <text:p>1450.11</text:p>
          </table:table-cell>
          <table:table-cell table:formula="of:=(1+[.P4]/100)*(1+[.P4]/100)*6145" office:value-type="float" office:value="6576.31908625" calcext:value-type="float">
            <text:p>6576.32</text:p>
          </table:table-cell>
          <table:table-cell table:formula="of:=[.G127]-[.G127]/1.2" office:value-type="float" office:value="241.684631458333" calcext:value-type="float">
            <text:p>241.68</text:p>
          </table:table-cell>
          <table:table-cell table:formula="of:=[.H127]/1.18*0.18" office:value-type="float" office:value="1003.16731824153" calcext:value-type="float">
            <text:p>1003.17</text:p>
          </table:table-cell>
          <table:table-cell table:style-name="ce22" table:formula="of:=[.C127]*[.I127]" office:value-type="float" office:value="5800.431155" calcext:value-type="float">
            <text:p>5800.43</text:p>
          </table:table-cell>
          <table:table-cell table:formula="of:=[.D127]*[.J127]" office:value-type="float" office:value="8025.3385459322" calcext:value-type="float">
            <text:p>8025.34</text:p>
          </table:table-cell>
          <table:table-cell table:style-name="ce33" table:formula="of:=([.K127]+[.L127])/12" office:value-type="float" office:value="1152.14747507768" calcext:value-type="float">
            <text:p>1152.15</text:p>
          </table:table-cell>
          <table:table-cell table:formula="of:=[.L127]+[.M127]" office:value-type="float" office:value="9177.48602100988" calcext:value-type="float">
            <text:p>9177.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zafki</text:p>
          </table:table-cell>
          <table:table-cell table:style-name="ce16" table:formula="of:=[.C103]+[.C108]" office:value-type="float" office:value="31" calcext:value-type="float">
            <text:p>31</text:p>
          </table:table-cell>
          <table:table-cell table:formula="of:=[.D103]+[.D108]" office:value-type="float" office:value="11" calcext:value-type="float">
            <text:p>11</text:p>
          </table:table-cell>
          <table:table-cell table:formula="of:=[.C128]+[.D128]" office:value-type="float" office:value="42" calcext:value-type="float">
            <text:p>42</text:p>
          </table:table-cell>
          <table:table-cell table:style-name="ce9" table:formula="of:=[.C128]/[.D128]" office:value-type="float" office:value="2.81818181818182" calcext:value-type="float">
            <text:p>2.82</text:p>
          </table:table-cell>
          <table:table-cell table:formula="of:=(1+[.P4]/100)*(1+[.P4]/100)*850" office:value-type="float" office:value="909.6617125" calcext:value-type="float">
            <text:p>909.66</text:p>
          </table:table-cell>
          <table:table-cell table:formula="of:=(1+[.P4]/100)*(1+[.P4]/100)*4700" office:value-type="float" office:value="5029.894175" calcext:value-type="float">
            <text:p>5029.89</text:p>
          </table:table-cell>
          <table:table-cell table:formula="of:=[.G128]/1.2*0.2" office:value-type="float" office:value="151.610285416667" calcext:value-type="float">
            <text:p>151.61</text:p>
          </table:table-cell>
          <table:table-cell table:formula="of:=[.H128]/1.18*0.18" office:value-type="float" office:value="767.27199279661" calcext:value-type="float">
            <text:p>767.27</text:p>
          </table:table-cell>
          <table:table-cell table:style-name="ce22" table:formula="of:=[.C128]*[.I128]" office:value-type="float" office:value="4699.91884791667" calcext:value-type="float">
            <text:p>4699.92</text:p>
          </table:table-cell>
          <table:table-cell table:formula="of:=[.D128]*[.J128]" office:value-type="float" office:value="8439.99192076271" calcext:value-type="float">
            <text:p>8439.99</text:p>
          </table:table-cell>
          <table:table-cell table:style-name="ce33" table:formula="of:=([.K128]+[.L128])/12" office:value-type="float" office:value="1094.99256405662" calcext:value-type="float">
            <text:p>1094.99</text:p>
          </table:table-cell>
          <table:table-cell table:formula="of:=[.L128]+[.M128]" office:value-type="float" office:value="9534.98448481932" calcext:value-type="float">
            <text:p>9534.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oły</text:p>
          </table:table-cell>
          <table:table-cell table:style-name="ce16" table:formula="of:=[.C110]+[.C104]" office:value-type="float" office:value="31" calcext:value-type="float">
            <text:p>31</text:p>
          </table:table-cell>
          <table:table-cell table:formula="of:=[.D110]+[.D104]" office:value-type="float" office:value="11" calcext:value-type="float">
            <text:p>11</text:p>
          </table:table-cell>
          <table:table-cell table:formula="of:=[.C129]+[.D129]" office:value-type="float" office:value="42" calcext:value-type="float">
            <text:p>42</text:p>
          </table:table-cell>
          <table:table-cell table:style-name="ce9" table:formula="of:=[.C129]/[.D129]" office:value-type="float" office:value="2.81818181818182" calcext:value-type="float">
            <text:p>2.82</text:p>
          </table:table-cell>
          <table:table-cell table:formula="of:=(1+[.P4]/100)*(1+[.P4]/100)*1185" office:value-type="float" office:value="1268.17544625" calcext:value-type="float">
            <text:p>1268.18</text:p>
          </table:table-cell>
          <table:table-cell table:formula="of:=(1+[.P4]/100)*(1+[.P4]/100)*3366" office:value-type="float" office:value="3602.2603815" calcext:value-type="float">
            <text:p>3602.26</text:p>
          </table:table-cell>
          <table:table-cell table:formula="of:=[.G129]/1.2*0.2" office:value-type="float" office:value="211.362574375" calcext:value-type="float">
            <text:p>211.36</text:p>
          </table:table-cell>
          <table:table-cell table:formula="of:=[.H129]/1.18*0.18" office:value-type="float" office:value="549.497346330509" calcext:value-type="float">
            <text:p>549.50</text:p>
          </table:table-cell>
          <table:table-cell table:style-name="ce22" table:formula="of:=[.C129]*[.I129]" office:value-type="float" office:value="6552.239805625" calcext:value-type="float">
            <text:p>6552.24</text:p>
          </table:table-cell>
          <table:table-cell table:formula="of:=[.D129]*[.J129]" office:value-type="float" office:value="6044.47080963559" calcext:value-type="float">
            <text:p>6044.47</text:p>
          </table:table-cell>
          <table:table-cell table:style-name="ce33" table:formula="of:=([.K129]+[.L129])/12" office:value-type="float" office:value="1049.72588460505" calcext:value-type="float">
            <text:p>1049.73</text:p>
          </table:table-cell>
          <table:table-cell table:formula="of:=[.L129]+[.M129]" office:value-type="float" office:value="7094.19669424064" calcext:value-type="float">
            <text:p>7094.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rzesła</text:p>
          </table:table-cell>
          <table:table-cell table:style-name="ce16" table:formula="of:=[.C111]+[.C105]" office:value-type="float" office:value="31" calcext:value-type="float">
            <text:p>31</text:p>
          </table:table-cell>
          <table:table-cell table:formula="of:=[.D111]+[.D105]" office:value-type="float" office:value="11" calcext:value-type="float">
            <text:p>11</text:p>
          </table:table-cell>
          <table:table-cell table:formula="of:=[.C130]+[.D130]" office:value-type="float" office:value="42" calcext:value-type="float">
            <text:p>42</text:p>
          </table:table-cell>
          <table:table-cell table:style-name="ce9" table:formula="of:=[.C130]/[.D130]" office:value-type="float" office:value="2.81818181818182" calcext:value-type="float">
            <text:p>2.82</text:p>
          </table:table-cell>
          <table:table-cell table:formula="of:=(1+[.P4]/100)*(1+[.P4]/100)*291" office:value-type="float" office:value="311.42536275" calcext:value-type="float">
            <text:p>311.43</text:p>
          </table:table-cell>
          <table:table-cell table:formula="of:=(1+[.P4]/100)*(1+[.P4]/100)*1236" office:value-type="float" office:value="1322.755149" calcext:value-type="float">
            <text:p>1322.76</text:p>
          </table:table-cell>
          <table:table-cell table:formula="of:=[.G130]/1.2*0.2" office:value-type="float" office:value="51.904227125" calcext:value-type="float">
            <text:p>51.90</text:p>
          </table:table-cell>
          <table:table-cell table:formula="of:=[.H130]/1.18*0.18" office:value-type="float" office:value="201.776209169491" calcext:value-type="float">
            <text:p>201.78</text:p>
          </table:table-cell>
          <table:table-cell table:style-name="ce22" table:formula="of:=[.C130]*[.I130]" office:value-type="float" office:value="1609.031040875" calcext:value-type="float">
            <text:p>1609.03</text:p>
          </table:table-cell>
          <table:table-cell table:formula="of:=[.D130]*[.J130]" office:value-type="float" office:value="2219.53830086441" calcext:value-type="float">
            <text:p>2219.54</text:p>
          </table:table-cell>
          <table:table-cell table:style-name="ce33" table:formula="of:=([.K130]+[.L130])/12" office:value-type="float" office:value="319.047445144951" calcext:value-type="float">
            <text:p>319.05</text:p>
          </table:table-cell>
          <table:table-cell table:formula="of:=[.L130]+[.M130]" office:value-type="float" office:value="2538.58574600936" calcext:value-type="float">
            <text:p>2538.5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oliki kawowe</text:p>
          </table:table-cell>
          <table:table-cell table:style-name="ce16" table:formula="of:=[.C112]" office:value-type="float" office:value="25" calcext:value-type="float">
            <text:p>25</text:p>
          </table:table-cell>
          <table:table-cell table:formula="of:=[.D112]" office:value-type="float" office:value="9" calcext:value-type="float">
            <text:p>9</text:p>
          </table:table-cell>
          <table:table-cell table:formula="of:=[.C131]+[.D131]" office:value-type="float" office:value="34" calcext:value-type="float">
            <text:p>34</text:p>
          </table:table-cell>
          <table:table-cell table:style-name="ce9" table:formula="of:=[.C131]/[.D131]" office:value-type="float" office:value="2.77777777777778" calcext:value-type="float">
            <text:p>2.78</text:p>
          </table:table-cell>
          <table:table-cell table:formula="of:=(1+[.P4]/100)*(1+[.P4]/100)*474" office:value-type="float" office:value="507.2701785" calcext:value-type="float">
            <text:p>507.27</text:p>
          </table:table-cell>
          <table:table-cell table:formula="of:=(1+[.P4]/100)*(1+[.P4]/100)*2534" office:value-type="float" office:value="2711.8620935" calcext:value-type="float">
            <text:p>2711.86</text:p>
          </table:table-cell>
          <table:table-cell table:formula="of:=[.G131]/1.2*0.2" office:value-type="float" office:value="84.54502975" calcext:value-type="float">
            <text:p>84.55</text:p>
          </table:table-cell>
          <table:table-cell table:formula="of:=[.H131]/1.18*0.18" office:value-type="float" office:value="413.673878669492" calcext:value-type="float">
            <text:p>413.67</text:p>
          </table:table-cell>
          <table:table-cell table:style-name="ce22" table:formula="of:=[.C131]*[.I131]" office:value-type="float" office:value="2113.62574375" calcext:value-type="float">
            <text:p>2113.63</text:p>
          </table:table-cell>
          <table:table-cell table:formula="of:=[.D131]*[.J131]" office:value-type="float" office:value="3723.06490802542" calcext:value-type="float">
            <text:p>3723.06</text:p>
          </table:table-cell>
          <table:table-cell table:style-name="ce33" table:formula="of:=([.K131]+[.L131])/12" office:value-type="float" office:value="486.390887647952" calcext:value-type="float">
            <text:p>486.39</text:p>
          </table:table-cell>
          <table:table-cell table:formula="of:=[.L131]+[.M131]" office:value-type="float" office:value="4209.45579567337" calcext:value-type="float">
            <text:p>4209.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fy</text:p>
          </table:table-cell>
          <table:table-cell table:style-name="ce16" table:formula="of:=[.C113]" office:value-type="float" office:value="25" calcext:value-type="float">
            <text:p>25</text:p>
          </table:table-cell>
          <table:table-cell table:formula="of:=[.D113]" office:value-type="float" office:value="9" calcext:value-type="float">
            <text:p>9</text:p>
          </table:table-cell>
          <table:table-cell table:formula="of:=[.C132]+[.D132]" office:value-type="float" office:value="34" calcext:value-type="float">
            <text:p>34</text:p>
          </table:table-cell>
          <table:table-cell table:style-name="ce9" table:formula="of:=[.C132]/[.D132]" office:value-type="float" office:value="2.77777777777778" calcext:value-type="float">
            <text:p>2.78</text:p>
          </table:table-cell>
          <table:table-cell table:formula="of:=(1+[.P4]/100)*(1+[.P4]/100)*3729" office:value-type="float" office:value="3990.73944225" calcext:value-type="float">
            <text:p>3990.74</text:p>
          </table:table-cell>
          <table:table-cell table:formula="of:=(1+[.P4]/100)*(1+[.P4]/100)*9611" office:value-type="float" office:value="10285.59849275" calcext:value-type="float">
            <text:p>10285.60</text:p>
          </table:table-cell>
          <table:table-cell table:formula="of:=[.G132]/1.2*0.2" office:value-type="float" office:value="665.123240375" calcext:value-type="float">
            <text:p>665.12</text:p>
          </table:table-cell>
          <table:table-cell table:formula="of:=[.H132]/1.18*0.18" office:value-type="float" office:value="1568.98960058898" calcext:value-type="float">
            <text:p>1568.99</text:p>
          </table:table-cell>
          <table:table-cell table:style-name="ce22" table:formula="of:=[.C132]*[.I132]" office:value-type="float" office:value="16628.081009375" calcext:value-type="float">
            <text:p>16628.08</text:p>
          </table:table-cell>
          <table:table-cell table:formula="of:=[.D132]*[.J132]" office:value-type="float" office:value="14120.9064053008" calcext:value-type="float">
            <text:p>14120.91</text:p>
          </table:table-cell>
          <table:table-cell table:style-name="ce33" table:formula="of:=([.K132]+[.L132])/12" office:value-type="float" office:value="2562.41561788965" calcext:value-type="float">
            <text:p>2562.42</text:p>
          </table:table-cell>
          <table:table-cell table:formula="of:=[.L132]+[.M132]" office:value-type="float" office:value="16683.3220231904" calcext:value-type="float">
            <text:p>16683.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tele</text:p>
          </table:table-cell>
          <table:table-cell table:style-name="ce16" table:formula="of:=[.C114]" office:value-type="float" office:value="25" calcext:value-type="float">
            <text:p>25</text:p>
          </table:table-cell>
          <table:table-cell table:formula="of:=[.D114]" office:value-type="float" office:value="9" calcext:value-type="float">
            <text:p>9</text:p>
          </table:table-cell>
          <table:table-cell table:formula="of:=[.C133]+[.D133]" office:value-type="float" office:value="34" calcext:value-type="float">
            <text:p>34</text:p>
          </table:table-cell>
          <table:table-cell table:style-name="ce9" table:formula="of:=[.C133]/[.D133]" office:value-type="float" office:value="2.77777777777778" calcext:value-type="float">
            <text:p>2.78</text:p>
          </table:table-cell>
          <table:table-cell table:formula="of:=(1+[.P4]/100)*(1+[.P4]/100)*1058" office:value-type="float" office:value="1132.2612845" calcext:value-type="float">
            <text:p>1132.26</text:p>
          </table:table-cell>
          <table:table-cell table:formula="of:=(1+[.P4]/100)*(1+[.P4]/100)*2943" office:value-type="float" office:value="3149.56990575" calcext:value-type="float">
            <text:p>3149.57</text:p>
          </table:table-cell>
          <table:table-cell table:formula="of:=[.G133]/1.2*0.2" office:value-type="float" office:value="188.710214083333" calcext:value-type="float">
            <text:p>188.71</text:p>
          </table:table-cell>
          <table:table-cell table:formula="of:=[.H133]/1.18*0.18" office:value-type="float" office:value="480.442866978814" calcext:value-type="float">
            <text:p>480.44</text:p>
          </table:table-cell>
          <table:table-cell table:style-name="ce22" table:formula="of:=[.C133]*[.I133]" office:value-type="float" office:value="4717.75535208333" calcext:value-type="float">
            <text:p>4717.76</text:p>
          </table:table-cell>
          <table:table-cell table:formula="of:=[.D133]*[.J133]" office:value-type="float" office:value="4323.98580280932" calcext:value-type="float">
            <text:p>4323.99</text:p>
          </table:table-cell>
          <table:table-cell table:style-name="ce33" table:formula="of:=([.K133]+[.L133])/12" office:value-type="float" office:value="753.478429574388" calcext:value-type="float">
            <text:p>753.48</text:p>
          </table:table-cell>
          <table:table-cell table:formula="of:=[.L133]+[.M133]" office:value-type="float" office:value="5077.46423238371" calcext:value-type="float">
            <text:p>5077.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zafki RTV</text:p>
          </table:table-cell>
          <table:table-cell table:style-name="ce16" table:formula="of:=[.C115]" office:value-type="float" office:value="25" calcext:value-type="float">
            <text:p>25</text:p>
          </table:table-cell>
          <table:table-cell table:formula="of:=[.D115]" office:value-type="float" office:value="9" calcext:value-type="float">
            <text:p>9</text:p>
          </table:table-cell>
          <table:table-cell table:formula="of:=[.C134]+[.D134]" office:value-type="float" office:value="34" calcext:value-type="float">
            <text:p>34</text:p>
          </table:table-cell>
          <table:table-cell table:style-name="ce9" table:formula="of:=[.C134]/[.D134]" office:value-type="float" office:value="2.77777777777778" calcext:value-type="float">
            <text:p>2.78</text:p>
          </table:table-cell>
          <table:table-cell table:formula="of:=(1+[.P4]/100)*(1+[.P4]/100)*643" office:value-type="float" office:value="688.13233075" calcext:value-type="float">
            <text:p>688.13</text:p>
          </table:table-cell>
          <table:table-cell table:formula="of:=(1+[.P4]/100)*(1+[.P4]/100)*3802" office:value-type="float" office:value="4068.8633305" calcext:value-type="float">
            <text:p>4068.86</text:p>
          </table:table-cell>
          <table:table-cell table:formula="of:=[.G134]/1.2*0.2" office:value-type="float" office:value="114.688721791667" calcext:value-type="float">
            <text:p>114.69</text:p>
          </table:table-cell>
          <table:table-cell table:formula="of:=[.H134]/1.18*0.18" office:value-type="float" office:value="620.674067364407" calcext:value-type="float">
            <text:p>620.67</text:p>
          </table:table-cell>
          <table:table-cell table:style-name="ce22" table:formula="of:=[.C134]*[.I134]" office:value-type="float" office:value="2867.21804479167" calcext:value-type="float">
            <text:p>2867.22</text:p>
          </table:table-cell>
          <table:table-cell table:formula="of:=[.D134]*[.J134]" office:value-type="float" office:value="5586.06660627966" calcext:value-type="float">
            <text:p>5586.07</text:p>
          </table:table-cell>
          <table:table-cell table:style-name="ce33" table:formula="of:=([.K134]+[.L134])/12" office:value-type="float" office:value="704.440387589278" calcext:value-type="float">
            <text:p>704.44</text:p>
          </table:table-cell>
          <table:table-cell table:formula="of:=[.L134]+[.M134]" office:value-type="float" office:value="6290.50699386894" calcext:value-type="float">
            <text:p>6290.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gały</text:p>
          </table:table-cell>
          <table:table-cell table:style-name="ce16" table:formula="of:=[.C116]" office:value-type="float" office:value="25" calcext:value-type="float">
            <text:p>25</text:p>
          </table:table-cell>
          <table:table-cell table:formula="of:=[.D116]" office:value-type="float" office:value="9" calcext:value-type="float">
            <text:p>9</text:p>
          </table:table-cell>
          <table:table-cell table:formula="of:=[.C135]+[.D135]" office:value-type="float" office:value="34" calcext:value-type="float">
            <text:p>34</text:p>
          </table:table-cell>
          <table:table-cell table:style-name="ce9" table:formula="of:=[.C135]/[.D135]" office:value-type="float" office:value="2.77777777777778" calcext:value-type="float">
            <text:p>2.78</text:p>
          </table:table-cell>
          <table:table-cell table:formula="of:=(1+[.P4]/100)*(1+[.P4]/100)*408" office:value-type="float" office:value="436.637622" calcext:value-type="float">
            <text:p>436.64</text:p>
          </table:table-cell>
          <table:table-cell table:formula="of:=(1+[.P4]/100)*(1+[.P4]/100)*2351" office:value-type="float" office:value="2516.01727775" calcext:value-type="float">
            <text:p>2516.02</text:p>
          </table:table-cell>
          <table:table-cell table:formula="of:=[.G135]/1.2*0.2" office:value-type="float" office:value="72.772937" calcext:value-type="float">
            <text:p>72.77</text:p>
          </table:table-cell>
          <table:table-cell table:formula="of:=[.H135]/1.18*0.18" office:value-type="float" office:value="383.799245758475" calcext:value-type="float">
            <text:p>383.80</text:p>
          </table:table-cell>
          <table:table-cell table:style-name="ce22" table:formula="of:=[.C135]*[.I135]" office:value-type="float" office:value="1819.323425" calcext:value-type="float">
            <text:p>1819.32</text:p>
          </table:table-cell>
          <table:table-cell table:formula="of:=[.D135]*[.J135]" office:value-type="float" office:value="3454.19321182627" calcext:value-type="float">
            <text:p>3454.19</text:p>
          </table:table-cell>
          <table:table-cell table:style-name="ce33" table:formula="of:=([.K135]+[.L135])/12" office:value-type="float" office:value="439.459719735523" calcext:value-type="float">
            <text:p>439.46</text:p>
          </table:table-cell>
          <table:table-cell table:formula="of:=[.L135]+[.M135]" office:value-type="float" office:value="3893.65293156179" calcext:value-type="float">
            <text:p>3893.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urka</text:p>
          </table:table-cell>
          <table:table-cell table:style-name="ce16" table:formula="of:=[.C117]" office:value-type="float" office:value="25" calcext:value-type="float">
            <text:p>25</text:p>
          </table:table-cell>
          <table:table-cell table:formula="of:=[.D117]" office:value-type="float" office:value="9" calcext:value-type="float">
            <text:p>9</text:p>
          </table:table-cell>
          <table:table-cell table:formula="of:=[.C136]+[.D136]" office:value-type="float" office:value="34" calcext:value-type="float">
            <text:p>34</text:p>
          </table:table-cell>
          <table:table-cell table:style-name="ce9" table:formula="of:=[.C136]/[.D136]" office:value-type="float" office:value="2.77777777777778" calcext:value-type="float">
            <text:p>2.78</text:p>
          </table:table-cell>
          <table:table-cell table:formula="of:=(1+[.P4]/100)*(1+[.P4]/100)*727" office:value-type="float" office:value="778.02831175" calcext:value-type="float">
            <text:p>778.03</text:p>
          </table:table-cell>
          <table:table-cell table:formula="of:=(1+[.P4]/100)*(1+[.P4]/100)*4318" office:value-type="float" office:value="4621.0814995" calcext:value-type="float">
            <text:p>4621.08</text:p>
          </table:table-cell>
          <table:table-cell table:formula="of:=[.G136]/1.2*0.2" office:value-type="float" office:value="129.671385291667" calcext:value-type="float">
            <text:p>129.67</text:p>
          </table:table-cell>
          <table:table-cell table:formula="of:=[.H136]/1.18*0.18" office:value-type="float" office:value="704.910737211864" calcext:value-type="float">
            <text:p>704.91</text:p>
          </table:table-cell>
          <table:table-cell table:style-name="ce22" table:formula="of:=[.C136]*[.I136]" office:value-type="float" office:value="3241.78463229167" calcext:value-type="float">
            <text:p>3241.78</text:p>
          </table:table-cell>
          <table:table-cell table:formula="of:=[.D136]*[.J136]" office:value-type="float" office:value="6344.19663490678" calcext:value-type="float">
            <text:p>6344.20</text:p>
          </table:table-cell>
          <table:table-cell table:style-name="ce33" table:formula="of:=([.K136]+[.L136])/12" office:value-type="float" office:value="798.831772266537" calcext:value-type="float">
            <text:p>798.83</text:p>
          </table:table-cell>
          <table:table-cell table:formula="of:=[.L136]+[.M136]" office:value-type="float" office:value="7143.02840717332" calcext:value-type="float">
            <text:p>7143.03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6" office:value-type="string" calcext:value-type="string">
            <text:p>Razem</text:p>
          </table:table-cell>
          <table:table-cell table:style-name="ce6" table:formula="of:=[.E137]*0.75" office:value-type="float" office:value="357.75" calcext:value-type="float">
            <text:p>357.75</text:p>
          </table:table-cell>
          <table:table-cell table:style-name="ce6" table:formula="of:=[.E137]*0.25" office:value-type="float" office:value="119.25" calcext:value-type="float">
            <text:p>119.25</text:p>
          </table:table-cell>
          <table:table-cell table:style-name="ce6" table:formula="of:=[.E118]" office:value-type="float" office:value="477" calcext:value-type="float">
            <text:p>477</text:p>
          </table:table-cell>
          <table:table-cell table:style-name="ce6" table:formula="of:=[.C137]/[.D137]" office:value-type="float" office:value="3" calcext:value-type="float">
            <text:p>3</text:p>
          </table:table-cell>
          <table:table-cell table:style-name="ce10" table:number-columns-repeated="4"/>
          <table:table-cell table:style-name="ce10" table:formula="of:=SUM([.K124:.K136])" office:value-type="float" office:value="60259.0240417083" calcext:value-type="float">
            <text:p>60259.02</text:p>
          </table:table-cell>
          <table:table-cell table:style-name="ce10" table:formula="of:=SUM([.L124:.L136])" office:value-type="float" office:value="82776.2410713813" calcext:value-type="float">
            <text:p>82776.24</text:p>
          </table:table-cell>
          <table:table-cell table:style-name="ce10" table:formula="of:=([.K137]+[.L137])/12" office:value-type="float" office:value="11919.6054260908" calcext:value-type="float">
            <text:p>11919.61</text:p>
          </table:table-cell>
          <table:table-cell table:style-name="ce10" table:formula="of:=[.L137]+[.M137]" office:value-type="float" office:value="94695.8464974721" calcext:value-type="float">
            <text:p>94695.85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7" office:value-type="string" calcext:value-type="string">
            <text:p>Zaokraglone</text:p>
          </table:table-cell>
          <table:table-cell table:style-name="ce7" table:formula="of:=SUM([.C124:.C136])" office:value-type="float" office:value="389" calcext:value-type="float">
            <text:p>389</text:p>
          </table:table-cell>
          <table:table-cell table:style-name="ce7" table:formula="of:=SUM([.D124:.D136])" office:value-type="float" office:value="137" calcext:value-type="float">
            <text:p>137</text:p>
          </table:table-cell>
          <table:table-cell table:style-name="ce7" table:formula="of:=[.C138]+[.D138]" office:value-type="float" office:value="526" calcext:value-type="float">
            <text:p>526</text:p>
          </table:table-cell>
          <table:table-cell table:style-name="ce7" table:number-columns-repeated="9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69pt" fo:page-height="595.45pt" style:num-format="1" style:print-orientation="landscape" style:scale-to-pages="3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00/00/0000</text:date>, <text:time style:data-style-name="N2" text:time-value="15:29:09.1661241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08:09:01.487834713</meta:creation-date>
    <dc:date>2017-05-13T15:29:32.855679132</dc:date>
    <meta:editing-duration>PT47M18S</meta:editing-duration>
    <meta:editing-cycles>12</meta:editing-cycles>
    <meta:generator>LibreOffice/5.3.1.2$Linux_X86_64 LibreOffice_project/30m0$Build-2</meta:generator>
    <meta:document-statistic meta:table-count="1" meta:cell-count="1325" meta:object-count="0"/>
  </office:meta>
</office:document-meta>
</file>